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1.829cm"/>
    </style:style>
    <style:style style:name="co3" style:family="table-column">
      <style:table-column-properties fo:break-before="auto" style:column-width="2.134cm"/>
    </style:style>
    <style:style style:name="co4" style:family="table-column">
      <style:table-column-properties fo:break-before="auto" style:column-width="2.161cm"/>
    </style:style>
    <style:style style:name="co5" style:family="table-column">
      <style:table-column-properties fo:break-before="auto" style:column-width="2.4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 office:value-type="string">
            <text:p>Mesure effectuee le 24/03/2014 a 15:32</text:p>
          </table:table-cell>
          <table:table-cell table:number-columns-repeated="1023"/>
        </table:table-row>
        <table:table-row table:style-name="ro2">
          <table:table-cell office:value-type="string">
            <text:p>frequence 100 millisecond multiple</text:p>
          </table:table-cell>
          <table:table-cell table:number-columns-repeated="1023"/>
        </table:table-row>
        <table:table-row table:style-name="ro1">
          <table:table-cell office:value-type="string">
            <text:p>section 0,29mm2</text:p>
          </table:table-cell>
          <table:table-cell table:number-columns-repeated="1023"/>
        </table:table-row>
        <table:table-row table:style-name="ro1">
          <table:table-cell office:value-type="string">
            <text:p>vitesse 0,1mm/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PERATEUR: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29">
            <text:p>0,2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9.009033">
            <text:p>239,00903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69313">
            <text:p>0,06931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6.855789">
            <text:p>236,85578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68688">
            <text:p>0,0686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6.855789">
            <text:p>236,85578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68688">
            <text:p>0,068688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9.009033">
            <text:p>239,00903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69313">
            <text:p>0,06931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9.009033">
            <text:p>239,009033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69313">
            <text:p>0,069313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70561">
            <text:p>0,07056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5.468735">
            <text:p>245,468735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071186">
            <text:p>0,07118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5.468735">
            <text:p>245,46873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071186">
            <text:p>0,071186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69937">
            <text:p>0,069937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69937">
            <text:p>0,069937</text:p>
          </table:table-cell>
          <table:table-cell office:value-type="float" office:value="-0.000588">
            <text:p>-0,000588</text:p>
          </table:table-cell>
          <table:table-cell table:number-columns-repeated="1019"/>
        </table:table-row>
        <table:table-row table:style-name="ro1">
          <table:table-cell office:value-type="float" office:value="241.162262">
            <text:p>241,16226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69937">
            <text:p>0,069937</text:p>
          </table:table-cell>
          <table:table-cell office:value-type="float" office:value="-0.000588">
            <text:p>-0,000588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70561">
            <text:p>0,070561</text:p>
          </table:table-cell>
          <table:table-cell office:value-type="float" office:value="-0.022647">
            <text:p>-0,022647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70561">
            <text:p>0,070561</text:p>
          </table:table-cell>
          <table:table-cell office:value-type="float" office:value="-0.041176">
            <text:p>-0,041176</text:p>
          </table:table-cell>
          <table:table-cell table:number-columns-repeated="1019"/>
        </table:table-row>
        <table:table-row table:style-name="ro1">
          <table:table-cell office:value-type="float" office:value="236.855789">
            <text:p>236,855789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68688">
            <text:p>0,068688</text:p>
          </table:table-cell>
          <table:table-cell office:value-type="float" office:value="-0.041176">
            <text:p>-0,041176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0561">
            <text:p>0,070561</text:p>
          </table:table-cell>
          <table:table-cell office:value-type="float" office:value="-0.06">
            <text:p>-0,06</text:p>
          </table:table-cell>
          <table:table-cell table:number-columns-repeated="1019"/>
        </table:table-row>
        <table:table-row table:style-name="ro1">
          <table:table-cell office:value-type="float" office:value="243.315506">
            <text:p>243,315506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070561">
            <text:p>0,070561</text:p>
          </table:table-cell>
          <table:table-cell office:value-type="float" office:value="-0.06">
            <text:p>-0,06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2435">
            <text:p>0,072435</text:p>
          </table:table-cell>
          <table:table-cell office:value-type="float" office:value="-0.079706">
            <text:p>-0,079706</text:p>
          </table:table-cell>
          <table:table-cell table:number-columns-repeated="1019"/>
        </table:table-row>
        <table:table-row table:style-name="ro1">
          <table:table-cell office:value-type="float" office:value="249.775208">
            <text:p>249,77520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2435">
            <text:p>0,072435</text:p>
          </table:table-cell>
          <table:table-cell office:value-type="float" office:value="-0.079706">
            <text:p>-0,079706</text:p>
          </table:table-cell>
          <table:table-cell table:number-columns-repeated="1019"/>
        </table:table-row>
        <table:table-row table:style-name="ro1">
          <table:table-cell office:value-type="float" office:value="251.928436">
            <text:p>251,92843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73059">
            <text:p>0,073059</text:p>
          </table:table-cell>
          <table:table-cell office:value-type="float" office:value="-0.099118">
            <text:p>-0,099118</text:p>
          </table:table-cell>
          <table:table-cell table:number-columns-repeated="1019"/>
        </table:table-row>
        <table:table-row table:style-name="ro1">
          <table:table-cell office:value-type="float" office:value="251.928436">
            <text:p>251,928436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073059">
            <text:p>0,073059</text:p>
          </table:table-cell>
          <table:table-cell office:value-type="float" office:value="-0.099118">
            <text:p>-0,099118</text:p>
          </table:table-cell>
          <table:table-cell table:number-columns-repeated="1019"/>
        </table:table-row>
        <table:table-row table:style-name="ro1">
          <table:table-cell office:value-type="float" office:value="251.928436">
            <text:p>251,928436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073059">
            <text:p>0,073059</text:p>
          </table:table-cell>
          <table:table-cell office:value-type="float" office:value="-0.118824">
            <text:p>-0,118824</text:p>
          </table:table-cell>
          <table:table-cell table:number-columns-repeated="1019"/>
        </table:table-row>
        <table:table-row table:style-name="ro1">
          <table:table-cell office:value-type="float" office:value="256.234894">
            <text:p>256,23489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74308">
            <text:p>0,074308</text:p>
          </table:table-cell>
          <table:table-cell office:value-type="float" office:value="-0.118824">
            <text:p>-0,118824</text:p>
          </table:table-cell>
          <table:table-cell table:number-columns-repeated="1019"/>
        </table:table-row>
        <table:table-row table:style-name="ro1">
          <table:table-cell office:value-type="float" office:value="262.694611">
            <text:p>262,694611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76181">
            <text:p>0,076181</text:p>
          </table:table-cell>
          <table:table-cell office:value-type="float" office:value="-0.137059">
            <text:p>-0,137059</text:p>
          </table:table-cell>
          <table:table-cell table:number-columns-repeated="1019"/>
        </table:table-row>
        <table:table-row table:style-name="ro1">
          <table:table-cell office:value-type="float" office:value="262.694611">
            <text:p>262,69461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76181">
            <text:p>0,076181</text:p>
          </table:table-cell>
          <table:table-cell office:value-type="float" office:value="-0.137059">
            <text:p>-0,137059</text:p>
          </table:table-cell>
          <table:table-cell table:number-columns-repeated="1019"/>
        </table:table-row>
        <table:table-row table:style-name="ro1">
          <table:table-cell office:value-type="float" office:value="260.541382">
            <text:p>260,541382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75557">
            <text:p>0,075557</text:p>
          </table:table-cell>
          <table:table-cell office:value-type="float" office:value="-0.158529">
            <text:p>-0,158529</text:p>
          </table:table-cell>
          <table:table-cell table:number-columns-repeated="1019"/>
        </table:table-row>
        <table:table-row table:style-name="ro1">
          <table:table-cell office:value-type="float" office:value="260.541382">
            <text:p>260,54138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75557">
            <text:p>0,075557</text:p>
          </table:table-cell>
          <table:table-cell office:value-type="float" office:value="-0.158529">
            <text:p>-0,158529</text:p>
          </table:table-cell>
          <table:table-cell table:number-columns-repeated="1019"/>
        </table:table-row>
        <table:table-row table:style-name="ro1">
          <table:table-cell office:value-type="float" office:value="267.001068">
            <text:p>267,00106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7743">
            <text:p>0,07743</text:p>
          </table:table-cell>
          <table:table-cell office:value-type="float" office:value="-0.177647">
            <text:p>-0,177647</text:p>
          </table:table-cell>
          <table:table-cell table:number-columns-repeated="1019"/>
        </table:table-row>
        <table:table-row table:style-name="ro1">
          <table:table-cell office:value-type="float" office:value="267.001068">
            <text:p>267,00106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7743">
            <text:p>0,07743</text:p>
          </table:table-cell>
          <table:table-cell office:value-type="float" office:value="-0.177647">
            <text:p>-0,177647</text:p>
          </table:table-cell>
          <table:table-cell table:number-columns-repeated="1019"/>
        </table:table-row>
        <table:table-row table:style-name="ro1">
          <table:table-cell office:value-type="float" office:value="269.154327">
            <text:p>269,15432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78055">
            <text:p>0,078055</text:p>
          </table:table-cell>
          <table:table-cell office:value-type="float" office:value="-0.198824">
            <text:p>-0,198824</text:p>
          </table:table-cell>
          <table:table-cell table:number-columns-repeated="1019"/>
        </table:table-row>
        <table:table-row table:style-name="ro1">
          <table:table-cell office:value-type="float" office:value="269.154327">
            <text:p>269,15432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78055">
            <text:p>0,078055</text:p>
          </table:table-cell>
          <table:table-cell office:value-type="float" office:value="-0.198824">
            <text:p>-0,198824</text:p>
          </table:table-cell>
          <table:table-cell table:number-columns-repeated="1019"/>
        </table:table-row>
        <table:table-row table:style-name="ro1">
          <table:table-cell office:value-type="float" office:value="273.460785">
            <text:p>273,46078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79304">
            <text:p>0,079304</text:p>
          </table:table-cell>
          <table:table-cell office:value-type="float" office:value="-0.218529">
            <text:p>-0,218529</text:p>
          </table:table-cell>
          <table:table-cell table:number-columns-repeated="1019"/>
        </table:table-row>
        <table:table-row table:style-name="ro1">
          <table:table-cell office:value-type="float" office:value="273.460785">
            <text:p>273,46078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79304">
            <text:p>0,079304</text:p>
          </table:table-cell>
          <table:table-cell office:value-type="float" office:value="-0.218529">
            <text:p>-0,218529</text:p>
          </table:table-cell>
          <table:table-cell table:number-columns-repeated="1019"/>
        </table:table-row>
        <table:table-row table:style-name="ro1">
          <table:table-cell office:value-type="float" office:value="277.767242">
            <text:p>277,76724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0553">
            <text:p>0,080553</text:p>
          </table:table-cell>
          <table:table-cell office:value-type="float" office:value="-0.237941">
            <text:p>-0,237941</text:p>
          </table:table-cell>
          <table:table-cell table:number-columns-repeated="1019"/>
        </table:table-row>
        <table:table-row table:style-name="ro1">
          <table:table-cell office:value-type="float" office:value="277.767242">
            <text:p>277,767242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80553">
            <text:p>0,080553</text:p>
          </table:table-cell>
          <table:table-cell office:value-type="float" office:value="-0.237941">
            <text:p>-0,237941</text:p>
          </table:table-cell>
          <table:table-cell table:number-columns-repeated="1019"/>
        </table:table-row>
        <table:table-row table:style-name="ro1">
          <table:table-cell office:value-type="float" office:value="282.07373">
            <text:p>282,07373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081801">
            <text:p>0,081801</text:p>
          </table:table-cell>
          <table:table-cell office:value-type="float" office:value="-0.256471">
            <text:p>-0,256471</text:p>
          </table:table-cell>
          <table:table-cell table:number-columns-repeated="1019"/>
        </table:table-row>
        <table:table-row table:style-name="ro1">
          <table:table-cell office:value-type="float" office:value="282.07373">
            <text:p>282,0737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1801">
            <text:p>0,081801</text:p>
          </table:table-cell>
          <table:table-cell office:value-type="float" office:value="-0.256471">
            <text:p>-0,256471</text:p>
          </table:table-cell>
          <table:table-cell table:number-columns-repeated="1019"/>
        </table:table-row>
        <table:table-row table:style-name="ro1">
          <table:table-cell office:value-type="float" office:value="284.226959">
            <text:p>284,22695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2426">
            <text:p>0,082426</text:p>
          </table:table-cell>
          <table:table-cell office:value-type="float" office:value="-0.277353">
            <text:p>-0,277353</text:p>
          </table:table-cell>
          <table:table-cell table:number-columns-repeated="1019"/>
        </table:table-row>
        <table:table-row table:style-name="ro1">
          <table:table-cell office:value-type="float" office:value="284.226959">
            <text:p>284,226959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82426">
            <text:p>0,082426</text:p>
          </table:table-cell>
          <table:table-cell office:value-type="float" office:value="-0.277353">
            <text:p>-0,277353</text:p>
          </table:table-cell>
          <table:table-cell table:number-columns-repeated="1019"/>
        </table:table-row>
        <table:table-row table:style-name="ro1">
          <table:table-cell office:value-type="float" office:value="286.380188">
            <text:p>286,38018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305">
            <text:p>0,08305</text:p>
          </table:table-cell>
          <table:table-cell office:value-type="float" office:value="-0.296471">
            <text:p>-0,296471</text:p>
          </table:table-cell>
          <table:table-cell table:number-columns-repeated="1019"/>
        </table:table-row>
        <table:table-row table:style-name="ro1">
          <table:table-cell office:value-type="float" office:value="286.380188">
            <text:p>286,380188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08305">
            <text:p>0,08305</text:p>
          </table:table-cell>
          <table:table-cell office:value-type="float" office:value="-0.296471">
            <text:p>-0,296471</text:p>
          </table:table-cell>
          <table:table-cell table:number-columns-repeated="1019"/>
        </table:table-row>
        <table:table-row table:style-name="ro1">
          <table:table-cell office:value-type="float" office:value="290.686646">
            <text:p>290,68664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84299">
            <text:p>0,084299</text:p>
          </table:table-cell>
          <table:table-cell office:value-type="float" office:value="-0.316471">
            <text:p>-0,316471</text:p>
          </table:table-cell>
          <table:table-cell table:number-columns-repeated="1019"/>
        </table:table-row>
        <table:table-row table:style-name="ro1">
          <table:table-cell office:value-type="float" office:value="290.686646">
            <text:p>290,68664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84299">
            <text:p>0,084299</text:p>
          </table:table-cell>
          <table:table-cell office:value-type="float" office:value="-0.316471">
            <text:p>-0,316471</text:p>
          </table:table-cell>
          <table:table-cell table:number-columns-repeated="1019"/>
        </table:table-row>
        <table:table-row table:style-name="ro1">
          <table:table-cell office:value-type="float" office:value="292.839905">
            <text:p>292,839905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084924">
            <text:p>0,084924</text:p>
          </table:table-cell>
          <table:table-cell office:value-type="float" office:value="-0.335588">
            <text:p>-0,335588</text:p>
          </table:table-cell>
          <table:table-cell table:number-columns-repeated="1019"/>
        </table:table-row>
        <table:table-row table:style-name="ro1">
          <table:table-cell office:value-type="float" office:value="292.839905">
            <text:p>292,83990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84924">
            <text:p>0,084924</text:p>
          </table:table-cell>
          <table:table-cell office:value-type="float" office:value="-0.335588">
            <text:p>-0,335588</text:p>
          </table:table-cell>
          <table:table-cell table:number-columns-repeated="1019"/>
        </table:table-row>
        <table:table-row table:style-name="ro1">
          <table:table-cell office:value-type="float" office:value="297.146362">
            <text:p>297,14636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86172">
            <text:p>0,086172</text:p>
          </table:table-cell>
          <table:table-cell office:value-type="float" office:value="-0.355882">
            <text:p>-0,355882</text:p>
          </table:table-cell>
          <table:table-cell table:number-columns-repeated="1019"/>
        </table:table-row>
        <table:table-row table:style-name="ro1">
          <table:table-cell office:value-type="float" office:value="297.146362">
            <text:p>297,14636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86172">
            <text:p>0,086172</text:p>
          </table:table-cell>
          <table:table-cell office:value-type="float" office:value="-0.355882">
            <text:p>-0,355882</text:p>
          </table:table-cell>
          <table:table-cell table:number-columns-repeated="1019"/>
        </table:table-row>
        <table:table-row table:style-name="ro1">
          <table:table-cell office:value-type="float" office:value="297.146362">
            <text:p>297,14636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86172">
            <text:p>0,086172</text:p>
          </table:table-cell>
          <table:table-cell office:value-type="float" office:value="-0.375588">
            <text:p>-0,375588</text:p>
          </table:table-cell>
          <table:table-cell table:number-columns-repeated="1019"/>
        </table:table-row>
        <table:table-row table:style-name="ro1">
          <table:table-cell office:value-type="float" office:value="297.146362">
            <text:p>297,14636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086172">
            <text:p>0,086172</text:p>
          </table:table-cell>
          <table:table-cell office:value-type="float" office:value="-0.375588">
            <text:p>-0,375588</text:p>
          </table:table-cell>
          <table:table-cell table:number-columns-repeated="1019"/>
        </table:table-row>
        <table:table-row table:style-name="ro1">
          <table:table-cell office:value-type="float" office:value="301.45282">
            <text:p>301,45282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087421">
            <text:p>0,087421</text:p>
          </table:table-cell>
          <table:table-cell office:value-type="float" office:value="-0.395588">
            <text:p>-0,395588</text:p>
          </table:table-cell>
          <table:table-cell table:number-columns-repeated="1019"/>
        </table:table-row>
        <table:table-row table:style-name="ro1">
          <table:table-cell office:value-type="float" office:value="301.45282">
            <text:p>301,4528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87421">
            <text:p>0,087421</text:p>
          </table:table-cell>
          <table:table-cell office:value-type="float" office:value="-0.395588">
            <text:p>-0,395588</text:p>
          </table:table-cell>
          <table:table-cell table:number-columns-repeated="1019"/>
        </table:table-row>
        <table:table-row table:style-name="ro1">
          <table:table-cell office:value-type="float" office:value="299.299591">
            <text:p>299,29959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86797">
            <text:p>0,086797</text:p>
          </table:table-cell>
          <table:table-cell office:value-type="float" office:value="-0.416176">
            <text:p>-0,416176</text:p>
          </table:table-cell>
          <table:table-cell table:number-columns-repeated="1019"/>
        </table:table-row>
        <table:table-row table:style-name="ro1">
          <table:table-cell office:value-type="float" office:value="299.299591">
            <text:p>299,29959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86797">
            <text:p>0,086797</text:p>
          </table:table-cell>
          <table:table-cell office:value-type="float" office:value="-0.416176">
            <text:p>-0,416176</text:p>
          </table:table-cell>
          <table:table-cell table:number-columns-repeated="1019"/>
        </table:table-row>
        <table:table-row table:style-name="ro1">
          <table:table-cell office:value-type="float" office:value="305.759308">
            <text:p>305,75930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8867">
            <text:p>0,08867</text:p>
          </table:table-cell>
          <table:table-cell office:value-type="float" office:value="-0.435">
            <text:p>-0,435</text:p>
          </table:table-cell>
          <table:table-cell table:number-columns-repeated="1019"/>
        </table:table-row>
        <table:table-row table:style-name="ro1">
          <table:table-cell office:value-type="float" office:value="305.759308">
            <text:p>305,75930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8867">
            <text:p>0,08867</text:p>
          </table:table-cell>
          <table:table-cell office:value-type="float" office:value="-0.435">
            <text:p>-0,435</text:p>
          </table:table-cell>
          <table:table-cell table:number-columns-repeated="1019"/>
        </table:table-row>
        <table:table-row table:style-name="ro1">
          <table:table-cell office:value-type="float" office:value="310.065765">
            <text:p>310,06576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089919">
            <text:p>0,089919</text:p>
          </table:table-cell>
          <table:table-cell office:value-type="float" office:value="-0.454706">
            <text:p>-0,454706</text:p>
          </table:table-cell>
          <table:table-cell table:number-columns-repeated="1019"/>
        </table:table-row>
        <table:table-row table:style-name="ro1">
          <table:table-cell office:value-type="float" office:value="310.065765">
            <text:p>310,06576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89919">
            <text:p>0,089919</text:p>
          </table:table-cell>
          <table:table-cell office:value-type="float" office:value="-0.454706">
            <text:p>-0,454706</text:p>
          </table:table-cell>
          <table:table-cell table:number-columns-repeated="1019"/>
        </table:table-row>
        <table:table-row table:style-name="ro1">
          <table:table-cell office:value-type="float" office:value="316.525482">
            <text:p>316,52548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91792">
            <text:p>0,091792</text:p>
          </table:table-cell>
          <table:table-cell office:value-type="float" office:value="-0.477353">
            <text:p>-0,477353</text:p>
          </table:table-cell>
          <table:table-cell table:number-columns-repeated="1019"/>
        </table:table-row>
        <table:table-row table:style-name="ro1">
          <table:table-cell office:value-type="float" office:value="316.525482">
            <text:p>316,52548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91792">
            <text:p>0,091792</text:p>
          </table:table-cell>
          <table:table-cell office:value-type="float" office:value="-0.477353">
            <text:p>-0,477353</text:p>
          </table:table-cell>
          <table:table-cell table:number-columns-repeated="1019"/>
        </table:table-row>
        <table:table-row table:style-name="ro1">
          <table:table-cell office:value-type="float" office:value="316.525482">
            <text:p>316,52548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091792">
            <text:p>0,091792</text:p>
          </table:table-cell>
          <table:table-cell office:value-type="float" office:value="-0.495">
            <text:p>-0,495</text:p>
          </table:table-cell>
          <table:table-cell table:number-columns-repeated="1019"/>
        </table:table-row>
        <table:table-row table:style-name="ro1">
          <table:table-cell office:value-type="float" office:value="316.525482">
            <text:p>316,525482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091792">
            <text:p>0,091792</text:p>
          </table:table-cell>
          <table:table-cell office:value-type="float" office:value="-0.495">
            <text:p>-0,495</text:p>
          </table:table-cell>
          <table:table-cell table:number-columns-repeated="1019"/>
        </table:table-row>
        <table:table-row table:style-name="ro1">
          <table:table-cell office:value-type="float" office:value="322.985168">
            <text:p>322,985168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093666">
            <text:p>0,093666</text:p>
          </table:table-cell>
          <table:table-cell office:value-type="float" office:value="-0.515294">
            <text:p>-0,515294</text:p>
          </table:table-cell>
          <table:table-cell table:number-columns-repeated="1019"/>
        </table:table-row>
        <table:table-row table:style-name="ro1">
          <table:table-cell office:value-type="float" office:value="322.985168">
            <text:p>322,98516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93666">
            <text:p>0,093666</text:p>
          </table:table-cell>
          <table:table-cell office:value-type="float" office:value="-0.515294">
            <text:p>-0,515294</text:p>
          </table:table-cell>
          <table:table-cell table:number-columns-repeated="1019"/>
        </table:table-row>
        <table:table-row table:style-name="ro1">
          <table:table-cell office:value-type="float" office:value="322.985168">
            <text:p>322,98516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93666">
            <text:p>0,093666</text:p>
          </table:table-cell>
          <table:table-cell office:value-type="float" office:value="-0.535588">
            <text:p>-0,535588</text:p>
          </table:table-cell>
          <table:table-cell table:number-columns-repeated="1019"/>
        </table:table-row>
        <table:table-row table:style-name="ro1">
          <table:table-cell office:value-type="float" office:value="322.985168">
            <text:p>322,98516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93666">
            <text:p>0,093666</text:p>
          </table:table-cell>
          <table:table-cell office:value-type="float" office:value="-0.535588">
            <text:p>-0,535588</text:p>
          </table:table-cell>
          <table:table-cell table:number-columns-repeated="1019"/>
        </table:table-row>
        <table:table-row table:style-name="ro1">
          <table:table-cell office:value-type="float" office:value="325.138397">
            <text:p>325,138397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09429">
            <text:p>0,09429</text:p>
          </table:table-cell>
          <table:table-cell office:value-type="float" office:value="-0.555">
            <text:p>-0,555</text:p>
          </table:table-cell>
          <table:table-cell table:number-columns-repeated="1019"/>
        </table:table-row>
        <table:table-row table:style-name="ro1">
          <table:table-cell office:value-type="float" office:value="325.138397">
            <text:p>325,13839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429">
            <text:p>0,09429</text:p>
          </table:table-cell>
          <table:table-cell office:value-type="float" office:value="-0.555">
            <text:p>-0,555</text:p>
          </table:table-cell>
          <table:table-cell table:number-columns-repeated="1019"/>
        </table:table-row>
        <table:table-row table:style-name="ro1">
          <table:table-cell office:value-type="float" office:value="329.444885">
            <text:p>329,44488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5539">
            <text:p>0,095539</text:p>
          </table:table-cell>
          <table:table-cell office:value-type="float" office:value="-0.574706">
            <text:p>-0,574706</text:p>
          </table:table-cell>
          <table:table-cell table:number-columns-repeated="1019"/>
        </table:table-row>
        <table:table-row table:style-name="ro1">
          <table:table-cell office:value-type="float" office:value="329.444885">
            <text:p>329,444885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95539">
            <text:p>0,095539</text:p>
          </table:table-cell>
          <table:table-cell office:value-type="float" office:value="-0.574706">
            <text:p>-0,574706</text:p>
          </table:table-cell>
          <table:table-cell table:number-columns-repeated="1019"/>
        </table:table-row>
        <table:table-row table:style-name="ro1">
          <table:table-cell office:value-type="float" office:value="333.751343">
            <text:p>333,751343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96788">
            <text:p>0,096788</text:p>
          </table:table-cell>
          <table:table-cell office:value-type="float" office:value="-0.595">
            <text:p>-0,595</text:p>
          </table:table-cell>
          <table:table-cell table:number-columns-repeated="1019"/>
        </table:table-row>
        <table:table-row table:style-name="ro1">
          <table:table-cell office:value-type="float" office:value="333.751343">
            <text:p>333,75134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6788">
            <text:p>0,096788</text:p>
          </table:table-cell>
          <table:table-cell office:value-type="float" office:value="-0.595">
            <text:p>-0,595</text:p>
          </table:table-cell>
          <table:table-cell table:number-columns-repeated="1019"/>
        </table:table-row>
        <table:table-row table:style-name="ro1">
          <table:table-cell office:value-type="float" office:value="340.21106">
            <text:p>340,211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098661">
            <text:p>0,098661</text:p>
          </table:table-cell>
          <table:table-cell office:value-type="float" office:value="-0.614706">
            <text:p>-0,614706</text:p>
          </table:table-cell>
          <table:table-cell table:number-columns-repeated="1019"/>
        </table:table-row>
        <table:table-row table:style-name="ro1">
          <table:table-cell office:value-type="float" office:value="340.21106">
            <text:p>340,2110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098661">
            <text:p>0,098661</text:p>
          </table:table-cell>
          <table:table-cell office:value-type="float" office:value="-0.614706">
            <text:p>-0,614706</text:p>
          </table:table-cell>
          <table:table-cell table:number-columns-repeated="1019"/>
        </table:table-row>
        <table:table-row table:style-name="ro1">
          <table:table-cell office:value-type="float" office:value="338.057831">
            <text:p>338,05783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098037">
            <text:p>0,098037</text:p>
          </table:table-cell>
          <table:table-cell office:value-type="float" office:value="-0.632647">
            <text:p>-0,632647</text:p>
          </table:table-cell>
          <table:table-cell table:number-columns-repeated="1019"/>
        </table:table-row>
        <table:table-row table:style-name="ro1">
          <table:table-cell office:value-type="float" office:value="338.057831">
            <text:p>338,05783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098037">
            <text:p>0,098037</text:p>
          </table:table-cell>
          <table:table-cell office:value-type="float" office:value="-0.651471">
            <text:p>-0,651471</text:p>
          </table:table-cell>
          <table:table-cell table:number-columns-repeated="1019"/>
        </table:table-row>
        <table:table-row table:style-name="ro1">
          <table:table-cell office:value-type="float" office:value="346.670746">
            <text:p>346,670746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100535">
            <text:p>0,100535</text:p>
          </table:table-cell>
          <table:table-cell office:value-type="float" office:value="-0.651471">
            <text:p>-0,651471</text:p>
          </table:table-cell>
          <table:table-cell table:number-columns-repeated="1019"/>
        </table:table-row>
        <table:table-row table:style-name="ro1">
          <table:table-cell office:value-type="float" office:value="346.670746">
            <text:p>346,67074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00535">
            <text:p>0,100535</text:p>
          </table:table-cell>
          <table:table-cell office:value-type="float" office:value="-0.671176">
            <text:p>-0,671176</text:p>
          </table:table-cell>
          <table:table-cell table:number-columns-repeated="1019"/>
        </table:table-row>
        <table:table-row table:style-name="ro1">
          <table:table-cell office:value-type="float" office:value="346.670746">
            <text:p>346,670746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100535">
            <text:p>0,100535</text:p>
          </table:table-cell>
          <table:table-cell office:value-type="float" office:value="-0.671176">
            <text:p>-0,671176</text:p>
          </table:table-cell>
          <table:table-cell table:number-columns-repeated="1019"/>
        </table:table-row>
        <table:table-row table:style-name="ro1">
          <table:table-cell office:value-type="float" office:value="346.670746">
            <text:p>346,67074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0535">
            <text:p>0,100535</text:p>
          </table:table-cell>
          <table:table-cell office:value-type="float" office:value="-0.690294">
            <text:p>-0,690294</text:p>
          </table:table-cell>
          <table:table-cell table:number-columns-repeated="1019"/>
        </table:table-row>
        <table:table-row table:style-name="ro1">
          <table:table-cell office:value-type="float" office:value="346.670746">
            <text:p>346,670746</text:p>
          </table:table-cell>
          <table:table-cell office:value-type="float" office:value="-0.003257">
            <text:p>-0,003257</text:p>
          </table:table-cell>
          <table:table-cell office:value-type="float" office:value="-0.003231">
            <text:p>-0,003231</text:p>
          </table:table-cell>
          <table:table-cell office:value-type="float" office:value="0.100535">
            <text:p>0,100535</text:p>
          </table:table-cell>
          <table:table-cell office:value-type="float" office:value="-0.690294">
            <text:p>-0,690294</text:p>
          </table:table-cell>
          <table:table-cell table:number-columns-repeated="1019"/>
        </table:table-row>
        <table:table-row table:style-name="ro1">
          <table:table-cell office:value-type="float" office:value="350.977234">
            <text:p>350,977234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01783">
            <text:p>0,101783</text:p>
          </table:table-cell>
          <table:table-cell office:value-type="float" office:value="-0.709412">
            <text:p>-0,709412</text:p>
          </table:table-cell>
          <table:table-cell table:number-columns-repeated="1019"/>
        </table:table-row>
        <table:table-row table:style-name="ro1">
          <table:table-cell office:value-type="float" office:value="350.977234">
            <text:p>350,97723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01783">
            <text:p>0,101783</text:p>
          </table:table-cell>
          <table:table-cell office:value-type="float" office:value="-0.709412">
            <text:p>-0,709412</text:p>
          </table:table-cell>
          <table:table-cell table:number-columns-repeated="1019"/>
        </table:table-row>
        <table:table-row table:style-name="ro1">
          <table:table-cell office:value-type="float" office:value="355.283691">
            <text:p>355,28369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03032">
            <text:p>0,103032</text:p>
          </table:table-cell>
          <table:table-cell office:value-type="float" office:value="-0.728235">
            <text:p>-0,728235</text:p>
          </table:table-cell>
          <table:table-cell table:number-columns-repeated="1019"/>
        </table:table-row>
        <table:table-row table:style-name="ro1">
          <table:table-cell office:value-type="float" office:value="355.283691">
            <text:p>355,283691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03032">
            <text:p>0,103032</text:p>
          </table:table-cell>
          <table:table-cell office:value-type="float" office:value="-0.728235">
            <text:p>-0,728235</text:p>
          </table:table-cell>
          <table:table-cell table:number-columns-repeated="1019"/>
        </table:table-row>
        <table:table-row table:style-name="ro1">
          <table:table-cell office:value-type="float" office:value="359.590149">
            <text:p>359,59014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4281">
            <text:p>0,104281</text:p>
          </table:table-cell>
          <table:table-cell office:value-type="float" office:value="-0.747353">
            <text:p>-0,747353</text:p>
          </table:table-cell>
          <table:table-cell table:number-columns-repeated="1019"/>
        </table:table-row>
        <table:table-row table:style-name="ro1">
          <table:table-cell office:value-type="float" office:value="359.590149">
            <text:p>359,59014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04281">
            <text:p>0,104281</text:p>
          </table:table-cell>
          <table:table-cell office:value-type="float" office:value="-0.747353">
            <text:p>-0,747353</text:p>
          </table:table-cell>
          <table:table-cell table:number-columns-repeated="1019"/>
        </table:table-row>
        <table:table-row table:style-name="ro1">
          <table:table-cell office:value-type="float" office:value="363.896637">
            <text:p>363,89663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0553">
            <text:p>0,10553</text:p>
          </table:table-cell>
          <table:table-cell office:value-type="float" office:value="-0.766765">
            <text:p>-0,766765</text:p>
          </table:table-cell>
          <table:table-cell table:number-columns-repeated="1019"/>
        </table:table-row>
        <table:table-row table:style-name="ro1">
          <table:table-cell office:value-type="float" office:value="363.896637">
            <text:p>363,896637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0553">
            <text:p>0,10553</text:p>
          </table:table-cell>
          <table:table-cell office:value-type="float" office:value="-0.766765">
            <text:p>-0,766765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07403">
            <text:p>0,107403</text:p>
          </table:table-cell>
          <table:table-cell office:value-type="float" office:value="-0.785588">
            <text:p>-0,785588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07403">
            <text:p>0,107403</text:p>
          </table:table-cell>
          <table:table-cell office:value-type="float" office:value="-0.785588">
            <text:p>-0,785588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07403">
            <text:p>0,107403</text:p>
          </table:table-cell>
          <table:table-cell office:value-type="float" office:value="-0.804706">
            <text:p>-0,804706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07403">
            <text:p>0,107403</text:p>
          </table:table-cell>
          <table:table-cell office:value-type="float" office:value="-0.804706">
            <text:p>-0,804706</text:p>
          </table:table-cell>
          <table:table-cell table:number-columns-repeated="1019"/>
        </table:table-row>
        <table:table-row table:style-name="ro1">
          <table:table-cell office:value-type="float" office:value="366.049866">
            <text:p>366,04986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06154">
            <text:p>0,106154</text:p>
          </table:table-cell>
          <table:table-cell office:value-type="float" office:value="-0.825">
            <text:p>-0,825</text:p>
          </table:table-cell>
          <table:table-cell table:number-columns-repeated="1019"/>
        </table:table-row>
        <table:table-row table:style-name="ro1">
          <table:table-cell office:value-type="float" office:value="366.049866">
            <text:p>366,04986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06154">
            <text:p>0,106154</text:p>
          </table:table-cell>
          <table:table-cell office:value-type="float" office:value="-0.825">
            <text:p>-0,825</text:p>
          </table:table-cell>
          <table:table-cell table:number-columns-repeated="1019"/>
        </table:table-row>
        <table:table-row table:style-name="ro1">
          <table:table-cell office:value-type="float" office:value="372.509583">
            <text:p>372,50958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08028">
            <text:p>0,108028</text:p>
          </table:table-cell>
          <table:table-cell office:value-type="float" office:value="-0.844706">
            <text:p>-0,844706</text:p>
          </table:table-cell>
          <table:table-cell table:number-columns-repeated="1019"/>
        </table:table-row>
        <table:table-row table:style-name="ro1">
          <table:table-cell office:value-type="float" office:value="372.509583">
            <text:p>372,50958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8028">
            <text:p>0,108028</text:p>
          </table:table-cell>
          <table:table-cell office:value-type="float" office:value="-0.844706">
            <text:p>-0,844706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07403">
            <text:p>0,107403</text:p>
          </table:table-cell>
          <table:table-cell office:value-type="float" office:value="-0.864118">
            <text:p>-0,864118</text:p>
          </table:table-cell>
          <table:table-cell table:number-columns-repeated="1019"/>
        </table:table-row>
        <table:table-row table:style-name="ro1">
          <table:table-cell office:value-type="float" office:value="370.356323">
            <text:p>370,35632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07403">
            <text:p>0,107403</text:p>
          </table:table-cell>
          <table:table-cell office:value-type="float" office:value="-0.864118">
            <text:p>-0,864118</text:p>
          </table:table-cell>
          <table:table-cell table:number-columns-repeated="1019"/>
        </table:table-row>
        <table:table-row table:style-name="ro1">
          <table:table-cell office:value-type="float" office:value="378.969269">
            <text:p>378,96926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09901">
            <text:p>0,109901</text:p>
          </table:table-cell>
          <table:table-cell office:value-type="float" office:value="-0.883235">
            <text:p>-0,883235</text:p>
          </table:table-cell>
          <table:table-cell table:number-columns-repeated="1019"/>
        </table:table-row>
        <table:table-row table:style-name="ro1">
          <table:table-cell office:value-type="float" office:value="378.969269">
            <text:p>378,96926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09901">
            <text:p>0,109901</text:p>
          </table:table-cell>
          <table:table-cell office:value-type="float" office:value="-0.883235">
            <text:p>-0,883235</text:p>
          </table:table-cell>
          <table:table-cell table:number-columns-repeated="1019"/>
        </table:table-row>
        <table:table-row table:style-name="ro1">
          <table:table-cell office:value-type="float" office:value="378.969269">
            <text:p>378,969269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09901">
            <text:p>0,109901</text:p>
          </table:table-cell>
          <table:table-cell office:value-type="float" office:value="-0.902647">
            <text:p>-0,902647</text:p>
          </table:table-cell>
          <table:table-cell table:number-columns-repeated="1019"/>
        </table:table-row>
        <table:table-row table:style-name="ro1">
          <table:table-cell office:value-type="float" office:value="378.969269">
            <text:p>378,96926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09901">
            <text:p>0,109901</text:p>
          </table:table-cell>
          <table:table-cell office:value-type="float" office:value="-0.921176">
            <text:p>-0,921176</text:p>
          </table:table-cell>
          <table:table-cell table:number-columns-repeated="1019"/>
        </table:table-row>
        <table:table-row table:style-name="ro1">
          <table:table-cell office:value-type="float" office:value="387.582214">
            <text:p>387,58221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12399">
            <text:p>0,112399</text:p>
          </table:table-cell>
          <table:table-cell office:value-type="float" office:value="-0.921176">
            <text:p>-0,921176</text:p>
          </table:table-cell>
          <table:table-cell table:number-columns-repeated="1019"/>
        </table:table-row>
        <table:table-row table:style-name="ro1">
          <table:table-cell office:value-type="float" office:value="389.735443">
            <text:p>389,73544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13023">
            <text:p>0,113023</text:p>
          </table:table-cell>
          <table:table-cell office:value-type="float" office:value="-0.94">
            <text:p>-0,94</text:p>
          </table:table-cell>
          <table:table-cell table:number-columns-repeated="1019"/>
        </table:table-row>
        <table:table-row table:style-name="ro1">
          <table:table-cell office:value-type="float" office:value="389.735443">
            <text:p>389,73544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13023">
            <text:p>0,113023</text:p>
          </table:table-cell>
          <table:table-cell office:value-type="float" office:value="-0.94">
            <text:p>-0,94</text:p>
          </table:table-cell>
          <table:table-cell table:number-columns-repeated="1019"/>
        </table:table-row>
        <table:table-row table:style-name="ro1">
          <table:table-cell office:value-type="float" office:value="394.041901">
            <text:p>394,04190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14272">
            <text:p>0,114272</text:p>
          </table:table-cell>
          <table:table-cell office:value-type="float" office:value="-0.959118">
            <text:p>-0,959118</text:p>
          </table:table-cell>
          <table:table-cell table:number-columns-repeated="1019"/>
        </table:table-row>
        <table:table-row table:style-name="ro1">
          <table:table-cell office:value-type="float" office:value="394.041901">
            <text:p>394,04190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14272">
            <text:p>0,114272</text:p>
          </table:table-cell>
          <table:table-cell office:value-type="float" office:value="-0.959118">
            <text:p>-0,959118</text:p>
          </table:table-cell>
          <table:table-cell table:number-columns-repeated="1019"/>
        </table:table-row>
        <table:table-row table:style-name="ro1">
          <table:table-cell office:value-type="float" office:value="396.19516">
            <text:p>396,1951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14897">
            <text:p>0,114897</text:p>
          </table:table-cell>
          <table:table-cell office:value-type="float" office:value="-0.978529">
            <text:p>-0,978529</text:p>
          </table:table-cell>
          <table:table-cell table:number-columns-repeated="1019"/>
        </table:table-row>
        <table:table-row table:style-name="ro1">
          <table:table-cell office:value-type="float" office:value="396.19516">
            <text:p>396,1951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14897">
            <text:p>0,114897</text:p>
          </table:table-cell>
          <table:table-cell office:value-type="float" office:value="-0.978529">
            <text:p>-0,978529</text:p>
          </table:table-cell>
          <table:table-cell table:number-columns-repeated="1019"/>
        </table:table-row>
        <table:table-row table:style-name="ro1">
          <table:table-cell office:value-type="float" office:value="396.19516">
            <text:p>396,19516</text:p>
          </table:table-cell>
          <table:table-cell office:value-type="float" office:value="-0.003265">
            <text:p>-0,003265</text:p>
          </table:table-cell>
          <table:table-cell office:value-type="float" office:value="-0.003226">
            <text:p>-0,003226</text:p>
          </table:table-cell>
          <table:table-cell office:value-type="float" office:value="0.114897">
            <text:p>0,114897</text:p>
          </table:table-cell>
          <table:table-cell office:value-type="float" office:value="-0.997647">
            <text:p>-0,997647</text:p>
          </table:table-cell>
          <table:table-cell table:number-columns-repeated="1019"/>
        </table:table-row>
        <table:table-row table:style-name="ro1">
          <table:table-cell office:value-type="float" office:value="396.19516">
            <text:p>396,1951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14897">
            <text:p>0,114897</text:p>
          </table:table-cell>
          <table:table-cell office:value-type="float" office:value="-0.997647">
            <text:p>-0,997647</text:p>
          </table:table-cell>
          <table:table-cell table:number-columns-repeated="1019"/>
        </table:table-row>
        <table:table-row table:style-name="ro1">
          <table:table-cell office:value-type="float" office:value="402.654846">
            <text:p>402,65484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1677">
            <text:p>0,11677</text:p>
          </table:table-cell>
          <table:table-cell office:value-type="float" office:value="-1.016471">
            <text:p>-1,016471</text:p>
          </table:table-cell>
          <table:table-cell table:number-columns-repeated="1019"/>
        </table:table-row>
        <table:table-row table:style-name="ro1">
          <table:table-cell office:value-type="float" office:value="402.654846">
            <text:p>402,65484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1677">
            <text:p>0,11677</text:p>
          </table:table-cell>
          <table:table-cell office:value-type="float" office:value="-1.016471">
            <text:p>-1,016471</text:p>
          </table:table-cell>
          <table:table-cell table:number-columns-repeated="1019"/>
        </table:table-row>
        <table:table-row table:style-name="ro1">
          <table:table-cell office:value-type="float" office:value="400.501617">
            <text:p>400,5016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16145">
            <text:p>0,116145</text:p>
          </table:table-cell>
          <table:table-cell office:value-type="float" office:value="-1.037353">
            <text:p>-1,037353</text:p>
          </table:table-cell>
          <table:table-cell table:number-columns-repeated="1019"/>
        </table:table-row>
        <table:table-row table:style-name="ro1">
          <table:table-cell office:value-type="float" office:value="400.501617">
            <text:p>400,50161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16145">
            <text:p>0,116145</text:p>
          </table:table-cell>
          <table:table-cell office:value-type="float" office:value="-1.037353">
            <text:p>-1,037353</text:p>
          </table:table-cell>
          <table:table-cell table:number-columns-repeated="1019"/>
        </table:table-row>
        <table:table-row table:style-name="ro1">
          <table:table-cell office:value-type="float" office:value="406.961334">
            <text:p>406,96133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18019">
            <text:p>0,118019</text:p>
          </table:table-cell>
          <table:table-cell office:value-type="float" office:value="-1.056471">
            <text:p>-1,056471</text:p>
          </table:table-cell>
          <table:table-cell table:number-columns-repeated="1019"/>
        </table:table-row>
        <table:table-row table:style-name="ro1">
          <table:table-cell office:value-type="float" office:value="406.961334">
            <text:p>406,96133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18019">
            <text:p>0,118019</text:p>
          </table:table-cell>
          <table:table-cell office:value-type="float" office:value="-1.056471">
            <text:p>-1,056471</text:p>
          </table:table-cell>
          <table:table-cell table:number-columns-repeated="1019"/>
        </table:table-row>
        <table:table-row table:style-name="ro1">
          <table:table-cell office:value-type="float" office:value="411.267792">
            <text:p>411,267792</text:p>
          </table:table-cell>
          <table:table-cell office:value-type="float" office:value="-0.003259">
            <text:p>-0,003259</text:p>
          </table:table-cell>
          <table:table-cell office:value-type="float" office:value="-0.003232">
            <text:p>-0,003232</text:p>
          </table:table-cell>
          <table:table-cell office:value-type="float" office:value="0.119268">
            <text:p>0,119268</text:p>
          </table:table-cell>
          <table:table-cell office:value-type="float" office:value="-1.075882">
            <text:p>-1,075882</text:p>
          </table:table-cell>
          <table:table-cell table:number-columns-repeated="1019"/>
        </table:table-row>
        <table:table-row table:style-name="ro1">
          <table:table-cell office:value-type="float" office:value="411.267792">
            <text:p>411,267792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19268">
            <text:p>0,119268</text:p>
          </table:table-cell>
          <table:table-cell office:value-type="float" office:value="-1.075882">
            <text:p>-1,075882</text:p>
          </table:table-cell>
          <table:table-cell table:number-columns-repeated="1019"/>
        </table:table-row>
        <table:table-row table:style-name="ro1">
          <table:table-cell office:value-type="float" office:value="413.421021">
            <text:p>413,421021</text:p>
          </table:table-cell>
          <table:table-cell office:value-type="float" office:value="-0.00326">
            <text:p>-0,00326</text:p>
          </table:table-cell>
          <table:table-cell office:value-type="float" office:value="-0.003224">
            <text:p>-0,003224</text:p>
          </table:table-cell>
          <table:table-cell office:value-type="float" office:value="0.119892">
            <text:p>0,119892</text:p>
          </table:table-cell>
          <table:table-cell office:value-type="float" office:value="-1.094412">
            <text:p>-1,094412</text:p>
          </table:table-cell>
          <table:table-cell table:number-columns-repeated="1019"/>
        </table:table-row>
        <table:table-row table:style-name="ro1">
          <table:table-cell office:value-type="float" office:value="413.421021">
            <text:p>413,421021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19892">
            <text:p>0,119892</text:p>
          </table:table-cell>
          <table:table-cell office:value-type="float" office:value="-1.094412">
            <text:p>-1,094412</text:p>
          </table:table-cell>
          <table:table-cell table:number-columns-repeated="1019"/>
        </table:table-row>
        <table:table-row table:style-name="ro1">
          <table:table-cell office:value-type="float" office:value="419.880737">
            <text:p>419,88073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21765">
            <text:p>0,121765</text:p>
          </table:table-cell>
          <table:table-cell office:value-type="float" office:value="-1.114412">
            <text:p>-1,114412</text:p>
          </table:table-cell>
          <table:table-cell table:number-columns-repeated="1019"/>
        </table:table-row>
        <table:table-row table:style-name="ro1">
          <table:table-cell office:value-type="float" office:value="419.880737">
            <text:p>419,88073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21765">
            <text:p>0,121765</text:p>
          </table:table-cell>
          <table:table-cell office:value-type="float" office:value="-1.114412">
            <text:p>-1,114412</text:p>
          </table:table-cell>
          <table:table-cell table:number-columns-repeated="1019"/>
        </table:table-row>
        <table:table-row table:style-name="ro1">
          <table:table-cell office:value-type="float" office:value="419.880737">
            <text:p>419,880737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21765">
            <text:p>0,121765</text:p>
          </table:table-cell>
          <table:table-cell office:value-type="float" office:value="-1.135">
            <text:p>-1,135</text:p>
          </table:table-cell>
          <table:table-cell table:number-columns-repeated="1019"/>
        </table:table-row>
        <table:table-row table:style-name="ro1">
          <table:table-cell office:value-type="float" office:value="419.880737">
            <text:p>419,880737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21765">
            <text:p>0,121765</text:p>
          </table:table-cell>
          <table:table-cell office:value-type="float" office:value="-1.135">
            <text:p>-1,135</text:p>
          </table:table-cell>
          <table:table-cell table:number-columns-repeated="1019"/>
        </table:table-row>
        <table:table-row table:style-name="ro1">
          <table:table-cell office:value-type="float" office:value="417.727509">
            <text:p>417,72750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21141">
            <text:p>0,121141</text:p>
          </table:table-cell>
          <table:table-cell office:value-type="float" office:value="-1.154706">
            <text:p>-1,154706</text:p>
          </table:table-cell>
          <table:table-cell table:number-columns-repeated="1019"/>
        </table:table-row>
        <table:table-row table:style-name="ro1">
          <table:table-cell office:value-type="float" office:value="417.727509">
            <text:p>417,72750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21141">
            <text:p>0,121141</text:p>
          </table:table-cell>
          <table:table-cell office:value-type="float" office:value="-1.154706">
            <text:p>-1,154706</text:p>
          </table:table-cell>
          <table:table-cell table:number-columns-repeated="1019"/>
        </table:table-row>
        <table:table-row table:style-name="ro1">
          <table:table-cell office:value-type="float" office:value="426.340424">
            <text:p>426,340424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23639">
            <text:p>0,123639</text:p>
          </table:table-cell>
          <table:table-cell office:value-type="float" office:value="-1.173823">
            <text:p>-1,173823</text:p>
          </table:table-cell>
          <table:table-cell table:number-columns-repeated="1019"/>
        </table:table-row>
        <table:table-row table:style-name="ro1">
          <table:table-cell office:value-type="float" office:value="426.340424">
            <text:p>426,34042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23639">
            <text:p>0,123639</text:p>
          </table:table-cell>
          <table:table-cell office:value-type="float" office:value="-1.173823">
            <text:p>-1,173823</text:p>
          </table:table-cell>
          <table:table-cell table:number-columns-repeated="1019"/>
        </table:table-row>
        <table:table-row table:style-name="ro1">
          <table:table-cell office:value-type="float" office:value="428.493652">
            <text:p>428,49365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24263">
            <text:p>0,124263</text:p>
          </table:table-cell>
          <table:table-cell office:value-type="float" office:value="-1.195">
            <text:p>-1,195</text:p>
          </table:table-cell>
          <table:table-cell table:number-columns-repeated="1019"/>
        </table:table-row>
        <table:table-row table:style-name="ro1">
          <table:table-cell office:value-type="float" office:value="428.493652">
            <text:p>428,49365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24263">
            <text:p>0,124263</text:p>
          </table:table-cell>
          <table:table-cell office:value-type="float" office:value="-1.195">
            <text:p>-1,195</text:p>
          </table:table-cell>
          <table:table-cell table:number-columns-repeated="1019"/>
        </table:table-row>
        <table:table-row table:style-name="ro1">
          <table:table-cell office:value-type="float" office:value="434.953369">
            <text:p>434,953369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126136">
            <text:p>0,126136</text:p>
          </table:table-cell>
          <table:table-cell office:value-type="float" office:value="-1.214412">
            <text:p>-1,214412</text:p>
          </table:table-cell>
          <table:table-cell table:number-columns-repeated="1019"/>
        </table:table-row>
        <table:table-row table:style-name="ro1">
          <table:table-cell office:value-type="float" office:value="434.953369">
            <text:p>434,95336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26136">
            <text:p>0,126136</text:p>
          </table:table-cell>
          <table:table-cell office:value-type="float" office:value="-1.214412">
            <text:p>-1,214412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26761">
            <text:p>0,126761</text:p>
          </table:table-cell>
          <table:table-cell office:value-type="float" office:value="-1.235">
            <text:p>-1,235</text:p>
          </table:table-cell>
          <table:table-cell table:number-columns-repeated="1019"/>
        </table:table-row>
        <table:table-row table:style-name="ro1">
          <table:table-cell office:value-type="float" office:value="437.106598">
            <text:p>437,10659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26761">
            <text:p>0,126761</text:p>
          </table:table-cell>
          <table:table-cell office:value-type="float" office:value="-1.235">
            <text:p>-1,235</text:p>
          </table:table-cell>
          <table:table-cell table:number-columns-repeated="1019"/>
        </table:table-row>
        <table:table-row table:style-name="ro1">
          <table:table-cell office:value-type="float" office:value="434.953369">
            <text:p>434,95336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26136">
            <text:p>0,126136</text:p>
          </table:table-cell>
          <table:table-cell office:value-type="float" office:value="-1.252353">
            <text:p>-1,252353</text:p>
          </table:table-cell>
          <table:table-cell table:number-columns-repeated="1019"/>
        </table:table-row>
        <table:table-row table:style-name="ro1">
          <table:table-cell office:value-type="float" office:value="434.953369">
            <text:p>434,95336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26136">
            <text:p>0,126136</text:p>
          </table:table-cell>
          <table:table-cell office:value-type="float" office:value="-1.252353">
            <text:p>-1,252353</text:p>
          </table:table-cell>
          <table:table-cell table:number-columns-repeated="1019"/>
        </table:table-row>
        <table:table-row table:style-name="ro1">
          <table:table-cell office:value-type="float" office:value="441.413086">
            <text:p>441,41308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2801">
            <text:p>0,12801</text:p>
          </table:table-cell>
          <table:table-cell office:value-type="float" office:value="-1.272059">
            <text:p>-1,272059</text:p>
          </table:table-cell>
          <table:table-cell table:number-columns-repeated="1019"/>
        </table:table-row>
        <table:table-row table:style-name="ro1">
          <table:table-cell office:value-type="float" office:value="441.413086">
            <text:p>441,41308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2801">
            <text:p>0,12801</text:p>
          </table:table-cell>
          <table:table-cell office:value-type="float" office:value="-1.290294">
            <text:p>-1,290294</text:p>
          </table:table-cell>
          <table:table-cell table:number-columns-repeated="1019"/>
        </table:table-row>
        <table:table-row table:style-name="ro1">
          <table:table-cell office:value-type="float" office:value="441.413086">
            <text:p>441,41308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2801">
            <text:p>0,12801</text:p>
          </table:table-cell>
          <table:table-cell office:value-type="float" office:value="-1.290294">
            <text:p>-1,290294</text:p>
          </table:table-cell>
          <table:table-cell table:number-columns-repeated="1019"/>
        </table:table-row>
        <table:table-row table:style-name="ro1">
          <table:table-cell office:value-type="float" office:value="441.413086">
            <text:p>441,41308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2801">
            <text:p>0,12801</text:p>
          </table:table-cell>
          <table:table-cell office:value-type="float" office:value="-1.31">
            <text:p>-1,31</text:p>
          </table:table-cell>
          <table:table-cell table:number-columns-repeated="1019"/>
        </table:table-row>
        <table:table-row table:style-name="ro1">
          <table:table-cell office:value-type="float" office:value="447.872772">
            <text:p>447,87277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29883">
            <text:p>0,129883</text:p>
          </table:table-cell>
          <table:table-cell office:value-type="float" office:value="-1.31">
            <text:p>-1,31</text:p>
          </table:table-cell>
          <table:table-cell table:number-columns-repeated="1019"/>
        </table:table-row>
        <table:table-row table:style-name="ro1">
          <table:table-cell office:value-type="float" office:value="447.872772">
            <text:p>447,87277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29883">
            <text:p>0,129883</text:p>
          </table:table-cell>
          <table:table-cell office:value-type="float" office:value="-1.33">
            <text:p>-1,33</text:p>
          </table:table-cell>
          <table:table-cell table:number-columns-repeated="1019"/>
        </table:table-row>
        <table:table-row table:style-name="ro1">
          <table:table-cell office:value-type="float" office:value="445.719543">
            <text:p>445,719543</text:p>
          </table:table-cell>
          <table:table-cell office:value-type="float" office:value="-0.003267">
            <text:p>-0,003267</text:p>
          </table:table-cell>
          <table:table-cell office:value-type="float" office:value="-0.003226">
            <text:p>-0,003226</text:p>
          </table:table-cell>
          <table:table-cell office:value-type="float" office:value="0.129259">
            <text:p>0,129259</text:p>
          </table:table-cell>
          <table:table-cell office:value-type="float" office:value="-1.33">
            <text:p>-1,33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32381">
            <text:p>0,132381</text:p>
          </table:table-cell>
          <table:table-cell office:value-type="float" office:value="-1.348824">
            <text:p>-1,348824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32381">
            <text:p>0,132381</text:p>
          </table:table-cell>
          <table:table-cell office:value-type="float" office:value="-1.348824">
            <text:p>-1,348824</text:p>
          </table:table-cell>
          <table:table-cell table:number-columns-repeated="1019"/>
        </table:table-row>
        <table:table-row table:style-name="ro1">
          <table:table-cell office:value-type="float" office:value="454.332489">
            <text:p>454,33248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31756">
            <text:p>0,131756</text:p>
          </table:table-cell>
          <table:table-cell office:value-type="float" office:value="-1.367353">
            <text:p>-1,367353</text:p>
          </table:table-cell>
          <table:table-cell table:number-columns-repeated="1019"/>
        </table:table-row>
        <table:table-row table:style-name="ro1">
          <table:table-cell office:value-type="float" office:value="454.332489">
            <text:p>454,332489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131756">
            <text:p>0,131756</text:p>
          </table:table-cell>
          <table:table-cell office:value-type="float" office:value="-1.367353">
            <text:p>-1,367353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32381">
            <text:p>0,132381</text:p>
          </table:table-cell>
          <table:table-cell office:value-type="float" office:value="-1.386471">
            <text:p>-1,386471</text:p>
          </table:table-cell>
          <table:table-cell table:number-columns-repeated="1019"/>
        </table:table-row>
        <table:table-row table:style-name="ro1">
          <table:table-cell office:value-type="float" office:value="456.485718">
            <text:p>456,48571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32381">
            <text:p>0,132381</text:p>
          </table:table-cell>
          <table:table-cell office:value-type="float" office:value="-1.386471">
            <text:p>-1,386471</text:p>
          </table:table-cell>
          <table:table-cell table:number-columns-repeated="1019"/>
        </table:table-row>
        <table:table-row table:style-name="ro1">
          <table:table-cell office:value-type="float" office:value="460.792175">
            <text:p>460,792175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3363">
            <text:p>0,13363</text:p>
          </table:table-cell>
          <table:table-cell office:value-type="float" office:value="-1.405294">
            <text:p>-1,405294</text:p>
          </table:table-cell>
          <table:table-cell table:number-columns-repeated="1019"/>
        </table:table-row>
        <table:table-row table:style-name="ro1">
          <table:table-cell office:value-type="float" office:value="460.792175">
            <text:p>460,792175</text:p>
          </table:table-cell>
          <table:table-cell office:value-type="float" office:value="-0.003266">
            <text:p>-0,003266</text:p>
          </table:table-cell>
          <table:table-cell office:value-type="float" office:value="-0.00323">
            <text:p>-0,00323</text:p>
          </table:table-cell>
          <table:table-cell office:value-type="float" office:value="0.13363">
            <text:p>0,13363</text:p>
          </table:table-cell>
          <table:table-cell office:value-type="float" office:value="-1.405294">
            <text:p>-1,405294</text:p>
          </table:table-cell>
          <table:table-cell table:number-columns-repeated="1019"/>
        </table:table-row>
        <table:table-row table:style-name="ro1">
          <table:table-cell office:value-type="float" office:value="465.098663">
            <text:p>465,09866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34879">
            <text:p>0,134879</text:p>
          </table:table-cell>
          <table:table-cell office:value-type="float" office:value="-1.425294">
            <text:p>-1,425294</text:p>
          </table:table-cell>
          <table:table-cell table:number-columns-repeated="1019"/>
        </table:table-row>
        <table:table-row table:style-name="ro1">
          <table:table-cell office:value-type="float" office:value="465.098663">
            <text:p>465,09866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34879">
            <text:p>0,134879</text:p>
          </table:table-cell>
          <table:table-cell office:value-type="float" office:value="-1.425294">
            <text:p>-1,425294</text:p>
          </table:table-cell>
          <table:table-cell table:number-columns-repeated="1019"/>
        </table:table-row>
        <table:table-row table:style-name="ro1">
          <table:table-cell office:value-type="float" office:value="467.251892">
            <text:p>467,25189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35503">
            <text:p>0,135503</text:p>
          </table:table-cell>
          <table:table-cell office:value-type="float" office:value="-1.444118">
            <text:p>-1,444118</text:p>
          </table:table-cell>
          <table:table-cell table:number-columns-repeated="1019"/>
        </table:table-row>
        <table:table-row table:style-name="ro1">
          <table:table-cell office:value-type="float" office:value="467.251892">
            <text:p>467,25189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35503">
            <text:p>0,135503</text:p>
          </table:table-cell>
          <table:table-cell office:value-type="float" office:value="-1.444118">
            <text:p>-1,444118</text:p>
          </table:table-cell>
          <table:table-cell table:number-columns-repeated="1019"/>
        </table:table-row>
        <table:table-row table:style-name="ro1">
          <table:table-cell office:value-type="float" office:value="473.711578">
            <text:p>473,71157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37376">
            <text:p>0,137376</text:p>
          </table:table-cell>
          <table:table-cell office:value-type="float" office:value="-1.463824">
            <text:p>-1,463824</text:p>
          </table:table-cell>
          <table:table-cell table:number-columns-repeated="1019"/>
        </table:table-row>
        <table:table-row table:style-name="ro1">
          <table:table-cell office:value-type="float" office:value="473.711578">
            <text:p>473,71157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37376">
            <text:p>0,137376</text:p>
          </table:table-cell>
          <table:table-cell office:value-type="float" office:value="-1.463824">
            <text:p>-1,463824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38001">
            <text:p>0,138001</text:p>
          </table:table-cell>
          <table:table-cell office:value-type="float" office:value="-1.483529">
            <text:p>-1,483529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38001">
            <text:p>0,138001</text:p>
          </table:table-cell>
          <table:table-cell office:value-type="float" office:value="-1.483529">
            <text:p>-1,483529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38001">
            <text:p>0,138001</text:p>
          </table:table-cell>
          <table:table-cell office:value-type="float" office:value="-1.503235">
            <text:p>-1,503235</text:p>
          </table:table-cell>
          <table:table-cell table:number-columns-repeated="1019"/>
        </table:table-row>
        <table:table-row table:style-name="ro1">
          <table:table-cell office:value-type="float" office:value="475.864838">
            <text:p>475,86483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38001">
            <text:p>0,138001</text:p>
          </table:table-cell>
          <table:table-cell office:value-type="float" office:value="-1.503235">
            <text:p>-1,503235</text:p>
          </table:table-cell>
          <table:table-cell table:number-columns-repeated="1019"/>
        </table:table-row>
        <table:table-row table:style-name="ro1">
          <table:table-cell office:value-type="float" office:value="482.324524">
            <text:p>482,32452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39874">
            <text:p>0,139874</text:p>
          </table:table-cell>
          <table:table-cell office:value-type="float" office:value="-1.522353">
            <text:p>-1,522353</text:p>
          </table:table-cell>
          <table:table-cell table:number-columns-repeated="1019"/>
        </table:table-row>
        <table:table-row table:style-name="ro1">
          <table:table-cell office:value-type="float" office:value="482.324524">
            <text:p>482,32452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39874">
            <text:p>0,139874</text:p>
          </table:table-cell>
          <table:table-cell office:value-type="float" office:value="-1.522353">
            <text:p>-1,522353</text:p>
          </table:table-cell>
          <table:table-cell table:number-columns-repeated="1019"/>
        </table:table-row>
        <table:table-row table:style-name="ro1">
          <table:table-cell office:value-type="float" office:value="486.631012">
            <text:p>486,63101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41123">
            <text:p>0,141123</text:p>
          </table:table-cell>
          <table:table-cell office:value-type="float" office:value="-1.542353">
            <text:p>-1,542353</text:p>
          </table:table-cell>
          <table:table-cell table:number-columns-repeated="1019"/>
        </table:table-row>
        <table:table-row table:style-name="ro1">
          <table:table-cell office:value-type="float" office:value="486.631012">
            <text:p>486,63101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41123">
            <text:p>0,141123</text:p>
          </table:table-cell>
          <table:table-cell office:value-type="float" office:value="-1.561176">
            <text:p>-1,561176</text:p>
          </table:table-cell>
          <table:table-cell table:number-columns-repeated="1019"/>
        </table:table-row>
        <table:table-row table:style-name="ro1">
          <table:table-cell office:value-type="float" office:value="488.784241">
            <text:p>488,784241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41747">
            <text:p>0,141747</text:p>
          </table:table-cell>
          <table:table-cell office:value-type="float" office:value="-1.561176">
            <text:p>-1,561176</text:p>
          </table:table-cell>
          <table:table-cell table:number-columns-repeated="1019"/>
        </table:table-row>
        <table:table-row table:style-name="ro1">
          <table:table-cell office:value-type="float" office:value="488.784241">
            <text:p>488,784241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41747">
            <text:p>0,141747</text:p>
          </table:table-cell>
          <table:table-cell office:value-type="float" office:value="-1.58">
            <text:p>-1,58</text:p>
          </table:table-cell>
          <table:table-cell table:number-columns-repeated="1019"/>
        </table:table-row>
        <table:table-row table:style-name="ro1">
          <table:table-cell office:value-type="float" office:value="486.631012">
            <text:p>486,631012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141123">
            <text:p>0,141123</text:p>
          </table:table-cell>
          <table:table-cell office:value-type="float" office:value="-1.58">
            <text:p>-1,58</text:p>
          </table:table-cell>
          <table:table-cell table:number-columns-repeated="1019"/>
        </table:table-row>
        <table:table-row table:style-name="ro1">
          <table:table-cell office:value-type="float" office:value="490.937469">
            <text:p>490,93746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42372">
            <text:p>0,142372</text:p>
          </table:table-cell>
          <table:table-cell office:value-type="float" office:value="-1.599118">
            <text:p>-1,599118</text:p>
          </table:table-cell>
          <table:table-cell table:number-columns-repeated="1019"/>
        </table:table-row>
        <table:table-row table:style-name="ro1">
          <table:table-cell office:value-type="float" office:value="490.937469">
            <text:p>490,93746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42372">
            <text:p>0,142372</text:p>
          </table:table-cell>
          <table:table-cell office:value-type="float" office:value="-1.599118">
            <text:p>-1,599118</text:p>
          </table:table-cell>
          <table:table-cell table:number-columns-repeated="1019"/>
        </table:table-row>
        <table:table-row table:style-name="ro1">
          <table:table-cell office:value-type="float" office:value="493.090698">
            <text:p>493,090698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142996">
            <text:p>0,142996</text:p>
          </table:table-cell>
          <table:table-cell office:value-type="float" office:value="-1.617941">
            <text:p>-1,617941</text:p>
          </table:table-cell>
          <table:table-cell table:number-columns-repeated="1019"/>
        </table:table-row>
        <table:table-row table:style-name="ro1">
          <table:table-cell office:value-type="float" office:value="493.090698">
            <text:p>493,09069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42996">
            <text:p>0,142996</text:p>
          </table:table-cell>
          <table:table-cell office:value-type="float" office:value="-1.617941">
            <text:p>-1,617941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4487">
            <text:p>0,14487</text:p>
          </table:table-cell>
          <table:table-cell office:value-type="float" office:value="-1.637059">
            <text:p>-1,637059</text:p>
          </table:table-cell>
          <table:table-cell table:number-columns-repeated="1019"/>
        </table:table-row>
        <table:table-row table:style-name="ro1">
          <table:table-cell office:value-type="float" office:value="499.550415">
            <text:p>499,55041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4487">
            <text:p>0,14487</text:p>
          </table:table-cell>
          <table:table-cell office:value-type="float" office:value="-1.637059">
            <text:p>-1,637059</text:p>
          </table:table-cell>
          <table:table-cell table:number-columns-repeated="1019"/>
        </table:table-row>
        <table:table-row table:style-name="ro1">
          <table:table-cell office:value-type="float" office:value="506.010101">
            <text:p>506,01010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46743">
            <text:p>0,146743</text:p>
          </table:table-cell>
          <table:table-cell office:value-type="float" office:value="-1.656471">
            <text:p>-1,656471</text:p>
          </table:table-cell>
          <table:table-cell table:number-columns-repeated="1019"/>
        </table:table-row>
        <table:table-row table:style-name="ro1">
          <table:table-cell office:value-type="float" office:value="506.010101">
            <text:p>506,01010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46743">
            <text:p>0,146743</text:p>
          </table:table-cell>
          <table:table-cell office:value-type="float" office:value="-1.656471">
            <text:p>-1,656471</text:p>
          </table:table-cell>
          <table:table-cell table:number-columns-repeated="1019"/>
        </table:table-row>
        <table:table-row table:style-name="ro1">
          <table:table-cell office:value-type="float" office:value="501.703644">
            <text:p>501,70364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45494">
            <text:p>0,145494</text:p>
          </table:table-cell>
          <table:table-cell office:value-type="float" office:value="-1.675588">
            <text:p>-1,675588</text:p>
          </table:table-cell>
          <table:table-cell table:number-columns-repeated="1019"/>
        </table:table-row>
        <table:table-row table:style-name="ro1">
          <table:table-cell office:value-type="float" office:value="501.703644">
            <text:p>501,703644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45494">
            <text:p>0,145494</text:p>
          </table:table-cell>
          <table:table-cell office:value-type="float" office:value="-1.675588">
            <text:p>-1,675588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47367">
            <text:p>0,147367</text:p>
          </table:table-cell>
          <table:table-cell office:value-type="float" office:value="-1.694706">
            <text:p>-1,694706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147367">
            <text:p>0,147367</text:p>
          </table:table-cell>
          <table:table-cell office:value-type="float" office:value="-1.694706">
            <text:p>-1,694706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147367">
            <text:p>0,147367</text:p>
          </table:table-cell>
          <table:table-cell office:value-type="float" office:value="-1.714118">
            <text:p>-1,714118</text:p>
          </table:table-cell>
          <table:table-cell table:number-columns-repeated="1019"/>
        </table:table-row>
        <table:table-row table:style-name="ro1">
          <table:table-cell office:value-type="float" office:value="508.16333">
            <text:p>508,1633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47367">
            <text:p>0,147367</text:p>
          </table:table-cell>
          <table:table-cell office:value-type="float" office:value="-1.714118">
            <text:p>-1,714118</text:p>
          </table:table-cell>
          <table:table-cell table:number-columns-repeated="1019"/>
        </table:table-row>
        <table:table-row table:style-name="ro1">
          <table:table-cell office:value-type="float" office:value="510.316589">
            <text:p>510,31658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47992">
            <text:p>0,147992</text:p>
          </table:table-cell>
          <table:table-cell office:value-type="float" office:value="-1.733529">
            <text:p>-1,733529</text:p>
          </table:table-cell>
          <table:table-cell table:number-columns-repeated="1019"/>
        </table:table-row>
        <table:table-row table:style-name="ro1">
          <table:table-cell office:value-type="float" office:value="510.316589">
            <text:p>510,316589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47992">
            <text:p>0,147992</text:p>
          </table:table-cell>
          <table:table-cell office:value-type="float" office:value="-1.733529">
            <text:p>-1,733529</text:p>
          </table:table-cell>
          <table:table-cell table:number-columns-repeated="1019"/>
        </table:table-row>
        <table:table-row table:style-name="ro1">
          <table:table-cell office:value-type="float" office:value="516.776306">
            <text:p>516,77630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49865">
            <text:p>0,149865</text:p>
          </table:table-cell>
          <table:table-cell office:value-type="float" office:value="-1.752941">
            <text:p>-1,752941</text:p>
          </table:table-cell>
          <table:table-cell table:number-columns-repeated="1019"/>
        </table:table-row>
        <table:table-row table:style-name="ro1">
          <table:table-cell office:value-type="float" office:value="516.776306">
            <text:p>516,776306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149865">
            <text:p>0,149865</text:p>
          </table:table-cell>
          <table:table-cell office:value-type="float" office:value="-1.752941">
            <text:p>-1,752941</text:p>
          </table:table-cell>
          <table:table-cell table:number-columns-repeated="1019"/>
        </table:table-row>
        <table:table-row table:style-name="ro1">
          <table:table-cell office:value-type="float" office:value="521.082764">
            <text:p>521,08276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51114">
            <text:p>0,151114</text:p>
          </table:table-cell>
          <table:table-cell office:value-type="float" office:value="-1.771765">
            <text:p>-1,771765</text:p>
          </table:table-cell>
          <table:table-cell table:number-columns-repeated="1019"/>
        </table:table-row>
        <table:table-row table:style-name="ro1">
          <table:table-cell office:value-type="float" office:value="521.082764">
            <text:p>521,08276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51114">
            <text:p>0,151114</text:p>
          </table:table-cell>
          <table:table-cell office:value-type="float" office:value="-1.790588">
            <text:p>-1,790588</text:p>
          </table:table-cell>
          <table:table-cell table:number-columns-repeated="1019"/>
        </table:table-row>
        <table:table-row table:style-name="ro1">
          <table:table-cell office:value-type="float" office:value="518.929504">
            <text:p>518,929504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15049">
            <text:p>0,15049</text:p>
          </table:table-cell>
          <table:table-cell office:value-type="float" office:value="-1.790588">
            <text:p>-1,790588</text:p>
          </table:table-cell>
          <table:table-cell table:number-columns-repeated="1019"/>
        </table:table-row>
        <table:table-row table:style-name="ro1">
          <table:table-cell office:value-type="float" office:value="518.929504">
            <text:p>518,92950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5049">
            <text:p>0,15049</text:p>
          </table:table-cell>
          <table:table-cell office:value-type="float" office:value="-1.809706">
            <text:p>-1,809706</text:p>
          </table:table-cell>
          <table:table-cell table:number-columns-repeated="1019"/>
        </table:table-row>
        <table:table-row table:style-name="ro1">
          <table:table-cell office:value-type="float" office:value="523.235962">
            <text:p>523,235962</text:p>
          </table:table-cell>
          <table:table-cell office:value-type="float" office:value="-0.003263">
            <text:p>-0,003263</text:p>
          </table:table-cell>
          <table:table-cell office:value-type="float" office:value="-0.003232">
            <text:p>-0,003232</text:p>
          </table:table-cell>
          <table:table-cell office:value-type="float" office:value="0.151738">
            <text:p>0,151738</text:p>
          </table:table-cell>
          <table:table-cell office:value-type="float" office:value="-1.809706">
            <text:p>-1,809706</text:p>
          </table:table-cell>
          <table:table-cell table:number-columns-repeated="1019"/>
        </table:table-row>
        <table:table-row table:style-name="ro1">
          <table:table-cell office:value-type="float" office:value="525.389221">
            <text:p>525,389221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52363">
            <text:p>0,152363</text:p>
          </table:table-cell>
          <table:table-cell office:value-type="float" office:value="-1.829412">
            <text:p>-1,829412</text:p>
          </table:table-cell>
          <table:table-cell table:number-columns-repeated="1019"/>
        </table:table-row>
        <table:table-row table:style-name="ro1">
          <table:table-cell office:value-type="float" office:value="525.389221">
            <text:p>525,38922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52363">
            <text:p>0,152363</text:p>
          </table:table-cell>
          <table:table-cell office:value-type="float" office:value="-1.829412">
            <text:p>-1,829412</text:p>
          </table:table-cell>
          <table:table-cell table:number-columns-repeated="1019"/>
        </table:table-row>
        <table:table-row table:style-name="ro1">
          <table:table-cell office:value-type="float" office:value="531.848938">
            <text:p>531,84893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54236">
            <text:p>0,154236</text:p>
          </table:table-cell>
          <table:table-cell office:value-type="float" office:value="-1.848529">
            <text:p>-1,848529</text:p>
          </table:table-cell>
          <table:table-cell table:number-columns-repeated="1019"/>
        </table:table-row>
        <table:table-row table:style-name="ro1">
          <table:table-cell office:value-type="float" office:value="531.848938">
            <text:p>531,84893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54236">
            <text:p>0,154236</text:p>
          </table:table-cell>
          <table:table-cell office:value-type="float" office:value="-1.848529">
            <text:p>-1,848529</text:p>
          </table:table-cell>
          <table:table-cell table:number-columns-repeated="1019"/>
        </table:table-row>
        <table:table-row table:style-name="ro1">
          <table:table-cell office:value-type="float" office:value="536.155396">
            <text:p>536,15539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55485">
            <text:p>0,155485</text:p>
          </table:table-cell>
          <table:table-cell office:value-type="float" office:value="-1.867647">
            <text:p>-1,867647</text:p>
          </table:table-cell>
          <table:table-cell table:number-columns-repeated="1019"/>
        </table:table-row>
        <table:table-row table:style-name="ro1">
          <table:table-cell office:value-type="float" office:value="536.155396">
            <text:p>536,155396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55485">
            <text:p>0,155485</text:p>
          </table:table-cell>
          <table:table-cell office:value-type="float" office:value="-1.867647">
            <text:p>-1,867647</text:p>
          </table:table-cell>
          <table:table-cell table:number-columns-repeated="1019"/>
        </table:table-row>
        <table:table-row table:style-name="ro1">
          <table:table-cell office:value-type="float" office:value="540.461853">
            <text:p>540,46185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56734">
            <text:p>0,156734</text:p>
          </table:table-cell>
          <table:table-cell office:value-type="float" office:value="-1.886471">
            <text:p>-1,886471</text:p>
          </table:table-cell>
          <table:table-cell table:number-columns-repeated="1019"/>
        </table:table-row>
        <table:table-row table:style-name="ro1">
          <table:table-cell office:value-type="float" office:value="540.461853">
            <text:p>540,461853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56734">
            <text:p>0,156734</text:p>
          </table:table-cell>
          <table:table-cell office:value-type="float" office:value="-1.886471">
            <text:p>-1,886471</text:p>
          </table:table-cell>
          <table:table-cell table:number-columns-repeated="1019"/>
        </table:table-row>
        <table:table-row table:style-name="ro1">
          <table:table-cell office:value-type="float" office:value="542.615112">
            <text:p>542,615112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57358">
            <text:p>0,157358</text:p>
          </table:table-cell>
          <table:table-cell office:value-type="float" office:value="-1.905588">
            <text:p>-1,905588</text:p>
          </table:table-cell>
          <table:table-cell table:number-columns-repeated="1019"/>
        </table:table-row>
        <table:table-row table:style-name="ro1">
          <table:table-cell office:value-type="float" office:value="542.615112">
            <text:p>542,61511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57358">
            <text:p>0,157358</text:p>
          </table:table-cell>
          <table:table-cell office:value-type="float" office:value="-1.905588">
            <text:p>-1,905588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57983">
            <text:p>0,157983</text:p>
          </table:table-cell>
          <table:table-cell office:value-type="float" office:value="-1.925294">
            <text:p>-1,925294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57983">
            <text:p>0,157983</text:p>
          </table:table-cell>
          <table:table-cell office:value-type="float" office:value="-1.925294">
            <text:p>-1,925294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57983">
            <text:p>0,157983</text:p>
          </table:table-cell>
          <table:table-cell office:value-type="float" office:value="-1.944118">
            <text:p>-1,944118</text:p>
          </table:table-cell>
          <table:table-cell table:number-columns-repeated="1019"/>
        </table:table-row>
        <table:table-row table:style-name="ro1">
          <table:table-cell office:value-type="float" office:value="544.768311">
            <text:p>544,768311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57983">
            <text:p>0,157983</text:p>
          </table:table-cell>
          <table:table-cell office:value-type="float" office:value="-1.944118">
            <text:p>-1,944118</text:p>
          </table:table-cell>
          <table:table-cell table:number-columns-repeated="1019"/>
        </table:table-row>
        <table:table-row table:style-name="ro1">
          <table:table-cell office:value-type="float" office:value="549.074768">
            <text:p>549,07476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59232">
            <text:p>0,159232</text:p>
          </table:table-cell>
          <table:table-cell office:value-type="float" office:value="-1.963529">
            <text:p>-1,963529</text:p>
          </table:table-cell>
          <table:table-cell table:number-columns-repeated="1019"/>
        </table:table-row>
        <table:table-row table:style-name="ro1">
          <table:table-cell office:value-type="float" office:value="549.074768">
            <text:p>549,07476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59232">
            <text:p>0,159232</text:p>
          </table:table-cell>
          <table:table-cell office:value-type="float" office:value="-1.963529">
            <text:p>-1,963529</text:p>
          </table:table-cell>
          <table:table-cell table:number-columns-repeated="1019"/>
        </table:table-row>
        <table:table-row table:style-name="ro1">
          <table:table-cell office:value-type="float" office:value="553.381287">
            <text:p>553,3812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60481">
            <text:p>0,160481</text:p>
          </table:table-cell>
          <table:table-cell office:value-type="float" office:value="-1.983235">
            <text:p>-1,983235</text:p>
          </table:table-cell>
          <table:table-cell table:number-columns-repeated="1019"/>
        </table:table-row>
        <table:table-row table:style-name="ro1">
          <table:table-cell office:value-type="float" office:value="553.381287">
            <text:p>553,38128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60481">
            <text:p>0,160481</text:p>
          </table:table-cell>
          <table:table-cell office:value-type="float" office:value="-1.983235">
            <text:p>-1,983235</text:p>
          </table:table-cell>
          <table:table-cell table:number-columns-repeated="1019"/>
        </table:table-row>
        <table:table-row table:style-name="ro1">
          <table:table-cell office:value-type="float" office:value="551.228027">
            <text:p>551,22802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59856">
            <text:p>0,159856</text:p>
          </table:table-cell>
          <table:table-cell office:value-type="float" office:value="-2.005">
            <text:p>-2,005</text:p>
          </table:table-cell>
          <table:table-cell table:number-columns-repeated="1019"/>
        </table:table-row>
        <table:table-row table:style-name="ro1">
          <table:table-cell office:value-type="float" office:value="551.228027">
            <text:p>551,22802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59856">
            <text:p>0,159856</text:p>
          </table:table-cell>
          <table:table-cell office:value-type="float" office:value="-2.005">
            <text:p>-2,005</text:p>
          </table:table-cell>
          <table:table-cell table:number-columns-repeated="1019"/>
        </table:table-row>
        <table:table-row table:style-name="ro1">
          <table:table-cell office:value-type="float" office:value="557.687744">
            <text:p>557,68774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61729">
            <text:p>0,161729</text:p>
          </table:table-cell>
          <table:table-cell office:value-type="float" office:value="-2.024118">
            <text:p>-2,024118</text:p>
          </table:table-cell>
          <table:table-cell table:number-columns-repeated="1019"/>
        </table:table-row>
        <table:table-row table:style-name="ro1">
          <table:table-cell office:value-type="float" office:value="557.687744">
            <text:p>557,687744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161729">
            <text:p>0,161729</text:p>
          </table:table-cell>
          <table:table-cell office:value-type="float" office:value="-2.024118">
            <text:p>-2,024118</text:p>
          </table:table-cell>
          <table:table-cell table:number-columns-repeated="1019"/>
        </table:table-row>
        <table:table-row table:style-name="ro1">
          <table:table-cell office:value-type="float" office:value="557.687744">
            <text:p>557,687744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161729">
            <text:p>0,161729</text:p>
          </table:table-cell>
          <table:table-cell office:value-type="float" office:value="-2.043235">
            <text:p>-2,043235</text:p>
          </table:table-cell>
          <table:table-cell table:number-columns-repeated="1019"/>
        </table:table-row>
        <table:table-row table:style-name="ro1">
          <table:table-cell office:value-type="float" office:value="557.687744">
            <text:p>557,68774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1729">
            <text:p>0,161729</text:p>
          </table:table-cell>
          <table:table-cell office:value-type="float" office:value="-2.043235">
            <text:p>-2,043235</text:p>
          </table:table-cell>
          <table:table-cell table:number-columns-repeated="1019"/>
        </table:table-row>
        <table:table-row table:style-name="ro1">
          <table:table-cell office:value-type="float" office:value="564.147461">
            <text:p>564,14746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63603">
            <text:p>0,163603</text:p>
          </table:table-cell>
          <table:table-cell office:value-type="float" office:value="-2.063235">
            <text:p>-2,063235</text:p>
          </table:table-cell>
          <table:table-cell table:number-columns-repeated="1019"/>
        </table:table-row>
        <table:table-row table:style-name="ro1">
          <table:table-cell office:value-type="float" office:value="564.147461">
            <text:p>564,14746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63603">
            <text:p>0,163603</text:p>
          </table:table-cell>
          <table:table-cell office:value-type="float" office:value="-2.063235">
            <text:p>-2,063235</text:p>
          </table:table-cell>
          <table:table-cell table:number-columns-repeated="1019"/>
        </table:table-row>
        <table:table-row table:style-name="ro1">
          <table:table-cell office:value-type="float" office:value="572.760376">
            <text:p>572,760376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66101">
            <text:p>0,166101</text:p>
          </table:table-cell>
          <table:table-cell office:value-type="float" office:value="-2.083235">
            <text:p>-2,083235</text:p>
          </table:table-cell>
          <table:table-cell table:number-columns-repeated="1019"/>
        </table:table-row>
        <table:table-row table:style-name="ro1">
          <table:table-cell office:value-type="float" office:value="572.760376">
            <text:p>572,76037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66101">
            <text:p>0,166101</text:p>
          </table:table-cell>
          <table:table-cell office:value-type="float" office:value="-2.083235">
            <text:p>-2,083235</text:p>
          </table:table-cell>
          <table:table-cell table:number-columns-repeated="1019"/>
        </table:table-row>
        <table:table-row table:style-name="ro1">
          <table:table-cell office:value-type="float" office:value="568.453918">
            <text:p>568,45391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64852">
            <text:p>0,164852</text:p>
          </table:table-cell>
          <table:table-cell office:value-type="float" office:value="-2.102941">
            <text:p>-2,102941</text:p>
          </table:table-cell>
          <table:table-cell table:number-columns-repeated="1019"/>
        </table:table-row>
        <table:table-row table:style-name="ro1">
          <table:table-cell office:value-type="float" office:value="568.453918">
            <text:p>568,45391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64852">
            <text:p>0,164852</text:p>
          </table:table-cell>
          <table:table-cell office:value-type="float" office:value="-2.102941">
            <text:p>-2,102941</text:p>
          </table:table-cell>
          <table:table-cell table:number-columns-repeated="1019"/>
        </table:table-row>
        <table:table-row table:style-name="ro1">
          <table:table-cell office:value-type="float" office:value="570.607117">
            <text:p>570,607117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65476">
            <text:p>0,165476</text:p>
          </table:table-cell>
          <table:table-cell office:value-type="float" office:value="-2.121176">
            <text:p>-2,121176</text:p>
          </table:table-cell>
          <table:table-cell table:number-columns-repeated="1019"/>
        </table:table-row>
        <table:table-row table:style-name="ro1">
          <table:table-cell office:value-type="float" office:value="570.607117">
            <text:p>570,6071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65476">
            <text:p>0,165476</text:p>
          </table:table-cell>
          <table:table-cell office:value-type="float" office:value="-2.140588">
            <text:p>-2,140588</text:p>
          </table:table-cell>
          <table:table-cell table:number-columns-repeated="1019"/>
        </table:table-row>
        <table:table-row table:style-name="ro1">
          <table:table-cell office:value-type="float" office:value="570.607117">
            <text:p>570,607117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165476">
            <text:p>0,165476</text:p>
          </table:table-cell>
          <table:table-cell office:value-type="float" office:value="-2.140588">
            <text:p>-2,140588</text:p>
          </table:table-cell>
          <table:table-cell table:number-columns-repeated="1019"/>
        </table:table-row>
        <table:table-row table:style-name="ro1">
          <table:table-cell office:value-type="float" office:value="570.607117">
            <text:p>570,60711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65476">
            <text:p>0,165476</text:p>
          </table:table-cell>
          <table:table-cell office:value-type="float" office:value="-2.159706">
            <text:p>-2,159706</text:p>
          </table:table-cell>
          <table:table-cell table:number-columns-repeated="1019"/>
        </table:table-row>
        <table:table-row table:style-name="ro1">
          <table:table-cell office:value-type="float" office:value="574.913635">
            <text:p>574,91363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66725">
            <text:p>0,166725</text:p>
          </table:table-cell>
          <table:table-cell office:value-type="float" office:value="-2.159706">
            <text:p>-2,159706</text:p>
          </table:table-cell>
          <table:table-cell table:number-columns-repeated="1019"/>
        </table:table-row>
        <table:table-row table:style-name="ro1">
          <table:table-cell office:value-type="float" office:value="574.913635">
            <text:p>574,91363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6725">
            <text:p>0,166725</text:p>
          </table:table-cell>
          <table:table-cell office:value-type="float" office:value="-2.179118">
            <text:p>-2,179118</text:p>
          </table:table-cell>
          <table:table-cell table:number-columns-repeated="1019"/>
        </table:table-row>
        <table:table-row table:style-name="ro1">
          <table:table-cell office:value-type="float" office:value="579.220093">
            <text:p>579,22009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67974">
            <text:p>0,167974</text:p>
          </table:table-cell>
          <table:table-cell office:value-type="float" office:value="-2.179118">
            <text:p>-2,179118</text:p>
          </table:table-cell>
          <table:table-cell table:number-columns-repeated="1019"/>
        </table:table-row>
        <table:table-row table:style-name="ro1">
          <table:table-cell office:value-type="float" office:value="581.373291">
            <text:p>581,37329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68598">
            <text:p>0,168598</text:p>
          </table:table-cell>
          <table:table-cell office:value-type="float" office:value="-2.197647">
            <text:p>-2,197647</text:p>
          </table:table-cell>
          <table:table-cell table:number-columns-repeated="1019"/>
        </table:table-row>
        <table:table-row table:style-name="ro1">
          <table:table-cell office:value-type="float" office:value="581.373291">
            <text:p>581,37329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68598">
            <text:p>0,168598</text:p>
          </table:table-cell>
          <table:table-cell office:value-type="float" office:value="-2.197647">
            <text:p>-2,197647</text:p>
          </table:table-cell>
          <table:table-cell table:number-columns-repeated="1019"/>
        </table:table-row>
        <table:table-row table:style-name="ro1">
          <table:table-cell office:value-type="float" office:value="585.67981">
            <text:p>585,67981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69847">
            <text:p>0,169847</text:p>
          </table:table-cell>
          <table:table-cell office:value-type="float" office:value="-2.217353">
            <text:p>-2,217353</text:p>
          </table:table-cell>
          <table:table-cell table:number-columns-repeated="1019"/>
        </table:table-row>
        <table:table-row table:style-name="ro1">
          <table:table-cell office:value-type="float" office:value="585.67981">
            <text:p>585,6798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69847">
            <text:p>0,169847</text:p>
          </table:table-cell>
          <table:table-cell office:value-type="float" office:value="-2.217353">
            <text:p>-2,217353</text:p>
          </table:table-cell>
          <table:table-cell table:number-columns-repeated="1019"/>
        </table:table-row>
        <table:table-row table:style-name="ro1">
          <table:table-cell office:value-type="float" office:value="587.833008">
            <text:p>587,83300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70472">
            <text:p>0,170472</text:p>
          </table:table-cell>
          <table:table-cell office:value-type="float" office:value="-2.236176">
            <text:p>-2,236176</text:p>
          </table:table-cell>
          <table:table-cell table:number-columns-repeated="1019"/>
        </table:table-row>
        <table:table-row table:style-name="ro1">
          <table:table-cell office:value-type="float" office:value="587.833008">
            <text:p>587,83300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70472">
            <text:p>0,170472</text:p>
          </table:table-cell>
          <table:table-cell office:value-type="float" office:value="-2.236176">
            <text:p>-2,236176</text:p>
          </table:table-cell>
          <table:table-cell table:number-columns-repeated="1019"/>
        </table:table-row>
        <table:table-row table:style-name="ro1">
          <table:table-cell office:value-type="float" office:value="589.986267">
            <text:p>589,98626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71096">
            <text:p>0,171096</text:p>
          </table:table-cell>
          <table:table-cell office:value-type="float" office:value="-2.255294">
            <text:p>-2,255294</text:p>
          </table:table-cell>
          <table:table-cell table:number-columns-repeated="1019"/>
        </table:table-row>
        <table:table-row table:style-name="ro1">
          <table:table-cell office:value-type="float" office:value="589.986267">
            <text:p>589,98626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71096">
            <text:p>0,171096</text:p>
          </table:table-cell>
          <table:table-cell office:value-type="float" office:value="-2.255294">
            <text:p>-2,255294</text:p>
          </table:table-cell>
          <table:table-cell table:number-columns-repeated="1019"/>
        </table:table-row>
        <table:table-row table:style-name="ro1">
          <table:table-cell office:value-type="float" office:value="594.292725">
            <text:p>594,292725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172345">
            <text:p>0,172345</text:p>
          </table:table-cell>
          <table:table-cell office:value-type="float" office:value="-2.274706">
            <text:p>-2,274706</text:p>
          </table:table-cell>
          <table:table-cell table:number-columns-repeated="1019"/>
        </table:table-row>
        <table:table-row table:style-name="ro1">
          <table:table-cell office:value-type="float" office:value="594.292725">
            <text:p>594,29272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72345">
            <text:p>0,172345</text:p>
          </table:table-cell>
          <table:table-cell office:value-type="float" office:value="-2.274706">
            <text:p>-2,274706</text:p>
          </table:table-cell>
          <table:table-cell table:number-columns-repeated="1019"/>
        </table:table-row>
        <table:table-row table:style-name="ro1">
          <table:table-cell office:value-type="float" office:value="598.599182">
            <text:p>598,59918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73594">
            <text:p>0,173594</text:p>
          </table:table-cell>
          <table:table-cell office:value-type="float" office:value="-2.293235">
            <text:p>-2,293235</text:p>
          </table:table-cell>
          <table:table-cell table:number-columns-repeated="1019"/>
        </table:table-row>
        <table:table-row table:style-name="ro1">
          <table:table-cell office:value-type="float" office:value="598.599182">
            <text:p>598,599182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73594">
            <text:p>0,173594</text:p>
          </table:table-cell>
          <table:table-cell office:value-type="float" office:value="-2.293235">
            <text:p>-2,293235</text:p>
          </table:table-cell>
          <table:table-cell table:number-columns-repeated="1019"/>
        </table:table-row>
        <table:table-row table:style-name="ro1">
          <table:table-cell office:value-type="float" office:value="602.90564">
            <text:p>602,905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74843">
            <text:p>0,174843</text:p>
          </table:table-cell>
          <table:table-cell office:value-type="float" office:value="-2.313529">
            <text:p>-2,313529</text:p>
          </table:table-cell>
          <table:table-cell table:number-columns-repeated="1019"/>
        </table:table-row>
        <table:table-row table:style-name="ro1">
          <table:table-cell office:value-type="float" office:value="602.90564">
            <text:p>602,9056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74843">
            <text:p>0,174843</text:p>
          </table:table-cell>
          <table:table-cell office:value-type="float" office:value="-2.313529">
            <text:p>-2,313529</text:p>
          </table:table-cell>
          <table:table-cell table:number-columns-repeated="1019"/>
        </table:table-row>
        <table:table-row table:style-name="ro1">
          <table:table-cell office:value-type="float" office:value="607.212158">
            <text:p>607,21215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76092">
            <text:p>0,176092</text:p>
          </table:table-cell>
          <table:table-cell office:value-type="float" office:value="-2.334706">
            <text:p>-2,334706</text:p>
          </table:table-cell>
          <table:table-cell table:number-columns-repeated="1019"/>
        </table:table-row>
        <table:table-row table:style-name="ro1">
          <table:table-cell office:value-type="float" office:value="607.212158">
            <text:p>607,21215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76092">
            <text:p>0,176092</text:p>
          </table:table-cell>
          <table:table-cell office:value-type="float" office:value="-2.334706">
            <text:p>-2,334706</text:p>
          </table:table-cell>
          <table:table-cell table:number-columns-repeated="1019"/>
        </table:table-row>
        <table:table-row table:style-name="ro1">
          <table:table-cell office:value-type="float" office:value="607.212158">
            <text:p>607,212158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176092">
            <text:p>0,176092</text:p>
          </table:table-cell>
          <table:table-cell office:value-type="float" office:value="-2.353823">
            <text:p>-2,353823</text:p>
          </table:table-cell>
          <table:table-cell table:number-columns-repeated="1019"/>
        </table:table-row>
        <table:table-row table:style-name="ro1">
          <table:table-cell office:value-type="float" office:value="607.212158">
            <text:p>607,21215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76092">
            <text:p>0,176092</text:p>
          </table:table-cell>
          <table:table-cell office:value-type="float" office:value="-2.353823">
            <text:p>-2,353823</text:p>
          </table:table-cell>
          <table:table-cell table:number-columns-repeated="1019"/>
        </table:table-row>
        <table:table-row table:style-name="ro1">
          <table:table-cell office:value-type="float" office:value="611.518616">
            <text:p>611,518616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17734">
            <text:p>0,17734</text:p>
          </table:table-cell>
          <table:table-cell office:value-type="float" office:value="-2.373529">
            <text:p>-2,373529</text:p>
          </table:table-cell>
          <table:table-cell table:number-columns-repeated="1019"/>
        </table:table-row>
        <table:table-row table:style-name="ro1">
          <table:table-cell office:value-type="float" office:value="611.518616">
            <text:p>611,518616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17734">
            <text:p>0,17734</text:p>
          </table:table-cell>
          <table:table-cell office:value-type="float" office:value="-2.373529">
            <text:p>-2,373529</text:p>
          </table:table-cell>
          <table:table-cell table:number-columns-repeated="1019"/>
        </table:table-row>
        <table:table-row table:style-name="ro1">
          <table:table-cell office:value-type="float" office:value="613.671814">
            <text:p>613,67181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77965">
            <text:p>0,177965</text:p>
          </table:table-cell>
          <table:table-cell office:value-type="float" office:value="-2.392647">
            <text:p>-2,392647</text:p>
          </table:table-cell>
          <table:table-cell table:number-columns-repeated="1019"/>
        </table:table-row>
        <table:table-row table:style-name="ro1">
          <table:table-cell office:value-type="float" office:value="613.671814">
            <text:p>613,67181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77965">
            <text:p>0,177965</text:p>
          </table:table-cell>
          <table:table-cell office:value-type="float" office:value="-2.392647">
            <text:p>-2,392647</text:p>
          </table:table-cell>
          <table:table-cell table:number-columns-repeated="1019"/>
        </table:table-row>
        <table:table-row table:style-name="ro1">
          <table:table-cell office:value-type="float" office:value="620.131531">
            <text:p>620,13153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79838">
            <text:p>0,179838</text:p>
          </table:table-cell>
          <table:table-cell office:value-type="float" office:value="-2.411765">
            <text:p>-2,411765</text:p>
          </table:table-cell>
          <table:table-cell table:number-columns-repeated="1019"/>
        </table:table-row>
        <table:table-row table:style-name="ro1">
          <table:table-cell office:value-type="float" office:value="620.131531">
            <text:p>620,131531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79838">
            <text:p>0,179838</text:p>
          </table:table-cell>
          <table:table-cell office:value-type="float" office:value="-2.430294">
            <text:p>-2,430294</text:p>
          </table:table-cell>
          <table:table-cell table:number-columns-repeated="1019"/>
        </table:table-row>
        <table:table-row table:style-name="ro1">
          <table:table-cell office:value-type="float" office:value="617.978333">
            <text:p>617,978333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79214">
            <text:p>0,179214</text:p>
          </table:table-cell>
          <table:table-cell office:value-type="float" office:value="-2.430294">
            <text:p>-2,430294</text:p>
          </table:table-cell>
          <table:table-cell table:number-columns-repeated="1019"/>
        </table:table-row>
        <table:table-row table:style-name="ro1">
          <table:table-cell office:value-type="float" office:value="617.978333">
            <text:p>617,978333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79214">
            <text:p>0,179214</text:p>
          </table:table-cell>
          <table:table-cell office:value-type="float" office:value="-2.449118">
            <text:p>-2,449118</text:p>
          </table:table-cell>
          <table:table-cell table:number-columns-repeated="1019"/>
        </table:table-row>
        <table:table-row table:style-name="ro1">
          <table:table-cell office:value-type="float" office:value="617.978333">
            <text:p>617,978333</text:p>
          </table:table-cell>
          <table:table-cell office:value-type="float" office:value="-0.003258">
            <text:p>-0,003258</text:p>
          </table:table-cell>
          <table:table-cell office:value-type="float" office:value="-0.003232">
            <text:p>-0,003232</text:p>
          </table:table-cell>
          <table:table-cell office:value-type="float" office:value="0.179214">
            <text:p>0,179214</text:p>
          </table:table-cell>
          <table:table-cell office:value-type="float" office:value="-2.449118">
            <text:p>-2,449118</text:p>
          </table:table-cell>
          <table:table-cell table:number-columns-repeated="1019"/>
        </table:table-row>
        <table:table-row table:style-name="ro1">
          <table:table-cell office:value-type="float" office:value="617.978333">
            <text:p>617,978333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79214">
            <text:p>0,179214</text:p>
          </table:table-cell>
          <table:table-cell office:value-type="float" office:value="-2.467941">
            <text:p>-2,467941</text:p>
          </table:table-cell>
          <table:table-cell table:number-columns-repeated="1019"/>
        </table:table-row>
        <table:table-row table:style-name="ro1">
          <table:table-cell office:value-type="float" office:value="626.591248">
            <text:p>626,59124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81711">
            <text:p>0,181711</text:p>
          </table:table-cell>
          <table:table-cell office:value-type="float" office:value="-2.467941">
            <text:p>-2,467941</text:p>
          </table:table-cell>
          <table:table-cell table:number-columns-repeated="1019"/>
        </table:table-row>
        <table:table-row table:style-name="ro1">
          <table:table-cell office:value-type="float" office:value="626.591248">
            <text:p>626,59124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181711">
            <text:p>0,181711</text:p>
          </table:table-cell>
          <table:table-cell office:value-type="float" office:value="-2.487941">
            <text:p>-2,487941</text:p>
          </table:table-cell>
          <table:table-cell table:number-columns-repeated="1019"/>
        </table:table-row>
        <table:table-row table:style-name="ro1">
          <table:table-cell office:value-type="float" office:value="626.591248">
            <text:p>626,591248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1711">
            <text:p>0,181711</text:p>
          </table:table-cell>
          <table:table-cell office:value-type="float" office:value="-2.487941">
            <text:p>-2,487941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83585">
            <text:p>0,183585</text:p>
          </table:table-cell>
          <table:table-cell office:value-type="float" office:value="-2.506471">
            <text:p>-2,506471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183585">
            <text:p>0,183585</text:p>
          </table:table-cell>
          <table:table-cell office:value-type="float" office:value="-2.506471">
            <text:p>-2,506471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183585">
            <text:p>0,183585</text:p>
          </table:table-cell>
          <table:table-cell office:value-type="float" office:value="-2.526176">
            <text:p>-2,526176</text:p>
          </table:table-cell>
          <table:table-cell table:number-columns-repeated="1019"/>
        </table:table-row>
        <table:table-row table:style-name="ro1">
          <table:table-cell office:value-type="float" office:value="633.050964">
            <text:p>633,05096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183585">
            <text:p>0,183585</text:p>
          </table:table-cell>
          <table:table-cell office:value-type="float" office:value="-2.526176">
            <text:p>-2,526176</text:p>
          </table:table-cell>
          <table:table-cell table:number-columns-repeated="1019"/>
        </table:table-row>
        <table:table-row table:style-name="ro1">
          <table:table-cell office:value-type="float" office:value="637.357422">
            <text:p>637,35742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4834">
            <text:p>0,184834</text:p>
          </table:table-cell>
          <table:table-cell office:value-type="float" office:value="-2.545">
            <text:p>-2,545</text:p>
          </table:table-cell>
          <table:table-cell table:number-columns-repeated="1019"/>
        </table:table-row>
        <table:table-row table:style-name="ro1">
          <table:table-cell office:value-type="float" office:value="637.357422">
            <text:p>637,35742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4834">
            <text:p>0,184834</text:p>
          </table:table-cell>
          <table:table-cell office:value-type="float" office:value="-2.545">
            <text:p>-2,545</text:p>
          </table:table-cell>
          <table:table-cell table:number-columns-repeated="1019"/>
        </table:table-row>
        <table:table-row table:style-name="ro1">
          <table:table-cell office:value-type="float" office:value="635.204163">
            <text:p>635,20416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4209">
            <text:p>0,184209</text:p>
          </table:table-cell>
          <table:table-cell office:value-type="float" office:value="-2.564118">
            <text:p>-2,564118</text:p>
          </table:table-cell>
          <table:table-cell table:number-columns-repeated="1019"/>
        </table:table-row>
        <table:table-row table:style-name="ro1">
          <table:table-cell office:value-type="float" office:value="635.204163">
            <text:p>635,20416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84209">
            <text:p>0,184209</text:p>
          </table:table-cell>
          <table:table-cell office:value-type="float" office:value="-2.564118">
            <text:p>-2,564118</text:p>
          </table:table-cell>
          <table:table-cell table:number-columns-repeated="1019"/>
        </table:table-row>
        <table:table-row table:style-name="ro1">
          <table:table-cell office:value-type="float" office:value="639.51062">
            <text:p>639,5106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85458">
            <text:p>0,185458</text:p>
          </table:table-cell>
          <table:table-cell office:value-type="float" office:value="-2.583235">
            <text:p>-2,583235</text:p>
          </table:table-cell>
          <table:table-cell table:number-columns-repeated="1019"/>
        </table:table-row>
        <table:table-row table:style-name="ro1">
          <table:table-cell office:value-type="float" office:value="639.51062">
            <text:p>639,51062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185458">
            <text:p>0,185458</text:p>
          </table:table-cell>
          <table:table-cell office:value-type="float" office:value="-2.583235">
            <text:p>-2,583235</text:p>
          </table:table-cell>
          <table:table-cell table:number-columns-repeated="1019"/>
        </table:table-row>
        <table:table-row table:style-name="ro1">
          <table:table-cell office:value-type="float" office:value="648.123596">
            <text:p>648,12359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7956">
            <text:p>0,187956</text:p>
          </table:table-cell>
          <table:table-cell office:value-type="float" office:value="-2.602647">
            <text:p>-2,602647</text:p>
          </table:table-cell>
          <table:table-cell table:number-columns-repeated="1019"/>
        </table:table-row>
        <table:table-row table:style-name="ro1">
          <table:table-cell office:value-type="float" office:value="648.123596">
            <text:p>648,1235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7956">
            <text:p>0,187956</text:p>
          </table:table-cell>
          <table:table-cell office:value-type="float" office:value="-2.602647">
            <text:p>-2,602647</text:p>
          </table:table-cell>
          <table:table-cell table:number-columns-repeated="1019"/>
        </table:table-row>
        <table:table-row table:style-name="ro1">
          <table:table-cell office:value-type="float" office:value="639.51062">
            <text:p>639,5106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85458">
            <text:p>0,185458</text:p>
          </table:table-cell>
          <table:table-cell office:value-type="float" office:value="-2.621765">
            <text:p>-2,621765</text:p>
          </table:table-cell>
          <table:table-cell table:number-columns-repeated="1019"/>
        </table:table-row>
        <table:table-row table:style-name="ro1">
          <table:table-cell office:value-type="float" office:value="639.51062">
            <text:p>639,5106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85458">
            <text:p>0,185458</text:p>
          </table:table-cell>
          <table:table-cell office:value-type="float" office:value="-2.621765">
            <text:p>-2,621765</text:p>
          </table:table-cell>
          <table:table-cell table:number-columns-repeated="1019"/>
        </table:table-row>
        <table:table-row table:style-name="ro1">
          <table:table-cell office:value-type="float" office:value="650.276794">
            <text:p>650,2767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8858">
            <text:p>0,18858</text:p>
          </table:table-cell>
          <table:table-cell office:value-type="float" office:value="-2.641176">
            <text:p>-2,641176</text:p>
          </table:table-cell>
          <table:table-cell table:number-columns-repeated="1019"/>
        </table:table-row>
        <table:table-row table:style-name="ro1">
          <table:table-cell office:value-type="float" office:value="650.276794">
            <text:p>650,27679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8858">
            <text:p>0,18858</text:p>
          </table:table-cell>
          <table:table-cell office:value-type="float" office:value="-2.660294">
            <text:p>-2,660294</text:p>
          </table:table-cell>
          <table:table-cell table:number-columns-repeated="1019"/>
        </table:table-row>
        <table:table-row table:style-name="ro1">
          <table:table-cell office:value-type="float" office:value="648.123596">
            <text:p>648,12359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87956">
            <text:p>0,187956</text:p>
          </table:table-cell>
          <table:table-cell office:value-type="float" office:value="-2.660294">
            <text:p>-2,660294</text:p>
          </table:table-cell>
          <table:table-cell table:number-columns-repeated="1019"/>
        </table:table-row>
        <table:table-row table:style-name="ro1">
          <table:table-cell office:value-type="float" office:value="648.123596">
            <text:p>648,12359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187956">
            <text:p>0,187956</text:p>
          </table:table-cell>
          <table:table-cell office:value-type="float" office:value="-2.679412">
            <text:p>-2,679412</text:p>
          </table:table-cell>
          <table:table-cell table:number-columns-repeated="1019"/>
        </table:table-row>
        <table:table-row table:style-name="ro1">
          <table:table-cell office:value-type="float" office:value="652.430054">
            <text:p>652,430054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189205">
            <text:p>0,189205</text:p>
          </table:table-cell>
          <table:table-cell office:value-type="float" office:value="-2.679412">
            <text:p>-2,679412</text:p>
          </table:table-cell>
          <table:table-cell table:number-columns-repeated="1019"/>
        </table:table-row>
        <table:table-row table:style-name="ro1">
          <table:table-cell office:value-type="float" office:value="658.889771">
            <text:p>658,88977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91078">
            <text:p>0,191078</text:p>
          </table:table-cell>
          <table:table-cell office:value-type="float" office:value="-2.698235">
            <text:p>-2,698235</text:p>
          </table:table-cell>
          <table:table-cell table:number-columns-repeated="1019"/>
        </table:table-row>
        <table:table-row table:style-name="ro1">
          <table:table-cell office:value-type="float" office:value="658.889771">
            <text:p>658,88977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91078">
            <text:p>0,191078</text:p>
          </table:table-cell>
          <table:table-cell office:value-type="float" office:value="-2.698235">
            <text:p>-2,698235</text:p>
          </table:table-cell>
          <table:table-cell table:number-columns-repeated="1019"/>
        </table:table-row>
        <table:table-row table:style-name="ro1">
          <table:table-cell office:value-type="float" office:value="656.736511">
            <text:p>656,73651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190454">
            <text:p>0,190454</text:p>
          </table:table-cell>
          <table:table-cell office:value-type="float" office:value="-2.717647">
            <text:p>-2,717647</text:p>
          </table:table-cell>
          <table:table-cell table:number-columns-repeated="1019"/>
        </table:table-row>
        <table:table-row table:style-name="ro1">
          <table:table-cell office:value-type="float" office:value="656.736511">
            <text:p>656,73651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90454">
            <text:p>0,190454</text:p>
          </table:table-cell>
          <table:table-cell office:value-type="float" office:value="-2.717647">
            <text:p>-2,717647</text:p>
          </table:table-cell>
          <table:table-cell table:number-columns-repeated="1019"/>
        </table:table-row>
        <table:table-row table:style-name="ro1">
          <table:table-cell office:value-type="float" office:value="663.196228">
            <text:p>663,1962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192327">
            <text:p>0,192327</text:p>
          </table:table-cell>
          <table:table-cell office:value-type="float" office:value="-2.736765">
            <text:p>-2,736765</text:p>
          </table:table-cell>
          <table:table-cell table:number-columns-repeated="1019"/>
        </table:table-row>
        <table:table-row table:style-name="ro1">
          <table:table-cell office:value-type="float" office:value="663.196228">
            <text:p>663,19622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92327">
            <text:p>0,192327</text:p>
          </table:table-cell>
          <table:table-cell office:value-type="float" office:value="-2.736765">
            <text:p>-2,736765</text:p>
          </table:table-cell>
          <table:table-cell table:number-columns-repeated="1019"/>
        </table:table-row>
        <table:table-row table:style-name="ro1">
          <table:table-cell office:value-type="float" office:value="658.889771">
            <text:p>658,88977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91078">
            <text:p>0,191078</text:p>
          </table:table-cell>
          <table:table-cell office:value-type="float" office:value="-2.755882">
            <text:p>-2,755882</text:p>
          </table:table-cell>
          <table:table-cell table:number-columns-repeated="1019"/>
        </table:table-row>
        <table:table-row table:style-name="ro1">
          <table:table-cell office:value-type="float" office:value="658.889771">
            <text:p>658,88977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191078">
            <text:p>0,191078</text:p>
          </table:table-cell>
          <table:table-cell office:value-type="float" office:value="-2.755882">
            <text:p>-2,755882</text:p>
          </table:table-cell>
          <table:table-cell table:number-columns-repeated="1019"/>
        </table:table-row>
        <table:table-row table:style-name="ro1">
          <table:table-cell office:value-type="float" office:value="661.042969">
            <text:p>661,042969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191702">
            <text:p>0,191702</text:p>
          </table:table-cell>
          <table:table-cell office:value-type="float" office:value="-2.775294">
            <text:p>-2,775294</text:p>
          </table:table-cell>
          <table:table-cell table:number-columns-repeated="1019"/>
        </table:table-row>
        <table:table-row table:style-name="ro1">
          <table:table-cell office:value-type="float" office:value="661.042969">
            <text:p>661,04296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191702">
            <text:p>0,191702</text:p>
          </table:table-cell>
          <table:table-cell office:value-type="float" office:value="-2.775294">
            <text:p>-2,775294</text:p>
          </table:table-cell>
          <table:table-cell table:number-columns-repeated="1019"/>
        </table:table-row>
        <table:table-row table:style-name="ro1">
          <table:table-cell office:value-type="float" office:value="665.349487">
            <text:p>665,34948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192951">
            <text:p>0,192951</text:p>
          </table:table-cell>
          <table:table-cell office:value-type="float" office:value="-2.793823">
            <text:p>-2,793823</text:p>
          </table:table-cell>
          <table:table-cell table:number-columns-repeated="1019"/>
        </table:table-row>
        <table:table-row table:style-name="ro1">
          <table:table-cell office:value-type="float" office:value="665.349487">
            <text:p>665,349487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92951">
            <text:p>0,192951</text:p>
          </table:table-cell>
          <table:table-cell office:value-type="float" office:value="-2.793823">
            <text:p>-2,793823</text:p>
          </table:table-cell>
          <table:table-cell table:number-columns-repeated="1019"/>
        </table:table-row>
        <table:table-row table:style-name="ro1">
          <table:table-cell office:value-type="float" office:value="669.655945">
            <text:p>669,655945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1942">
            <text:p>0,1942</text:p>
          </table:table-cell>
          <table:table-cell office:value-type="float" office:value="-2.813235">
            <text:p>-2,813235</text:p>
          </table:table-cell>
          <table:table-cell table:number-columns-repeated="1019"/>
        </table:table-row>
        <table:table-row table:style-name="ro1">
          <table:table-cell office:value-type="float" office:value="669.655945">
            <text:p>669,655945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942">
            <text:p>0,1942</text:p>
          </table:table-cell>
          <table:table-cell office:value-type="float" office:value="-2.813235">
            <text:p>-2,813235</text:p>
          </table:table-cell>
          <table:table-cell table:number-columns-repeated="1019"/>
        </table:table-row>
        <table:table-row table:style-name="ro1">
          <table:table-cell office:value-type="float" office:value="673.962402">
            <text:p>673,96240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95449">
            <text:p>0,195449</text:p>
          </table:table-cell>
          <table:table-cell office:value-type="float" office:value="-2.833823">
            <text:p>-2,833823</text:p>
          </table:table-cell>
          <table:table-cell table:number-columns-repeated="1019"/>
        </table:table-row>
        <table:table-row table:style-name="ro1">
          <table:table-cell office:value-type="float" office:value="673.962402">
            <text:p>673,96240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5449">
            <text:p>0,195449</text:p>
          </table:table-cell>
          <table:table-cell office:value-type="float" office:value="-2.833823">
            <text:p>-2,833823</text:p>
          </table:table-cell>
          <table:table-cell table:number-columns-repeated="1019"/>
        </table:table-row>
        <table:table-row table:style-name="ro1">
          <table:table-cell office:value-type="float" office:value="682.575317">
            <text:p>682,57531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97947">
            <text:p>0,197947</text:p>
          </table:table-cell>
          <table:table-cell office:value-type="float" office:value="-2.853529">
            <text:p>-2,853529</text:p>
          </table:table-cell>
          <table:table-cell table:number-columns-repeated="1019"/>
        </table:table-row>
        <table:table-row table:style-name="ro1">
          <table:table-cell office:value-type="float" office:value="682.575317">
            <text:p>682,575317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197947">
            <text:p>0,197947</text:p>
          </table:table-cell>
          <table:table-cell office:value-type="float" office:value="-2.853529">
            <text:p>-2,853529</text:p>
          </table:table-cell>
          <table:table-cell table:number-columns-repeated="1019"/>
        </table:table-row>
        <table:table-row table:style-name="ro1">
          <table:table-cell office:value-type="float" office:value="676.115662">
            <text:p>676,115662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196074">
            <text:p>0,196074</text:p>
          </table:table-cell>
          <table:table-cell office:value-type="float" office:value="-2.872647">
            <text:p>-2,872647</text:p>
          </table:table-cell>
          <table:table-cell table:number-columns-repeated="1019"/>
        </table:table-row>
        <table:table-row table:style-name="ro1">
          <table:table-cell office:value-type="float" office:value="676.115662">
            <text:p>676,115662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6074">
            <text:p>0,196074</text:p>
          </table:table-cell>
          <table:table-cell office:value-type="float" office:value="-2.872647">
            <text:p>-2,872647</text:p>
          </table:table-cell>
          <table:table-cell table:number-columns-repeated="1019"/>
        </table:table-row>
        <table:table-row table:style-name="ro1">
          <table:table-cell office:value-type="float" office:value="682.575317">
            <text:p>682,57531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97947">
            <text:p>0,197947</text:p>
          </table:table-cell>
          <table:table-cell office:value-type="float" office:value="-2.892941">
            <text:p>-2,892941</text:p>
          </table:table-cell>
          <table:table-cell table:number-columns-repeated="1019"/>
        </table:table-row>
        <table:table-row table:style-name="ro1">
          <table:table-cell office:value-type="float" office:value="682.575317">
            <text:p>682,57531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197947">
            <text:p>0,197947</text:p>
          </table:table-cell>
          <table:table-cell office:value-type="float" office:value="-2.892941">
            <text:p>-2,89294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199196">
            <text:p>0,199196</text:p>
          </table:table-cell>
          <table:table-cell office:value-type="float" office:value="-2.912941">
            <text:p>-2,91294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199196">
            <text:p>0,199196</text:p>
          </table:table-cell>
          <table:table-cell office:value-type="float" office:value="-2.912941">
            <text:p>-2,91294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61">
            <text:p>-0,003261</text:p>
          </table:table-cell>
          <table:table-cell office:value-type="float" office:value="-0.003232">
            <text:p>-0,003232</text:p>
          </table:table-cell>
          <table:table-cell office:value-type="float" office:value="0.199196">
            <text:p>0,199196</text:p>
          </table:table-cell>
          <table:table-cell office:value-type="float" office:value="-2.931471">
            <text:p>-2,931471</text:p>
          </table:table-cell>
          <table:table-cell table:number-columns-repeated="1019"/>
        </table:table-row>
        <table:table-row table:style-name="ro1">
          <table:table-cell office:value-type="float" office:value="686.881836">
            <text:p>686,88183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99196">
            <text:p>0,199196</text:p>
          </table:table-cell>
          <table:table-cell office:value-type="float" office:value="-2.931471">
            <text:p>-2,931471</text:p>
          </table:table-cell>
          <table:table-cell table:number-columns-repeated="1019"/>
        </table:table-row>
        <table:table-row table:style-name="ro1">
          <table:table-cell office:value-type="float" office:value="689.035034">
            <text:p>689,03503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19982">
            <text:p>0,19982</text:p>
          </table:table-cell>
          <table:table-cell office:value-type="float" office:value="-2.950588">
            <text:p>-2,950588</text:p>
          </table:table-cell>
          <table:table-cell table:number-columns-repeated="1019"/>
        </table:table-row>
        <table:table-row table:style-name="ro1">
          <table:table-cell office:value-type="float" office:value="689.035034">
            <text:p>689,03503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19982">
            <text:p>0,19982</text:p>
          </table:table-cell>
          <table:table-cell office:value-type="float" office:value="-2.969706">
            <text:p>-2,969706</text:p>
          </table:table-cell>
          <table:table-cell table:number-columns-repeated="1019"/>
        </table:table-row>
        <table:table-row table:style-name="ro1">
          <table:table-cell office:value-type="float" office:value="689.035034">
            <text:p>689,035034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19982">
            <text:p>0,19982</text:p>
          </table:table-cell>
          <table:table-cell office:value-type="float" office:value="-2.969706">
            <text:p>-2,969706</text:p>
          </table:table-cell>
          <table:table-cell table:number-columns-repeated="1019"/>
        </table:table-row>
        <table:table-row table:style-name="ro1">
          <table:table-cell office:value-type="float" office:value="689.035034">
            <text:p>689,03503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19982">
            <text:p>0,19982</text:p>
          </table:table-cell>
          <table:table-cell office:value-type="float" office:value="-2.988823">
            <text:p>-2,988823</text:p>
          </table:table-cell>
          <table:table-cell table:number-columns-repeated="1019"/>
        </table:table-row>
        <table:table-row table:style-name="ro1">
          <table:table-cell office:value-type="float" office:value="697.647949">
            <text:p>697,64794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02318">
            <text:p>0,202318</text:p>
          </table:table-cell>
          <table:table-cell office:value-type="float" office:value="-2.988823">
            <text:p>-2,988823</text:p>
          </table:table-cell>
          <table:table-cell table:number-columns-repeated="1019"/>
        </table:table-row>
        <table:table-row table:style-name="ro1">
          <table:table-cell office:value-type="float" office:value="697.647949">
            <text:p>697,64794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02318">
            <text:p>0,202318</text:p>
          </table:table-cell>
          <table:table-cell office:value-type="float" office:value="-3.008235">
            <text:p>-3,008235</text:p>
          </table:table-cell>
          <table:table-cell table:number-columns-repeated="1019"/>
        </table:table-row>
        <table:table-row table:style-name="ro1">
          <table:table-cell office:value-type="float" office:value="697.647949">
            <text:p>697,64794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02318">
            <text:p>0,202318</text:p>
          </table:table-cell>
          <table:table-cell office:value-type="float" office:value="-3.008235">
            <text:p>-3,008235</text:p>
          </table:table-cell>
          <table:table-cell table:number-columns-repeated="1019"/>
        </table:table-row>
        <table:table-row table:style-name="ro1">
          <table:table-cell office:value-type="float" office:value="701.954468">
            <text:p>701,954468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03567">
            <text:p>0,203567</text:p>
          </table:table-cell>
          <table:table-cell office:value-type="float" office:value="-3.027059">
            <text:p>-3,027059</text:p>
          </table:table-cell>
          <table:table-cell table:number-columns-repeated="1019"/>
        </table:table-row>
        <table:table-row table:style-name="ro1">
          <table:table-cell office:value-type="float" office:value="701.954468">
            <text:p>701,95446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03567">
            <text:p>0,203567</text:p>
          </table:table-cell>
          <table:table-cell office:value-type="float" office:value="-3.027059">
            <text:p>-3,027059</text:p>
          </table:table-cell>
          <table:table-cell table:number-columns-repeated="1019"/>
        </table:table-row>
        <table:table-row table:style-name="ro1">
          <table:table-cell office:value-type="float" office:value="701.954468">
            <text:p>701,95446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03567">
            <text:p>0,203567</text:p>
          </table:table-cell>
          <table:table-cell office:value-type="float" office:value="-3.046471">
            <text:p>-3,046471</text:p>
          </table:table-cell>
          <table:table-cell table:number-columns-repeated="1019"/>
        </table:table-row>
        <table:table-row table:style-name="ro1">
          <table:table-cell office:value-type="float" office:value="701.954468">
            <text:p>701,95446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03567">
            <text:p>0,203567</text:p>
          </table:table-cell>
          <table:table-cell office:value-type="float" office:value="-3.046471">
            <text:p>-3,046471</text:p>
          </table:table-cell>
          <table:table-cell table:number-columns-repeated="1019"/>
        </table:table-row>
        <table:table-row table:style-name="ro1">
          <table:table-cell office:value-type="float" office:value="710.567383">
            <text:p>710,56738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06065">
            <text:p>0,206065</text:p>
          </table:table-cell>
          <table:table-cell office:value-type="float" office:value="-3.065294">
            <text:p>-3,065294</text:p>
          </table:table-cell>
          <table:table-cell table:number-columns-repeated="1019"/>
        </table:table-row>
        <table:table-row table:style-name="ro1">
          <table:table-cell office:value-type="float" office:value="710.567383">
            <text:p>710,56738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06065">
            <text:p>0,206065</text:p>
          </table:table-cell>
          <table:table-cell office:value-type="float" office:value="-3.065294">
            <text:p>-3,065294</text:p>
          </table:table-cell>
          <table:table-cell table:number-columns-repeated="1019"/>
        </table:table-row>
        <table:table-row table:style-name="ro1">
          <table:table-cell office:value-type="float" office:value="704.107666">
            <text:p>704,10766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04191">
            <text:p>0,204191</text:p>
          </table:table-cell>
          <table:table-cell office:value-type="float" office:value="-3.084412">
            <text:p>-3,084412</text:p>
          </table:table-cell>
          <table:table-cell table:number-columns-repeated="1019"/>
        </table:table-row>
        <table:table-row table:style-name="ro1">
          <table:table-cell office:value-type="float" office:value="704.107666">
            <text:p>704,10766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04191">
            <text:p>0,204191</text:p>
          </table:table-cell>
          <table:table-cell office:value-type="float" office:value="-3.084412">
            <text:p>-3,084412</text:p>
          </table:table-cell>
          <table:table-cell table:number-columns-repeated="1019"/>
        </table:table-row>
        <table:table-row table:style-name="ro1">
          <table:table-cell office:value-type="float" office:value="708.414124">
            <text:p>708,41412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0544">
            <text:p>0,20544</text:p>
          </table:table-cell>
          <table:table-cell office:value-type="float" office:value="-3.103529">
            <text:p>-3,103529</text:p>
          </table:table-cell>
          <table:table-cell table:number-columns-repeated="1019"/>
        </table:table-row>
        <table:table-row table:style-name="ro1">
          <table:table-cell office:value-type="float" office:value="708.414124">
            <text:p>708,41412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0544">
            <text:p>0,20544</text:p>
          </table:table-cell>
          <table:table-cell office:value-type="float" office:value="-3.103529">
            <text:p>-3,103529</text:p>
          </table:table-cell>
          <table:table-cell table:number-columns-repeated="1019"/>
        </table:table-row>
        <table:table-row table:style-name="ro1">
          <table:table-cell office:value-type="float" office:value="712.720642">
            <text:p>712,720642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06689">
            <text:p>0,206689</text:p>
          </table:table-cell>
          <table:table-cell office:value-type="float" office:value="-3.122941">
            <text:p>-3,122941</text:p>
          </table:table-cell>
          <table:table-cell table:number-columns-repeated="1019"/>
        </table:table-row>
        <table:table-row table:style-name="ro1">
          <table:table-cell office:value-type="float" office:value="712.720642">
            <text:p>712,720642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06689">
            <text:p>0,206689</text:p>
          </table:table-cell>
          <table:table-cell office:value-type="float" office:value="-3.122941">
            <text:p>-3,122941</text:p>
          </table:table-cell>
          <table:table-cell table:number-columns-repeated="1019"/>
        </table:table-row>
        <table:table-row table:style-name="ro1">
          <table:table-cell office:value-type="float" office:value="719.180298">
            <text:p>719,180298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08562">
            <text:p>0,208562</text:p>
          </table:table-cell>
          <table:table-cell office:value-type="float" office:value="-3.142647">
            <text:p>-3,142647</text:p>
          </table:table-cell>
          <table:table-cell table:number-columns-repeated="1019"/>
        </table:table-row>
        <table:table-row table:style-name="ro1">
          <table:table-cell office:value-type="float" office:value="719.180298">
            <text:p>719,180298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208562">
            <text:p>0,208562</text:p>
          </table:table-cell>
          <table:table-cell office:value-type="float" office:value="-3.142647">
            <text:p>-3,142647</text:p>
          </table:table-cell>
          <table:table-cell table:number-columns-repeated="1019"/>
        </table:table-row>
        <table:table-row table:style-name="ro1">
          <table:table-cell office:value-type="float" office:value="714.87384">
            <text:p>714,8738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07313">
            <text:p>0,207313</text:p>
          </table:table-cell>
          <table:table-cell office:value-type="float" office:value="-3.162941">
            <text:p>-3,162941</text:p>
          </table:table-cell>
          <table:table-cell table:number-columns-repeated="1019"/>
        </table:table-row>
        <table:table-row table:style-name="ro1">
          <table:table-cell office:value-type="float" office:value="714.87384">
            <text:p>714,8738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07313">
            <text:p>0,207313</text:p>
          </table:table-cell>
          <table:table-cell office:value-type="float" office:value="-3.162941">
            <text:p>-3,162941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09187">
            <text:p>0,209187</text:p>
          </table:table-cell>
          <table:table-cell office:value-type="float" office:value="-3.183235">
            <text:p>-3,183235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09187">
            <text:p>0,209187</text:p>
          </table:table-cell>
          <table:table-cell office:value-type="float" office:value="-3.183235">
            <text:p>-3,183235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09187">
            <text:p>0,209187</text:p>
          </table:table-cell>
          <table:table-cell office:value-type="float" office:value="-3.202941">
            <text:p>-3,202941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09187">
            <text:p>0,209187</text:p>
          </table:table-cell>
          <table:table-cell office:value-type="float" office:value="-3.202941">
            <text:p>-3,202941</text:p>
          </table:table-cell>
          <table:table-cell table:number-columns-repeated="1019"/>
        </table:table-row>
        <table:table-row table:style-name="ro1">
          <table:table-cell office:value-type="float" office:value="717.0271">
            <text:p>717,0271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07938">
            <text:p>0,207938</text:p>
          </table:table-cell>
          <table:table-cell office:value-type="float" office:value="-3.223235">
            <text:p>-3,223235</text:p>
          </table:table-cell>
          <table:table-cell table:number-columns-repeated="1019"/>
        </table:table-row>
        <table:table-row table:style-name="ro1">
          <table:table-cell office:value-type="float" office:value="717.0271">
            <text:p>717,027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07938">
            <text:p>0,207938</text:p>
          </table:table-cell>
          <table:table-cell office:value-type="float" office:value="-3.223235">
            <text:p>-3,223235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61">
            <text:p>-0,003261</text:p>
          </table:table-cell>
          <table:table-cell office:value-type="float" office:value="-0.003231">
            <text:p>-0,003231</text:p>
          </table:table-cell>
          <table:table-cell office:value-type="float" office:value="0.209187">
            <text:p>0,209187</text:p>
          </table:table-cell>
          <table:table-cell office:value-type="float" office:value="-3.242353">
            <text:p>-3,242353</text:p>
          </table:table-cell>
          <table:table-cell table:number-columns-repeated="1019"/>
        </table:table-row>
        <table:table-row table:style-name="ro1">
          <table:table-cell office:value-type="float" office:value="721.333557">
            <text:p>721,333557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09187">
            <text:p>0,209187</text:p>
          </table:table-cell>
          <table:table-cell office:value-type="float" office:value="-3.260294">
            <text:p>-3,260294</text:p>
          </table:table-cell>
          <table:table-cell table:number-columns-repeated="1019"/>
        </table:table-row>
        <table:table-row table:style-name="ro1">
          <table:table-cell office:value-type="float" office:value="729.946472">
            <text:p>729,94647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11684">
            <text:p>0,211684</text:p>
          </table:table-cell>
          <table:table-cell office:value-type="float" office:value="-3.260294">
            <text:p>-3,260294</text:p>
          </table:table-cell>
          <table:table-cell table:number-columns-repeated="1019"/>
        </table:table-row>
        <table:table-row table:style-name="ro1">
          <table:table-cell office:value-type="float" office:value="729.946472">
            <text:p>729,946472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11684">
            <text:p>0,211684</text:p>
          </table:table-cell>
          <table:table-cell office:value-type="float" office:value="-3.279412">
            <text:p>-3,279412</text:p>
          </table:table-cell>
          <table:table-cell table:number-columns-repeated="1019"/>
        </table:table-row>
        <table:table-row table:style-name="ro1">
          <table:table-cell office:value-type="float" office:value="725.640015">
            <text:p>725,64001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10436">
            <text:p>0,210436</text:p>
          </table:table-cell>
          <table:table-cell office:value-type="float" office:value="-3.279412">
            <text:p>-3,279412</text:p>
          </table:table-cell>
          <table:table-cell table:number-columns-repeated="1019"/>
        </table:table-row>
        <table:table-row table:style-name="ro1">
          <table:table-cell office:value-type="float" office:value="725.640015">
            <text:p>725,64001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10436">
            <text:p>0,210436</text:p>
          </table:table-cell>
          <table:table-cell office:value-type="float" office:value="-3.297941">
            <text:p>-3,297941</text:p>
          </table:table-cell>
          <table:table-cell table:number-columns-repeated="1019"/>
        </table:table-row>
        <table:table-row table:style-name="ro1">
          <table:table-cell office:value-type="float" office:value="734.252991">
            <text:p>734,252991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12933">
            <text:p>0,212933</text:p>
          </table:table-cell>
          <table:table-cell office:value-type="float" office:value="-3.297941">
            <text:p>-3,297941</text:p>
          </table:table-cell>
          <table:table-cell table:number-columns-repeated="1019"/>
        </table:table-row>
        <table:table-row table:style-name="ro1">
          <table:table-cell office:value-type="float" office:value="738.559448">
            <text:p>738,55944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14182">
            <text:p>0,214182</text:p>
          </table:table-cell>
          <table:table-cell office:value-type="float" office:value="-3.317353">
            <text:p>-3,317353</text:p>
          </table:table-cell>
          <table:table-cell table:number-columns-repeated="1019"/>
        </table:table-row>
        <table:table-row table:style-name="ro1">
          <table:table-cell office:value-type="float" office:value="738.559448">
            <text:p>738,559448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14182">
            <text:p>0,214182</text:p>
          </table:table-cell>
          <table:table-cell office:value-type="float" office:value="-3.317353">
            <text:p>-3,317353</text:p>
          </table:table-cell>
          <table:table-cell table:number-columns-repeated="1019"/>
        </table:table-row>
        <table:table-row table:style-name="ro1">
          <table:table-cell office:value-type="float" office:value="740.712646">
            <text:p>740,71264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14807">
            <text:p>0,214807</text:p>
          </table:table-cell>
          <table:table-cell office:value-type="float" office:value="-3.336765">
            <text:p>-3,336765</text:p>
          </table:table-cell>
          <table:table-cell table:number-columns-repeated="1019"/>
        </table:table-row>
        <table:table-row table:style-name="ro1">
          <table:table-cell office:value-type="float" office:value="740.712646">
            <text:p>740,712646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14807">
            <text:p>0,214807</text:p>
          </table:table-cell>
          <table:table-cell office:value-type="float" office:value="-3.336765">
            <text:p>-3,336765</text:p>
          </table:table-cell>
          <table:table-cell table:number-columns-repeated="1019"/>
        </table:table-row>
        <table:table-row table:style-name="ro1">
          <table:table-cell office:value-type="float" office:value="742.865906">
            <text:p>742,86590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5431">
            <text:p>0,215431</text:p>
          </table:table-cell>
          <table:table-cell office:value-type="float" office:value="-3.356176">
            <text:p>-3,356176</text:p>
          </table:table-cell>
          <table:table-cell table:number-columns-repeated="1019"/>
        </table:table-row>
        <table:table-row table:style-name="ro1">
          <table:table-cell office:value-type="float" office:value="742.865906">
            <text:p>742,86590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15431">
            <text:p>0,215431</text:p>
          </table:table-cell>
          <table:table-cell office:value-type="float" office:value="-3.356176">
            <text:p>-3,356176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668">
            <text:p>0,21668</text:p>
          </table:table-cell>
          <table:table-cell office:value-type="float" office:value="-3.375294">
            <text:p>-3,375294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65">
            <text:p>-0,003265</text:p>
          </table:table-cell>
          <table:table-cell office:value-type="float" office:value="-0.003229">
            <text:p>-0,003229</text:p>
          </table:table-cell>
          <table:table-cell office:value-type="float" office:value="0.21668">
            <text:p>0,21668</text:p>
          </table:table-cell>
          <table:table-cell office:value-type="float" office:value="-3.375294">
            <text:p>-3,375294</text:p>
          </table:table-cell>
          <table:table-cell table:number-columns-repeated="1019"/>
        </table:table-row>
        <table:table-row table:style-name="ro1">
          <table:table-cell office:value-type="float" office:value="745.019165">
            <text:p>745,01916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16056">
            <text:p>0,216056</text:p>
          </table:table-cell>
          <table:table-cell office:value-type="float" office:value="-3.394118">
            <text:p>-3,394118</text:p>
          </table:table-cell>
          <table:table-cell table:number-columns-repeated="1019"/>
        </table:table-row>
        <table:table-row table:style-name="ro1">
          <table:table-cell office:value-type="float" office:value="745.019165">
            <text:p>745,01916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16056">
            <text:p>0,216056</text:p>
          </table:table-cell>
          <table:table-cell office:value-type="float" office:value="-3.394118">
            <text:p>-3,394118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1668">
            <text:p>0,21668</text:p>
          </table:table-cell>
          <table:table-cell office:value-type="float" office:value="-3.413824">
            <text:p>-3,413824</text:p>
          </table:table-cell>
          <table:table-cell table:number-columns-repeated="1019"/>
        </table:table-row>
        <table:table-row table:style-name="ro1">
          <table:table-cell office:value-type="float" office:value="747.172363">
            <text:p>747,172363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1668">
            <text:p>0,21668</text:p>
          </table:table-cell>
          <table:table-cell office:value-type="float" office:value="-3.413824">
            <text:p>-3,413824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17304">
            <text:p>0,217304</text:p>
          </table:table-cell>
          <table:table-cell office:value-type="float" office:value="-3.432941">
            <text:p>-3,432941</text:p>
          </table:table-cell>
          <table:table-cell table:number-columns-repeated="1019"/>
        </table:table-row>
        <table:table-row table:style-name="ro1">
          <table:table-cell office:value-type="float" office:value="749.325623">
            <text:p>749,325623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7304">
            <text:p>0,217304</text:p>
          </table:table-cell>
          <table:table-cell office:value-type="float" office:value="-3.432941">
            <text:p>-3,432941</text:p>
          </table:table-cell>
          <table:table-cell table:number-columns-repeated="1019"/>
        </table:table-row>
        <table:table-row table:style-name="ro1">
          <table:table-cell office:value-type="float" office:value="753.63208">
            <text:p>753,63208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18553">
            <text:p>0,218553</text:p>
          </table:table-cell>
          <table:table-cell office:value-type="float" office:value="-3.452059">
            <text:p>-3,452059</text:p>
          </table:table-cell>
          <table:table-cell table:number-columns-repeated="1019"/>
        </table:table-row>
        <table:table-row table:style-name="ro1">
          <table:table-cell office:value-type="float" office:value="753.63208">
            <text:p>753,6320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18553">
            <text:p>0,218553</text:p>
          </table:table-cell>
          <table:table-cell office:value-type="float" office:value="-3.452059">
            <text:p>-3,452059</text:p>
          </table:table-cell>
          <table:table-cell table:number-columns-repeated="1019"/>
        </table:table-row>
        <table:table-row table:style-name="ro1">
          <table:table-cell office:value-type="float" office:value="753.63208">
            <text:p>753,6320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18553">
            <text:p>0,218553</text:p>
          </table:table-cell>
          <table:table-cell office:value-type="float" office:value="-3.472941">
            <text:p>-3,472941</text:p>
          </table:table-cell>
          <table:table-cell table:number-columns-repeated="1019"/>
        </table:table-row>
        <table:table-row table:style-name="ro1">
          <table:table-cell office:value-type="float" office:value="753.63208">
            <text:p>753,6320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8553">
            <text:p>0,218553</text:p>
          </table:table-cell>
          <table:table-cell office:value-type="float" office:value="-3.472941">
            <text:p>-3,472941</text:p>
          </table:table-cell>
          <table:table-cell table:number-columns-repeated="1019"/>
        </table:table-row>
        <table:table-row table:style-name="ro1">
          <table:table-cell office:value-type="float" office:value="755.785339">
            <text:p>755,78533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19178">
            <text:p>0,219178</text:p>
          </table:table-cell>
          <table:table-cell office:value-type="float" office:value="-3.492353">
            <text:p>-3,492353</text:p>
          </table:table-cell>
          <table:table-cell table:number-columns-repeated="1019"/>
        </table:table-row>
        <table:table-row table:style-name="ro1">
          <table:table-cell office:value-type="float" office:value="755.785339">
            <text:p>755,785339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19178">
            <text:p>0,219178</text:p>
          </table:table-cell>
          <table:table-cell office:value-type="float" office:value="-3.492353">
            <text:p>-3,492353</text:p>
          </table:table-cell>
          <table:table-cell table:number-columns-repeated="1019"/>
        </table:table-row>
        <table:table-row table:style-name="ro1">
          <table:table-cell office:value-type="float" office:value="757.938538">
            <text:p>757,93853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19802">
            <text:p>0,219802</text:p>
          </table:table-cell>
          <table:table-cell office:value-type="float" office:value="-3.512353">
            <text:p>-3,512353</text:p>
          </table:table-cell>
          <table:table-cell table:number-columns-repeated="1019"/>
        </table:table-row>
        <table:table-row table:style-name="ro1">
          <table:table-cell office:value-type="float" office:value="757.938538">
            <text:p>757,93853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19802">
            <text:p>0,219802</text:p>
          </table:table-cell>
          <table:table-cell office:value-type="float" office:value="-3.512353">
            <text:p>-3,512353</text:p>
          </table:table-cell>
          <table:table-cell table:number-columns-repeated="1019"/>
        </table:table-row>
        <table:table-row table:style-name="ro1">
          <table:table-cell office:value-type="float" office:value="760.091797">
            <text:p>760,09179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20427">
            <text:p>0,220427</text:p>
          </table:table-cell>
          <table:table-cell office:value-type="float" office:value="-3.530882">
            <text:p>-3,530882</text:p>
          </table:table-cell>
          <table:table-cell table:number-columns-repeated="1019"/>
        </table:table-row>
        <table:table-row table:style-name="ro1">
          <table:table-cell office:value-type="float" office:value="760.091797">
            <text:p>760,09179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20427">
            <text:p>0,220427</text:p>
          </table:table-cell>
          <table:table-cell office:value-type="float" office:value="-3.550294">
            <text:p>-3,550294</text:p>
          </table:table-cell>
          <table:table-cell table:number-columns-repeated="1019"/>
        </table:table-row>
        <table:table-row table:style-name="ro1">
          <table:table-cell office:value-type="float" office:value="760.091797">
            <text:p>760,091797</text:p>
          </table:table-cell>
          <table:table-cell office:value-type="float" office:value="-0.003265">
            <text:p>-0,003265</text:p>
          </table:table-cell>
          <table:table-cell office:value-type="float" office:value="-0.003231">
            <text:p>-0,003231</text:p>
          </table:table-cell>
          <table:table-cell office:value-type="float" office:value="0.220427">
            <text:p>0,220427</text:p>
          </table:table-cell>
          <table:table-cell office:value-type="float" office:value="-3.550294">
            <text:p>-3,550294</text:p>
          </table:table-cell>
          <table:table-cell table:number-columns-repeated="1019"/>
        </table:table-row>
        <table:table-row table:style-name="ro1">
          <table:table-cell office:value-type="float" office:value="760.091797">
            <text:p>760,09179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20427">
            <text:p>0,220427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757.938538">
            <text:p>757,938538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19802">
            <text:p>0,219802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757.938538">
            <text:p>757,93853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19802">
            <text:p>0,219802</text:p>
          </table:table-cell>
          <table:table-cell office:value-type="float" office:value="-3.588529">
            <text:p>-3,588529</text:p>
          </table:table-cell>
          <table:table-cell table:number-columns-repeated="1019"/>
        </table:table-row>
        <table:table-row table:style-name="ro1">
          <table:table-cell office:value-type="float" office:value="766.551453">
            <text:p>766,55145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223">
            <text:p>0,2223</text:p>
          </table:table-cell>
          <table:table-cell office:value-type="float" office:value="-3.588529">
            <text:p>-3,588529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23549">
            <text:p>0,223549</text:p>
          </table:table-cell>
          <table:table-cell office:value-type="float" office:value="-3.607647">
            <text:p>-3,607647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23549">
            <text:p>0,223549</text:p>
          </table:table-cell>
          <table:table-cell office:value-type="float" office:value="-3.607647">
            <text:p>-3,607647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23549">
            <text:p>0,223549</text:p>
          </table:table-cell>
          <table:table-cell office:value-type="float" office:value="-3.625882">
            <text:p>-3,625882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23549">
            <text:p>0,223549</text:p>
          </table:table-cell>
          <table:table-cell office:value-type="float" office:value="-3.625882">
            <text:p>-3,625882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23549">
            <text:p>0,223549</text:p>
          </table:table-cell>
          <table:table-cell office:value-type="float" office:value="-3.645294">
            <text:p>-3,645294</text:p>
          </table:table-cell>
          <table:table-cell table:number-columns-repeated="1019"/>
        </table:table-row>
        <table:table-row table:style-name="ro1">
          <table:table-cell office:value-type="float" office:value="770.857971">
            <text:p>770,85797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23549">
            <text:p>0,223549</text:p>
          </table:table-cell>
          <table:table-cell office:value-type="float" office:value="-3.645294">
            <text:p>-3,645294</text:p>
          </table:table-cell>
          <table:table-cell table:number-columns-repeated="1019"/>
        </table:table-row>
        <table:table-row table:style-name="ro1">
          <table:table-cell office:value-type="float" office:value="773.011169">
            <text:p>773,01116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24173">
            <text:p>0,224173</text:p>
          </table:table-cell>
          <table:table-cell office:value-type="float" office:value="-3.664706">
            <text:p>-3,664706</text:p>
          </table:table-cell>
          <table:table-cell table:number-columns-repeated="1019"/>
        </table:table-row>
        <table:table-row table:style-name="ro1">
          <table:table-cell office:value-type="float" office:value="773.011169">
            <text:p>773,01116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24173">
            <text:p>0,224173</text:p>
          </table:table-cell>
          <table:table-cell office:value-type="float" office:value="-3.664706">
            <text:p>-3,664706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63">
            <text:p>-0,003263</text:p>
          </table:table-cell>
          <table:table-cell office:value-type="float" office:value="-0.003233">
            <text:p>-0,003233</text:p>
          </table:table-cell>
          <table:table-cell office:value-type="float" office:value="0.225422">
            <text:p>0,225422</text:p>
          </table:table-cell>
          <table:table-cell office:value-type="float" office:value="-3.683824">
            <text:p>-3,683824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25422">
            <text:p>0,225422</text:p>
          </table:table-cell>
          <table:table-cell office:value-type="float" office:value="-3.683824">
            <text:p>-3,683824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25422">
            <text:p>0,225422</text:p>
          </table:table-cell>
          <table:table-cell office:value-type="float" office:value="-3.702647">
            <text:p>-3,702647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25422">
            <text:p>0,225422</text:p>
          </table:table-cell>
          <table:table-cell office:value-type="float" office:value="-3.702647">
            <text:p>-3,702647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225422">
            <text:p>0,225422</text:p>
          </table:table-cell>
          <table:table-cell office:value-type="float" office:value="-3.722353">
            <text:p>-3,722353</text:p>
          </table:table-cell>
          <table:table-cell table:number-columns-repeated="1019"/>
        </table:table-row>
        <table:table-row table:style-name="ro1">
          <table:table-cell office:value-type="float" office:value="777.317627">
            <text:p>777,317627</text:p>
          </table:table-cell>
          <table:table-cell office:value-type="float" office:value="-0.003265">
            <text:p>-0,003265</text:p>
          </table:table-cell>
          <table:table-cell office:value-type="float" office:value="-0.00323">
            <text:p>-0,00323</text:p>
          </table:table-cell>
          <table:table-cell office:value-type="float" office:value="0.225422">
            <text:p>0,225422</text:p>
          </table:table-cell>
          <table:table-cell office:value-type="float" office:value="-3.722353">
            <text:p>-3,722353</text:p>
          </table:table-cell>
          <table:table-cell table:number-columns-repeated="1019"/>
        </table:table-row>
        <table:table-row table:style-name="ro1">
          <table:table-cell office:value-type="float" office:value="783.777344">
            <text:p>783,77734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27295">
            <text:p>0,227295</text:p>
          </table:table-cell>
          <table:table-cell office:value-type="float" office:value="-3.742059">
            <text:p>-3,742059</text:p>
          </table:table-cell>
          <table:table-cell table:number-columns-repeated="1019"/>
        </table:table-row>
        <table:table-row table:style-name="ro1">
          <table:table-cell office:value-type="float" office:value="783.777344">
            <text:p>783,77734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27295">
            <text:p>0,227295</text:p>
          </table:table-cell>
          <table:table-cell office:value-type="float" office:value="-3.742059">
            <text:p>-3,742059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2792">
            <text:p>0,22792</text:p>
          </table:table-cell>
          <table:table-cell office:value-type="float" office:value="-3.762353">
            <text:p>-3,762353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2792">
            <text:p>0,22792</text:p>
          </table:table-cell>
          <table:table-cell office:value-type="float" office:value="-3.762353">
            <text:p>-3,762353</text:p>
          </table:table-cell>
          <table:table-cell table:number-columns-repeated="1019"/>
        </table:table-row>
        <table:table-row table:style-name="ro1">
          <table:table-cell office:value-type="float" office:value="788.083801">
            <text:p>788,083801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28544">
            <text:p>0,228544</text:p>
          </table:table-cell>
          <table:table-cell office:value-type="float" office:value="-3.780294">
            <text:p>-3,780294</text:p>
          </table:table-cell>
          <table:table-cell table:number-columns-repeated="1019"/>
        </table:table-row>
        <table:table-row table:style-name="ro1">
          <table:table-cell office:value-type="float" office:value="788.083801">
            <text:p>788,083801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28544">
            <text:p>0,228544</text:p>
          </table:table-cell>
          <table:table-cell office:value-type="float" office:value="-3.799118">
            <text:p>-3,799118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2792">
            <text:p>0,22792</text:p>
          </table:table-cell>
          <table:table-cell office:value-type="float" office:value="-3.799118">
            <text:p>-3,799118</text:p>
          </table:table-cell>
          <table:table-cell table:number-columns-repeated="1019"/>
        </table:table-row>
        <table:table-row table:style-name="ro1">
          <table:table-cell office:value-type="float" office:value="785.930603">
            <text:p>785,93060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2792">
            <text:p>0,22792</text:p>
          </table:table-cell>
          <table:table-cell office:value-type="float" office:value="-3.818529">
            <text:p>-3,818529</text:p>
          </table:table-cell>
          <table:table-cell table:number-columns-repeated="1019"/>
        </table:table-row>
        <table:table-row table:style-name="ro1">
          <table:table-cell office:value-type="float" office:value="792.39032">
            <text:p>792,3903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29793">
            <text:p>0,229793</text:p>
          </table:table-cell>
          <table:table-cell office:value-type="float" office:value="-3.818529">
            <text:p>-3,818529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30418">
            <text:p>0,230418</text:p>
          </table:table-cell>
          <table:table-cell office:value-type="float" office:value="-3.837353">
            <text:p>-3,837353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30418">
            <text:p>0,230418</text:p>
          </table:table-cell>
          <table:table-cell office:value-type="float" office:value="-3.837353">
            <text:p>-3,837353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230418">
            <text:p>0,230418</text:p>
          </table:table-cell>
          <table:table-cell office:value-type="float" office:value="-3.857059">
            <text:p>-3,857059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30418">
            <text:p>0,230418</text:p>
          </table:table-cell>
          <table:table-cell office:value-type="float" office:value="-3.857059">
            <text:p>-3,857059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30418">
            <text:p>0,230418</text:p>
          </table:table-cell>
          <table:table-cell office:value-type="float" office:value="-3.876176">
            <text:p>-3,876176</text:p>
          </table:table-cell>
          <table:table-cell table:number-columns-repeated="1019"/>
        </table:table-row>
        <table:table-row table:style-name="ro1">
          <table:table-cell office:value-type="float" office:value="794.543518">
            <text:p>794,54351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30418">
            <text:p>0,230418</text:p>
          </table:table-cell>
          <table:table-cell office:value-type="float" office:value="-3.876176">
            <text:p>-3,876176</text:p>
          </table:table-cell>
          <table:table-cell table:number-columns-repeated="1019"/>
        </table:table-row>
        <table:table-row table:style-name="ro1">
          <table:table-cell office:value-type="float" office:value="803.156494">
            <text:p>803,15649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32915">
            <text:p>0,232915</text:p>
          </table:table-cell>
          <table:table-cell office:value-type="float" office:value="-3.895588">
            <text:p>-3,895588</text:p>
          </table:table-cell>
          <table:table-cell table:number-columns-repeated="1019"/>
        </table:table-row>
        <table:table-row table:style-name="ro1">
          <table:table-cell office:value-type="float" office:value="803.156494">
            <text:p>803,15649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32915">
            <text:p>0,232915</text:p>
          </table:table-cell>
          <table:table-cell office:value-type="float" office:value="-3.895588">
            <text:p>-3,895588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32291">
            <text:p>0,232291</text:p>
          </table:table-cell>
          <table:table-cell office:value-type="float" office:value="-3.914412">
            <text:p>-3,914412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32291">
            <text:p>0,232291</text:p>
          </table:table-cell>
          <table:table-cell office:value-type="float" office:value="-3.914412">
            <text:p>-3,914412</text:p>
          </table:table-cell>
          <table:table-cell table:number-columns-repeated="1019"/>
        </table:table-row>
        <table:table-row table:style-name="ro1">
          <table:table-cell office:value-type="float" office:value="796.696777">
            <text:p>796,696777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31042">
            <text:p>0,231042</text:p>
          </table:table-cell>
          <table:table-cell office:value-type="float" office:value="-3.933235">
            <text:p>-3,933235</text:p>
          </table:table-cell>
          <table:table-cell table:number-columns-repeated="1019"/>
        </table:table-row>
        <table:table-row table:style-name="ro1">
          <table:table-cell office:value-type="float" office:value="796.696777">
            <text:p>796,696777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31042">
            <text:p>0,231042</text:p>
          </table:table-cell>
          <table:table-cell office:value-type="float" office:value="-3.933235">
            <text:p>-3,933235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32291">
            <text:p>0,232291</text:p>
          </table:table-cell>
          <table:table-cell office:value-type="float" office:value="-3.952647">
            <text:p>-3,952647</text:p>
          </table:table-cell>
          <table:table-cell table:number-columns-repeated="1019"/>
        </table:table-row>
        <table:table-row table:style-name="ro1">
          <table:table-cell office:value-type="float" office:value="801.003235">
            <text:p>801,00323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32291">
            <text:p>0,232291</text:p>
          </table:table-cell>
          <table:table-cell office:value-type="float" office:value="-3.952647">
            <text:p>-3,952647</text:p>
          </table:table-cell>
          <table:table-cell table:number-columns-repeated="1019"/>
        </table:table-row>
        <table:table-row table:style-name="ro1">
          <table:table-cell office:value-type="float" office:value="803.156494">
            <text:p>803,156494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32915">
            <text:p>0,232915</text:p>
          </table:table-cell>
          <table:table-cell office:value-type="float" office:value="-3.971765">
            <text:p>-3,971765</text:p>
          </table:table-cell>
          <table:table-cell table:number-columns-repeated="1019"/>
        </table:table-row>
        <table:table-row table:style-name="ro1">
          <table:table-cell office:value-type="float" office:value="803.156494">
            <text:p>803,15649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32915">
            <text:p>0,232915</text:p>
          </table:table-cell>
          <table:table-cell office:value-type="float" office:value="-3.971765">
            <text:p>-3,971765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34789">
            <text:p>0,234789</text:p>
          </table:table-cell>
          <table:table-cell office:value-type="float" office:value="-3.991765">
            <text:p>-3,991765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34789">
            <text:p>0,234789</text:p>
          </table:table-cell>
          <table:table-cell office:value-type="float" office:value="-3.991765">
            <text:p>-3,991765</text:p>
          </table:table-cell>
          <table:table-cell table:number-columns-repeated="1019"/>
        </table:table-row>
        <table:table-row table:style-name="ro1">
          <table:table-cell office:value-type="float" office:value="807.462952">
            <text:p>807,462952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234164">
            <text:p>0,234164</text:p>
          </table:table-cell>
          <table:table-cell office:value-type="float" office:value="-4.011765">
            <text:p>-4,011765</text:p>
          </table:table-cell>
          <table:table-cell table:number-columns-repeated="1019"/>
        </table:table-row>
        <table:table-row table:style-name="ro1">
          <table:table-cell office:value-type="float" office:value="807.462952">
            <text:p>807,462952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34164">
            <text:p>0,234164</text:p>
          </table:table-cell>
          <table:table-cell office:value-type="float" office:value="-4.011765">
            <text:p>-4,011765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34789">
            <text:p>0,234789</text:p>
          </table:table-cell>
          <table:table-cell office:value-type="float" office:value="-4.032941">
            <text:p>-4,032941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34789">
            <text:p>0,234789</text:p>
          </table:table-cell>
          <table:table-cell office:value-type="float" office:value="-4.032941">
            <text:p>-4,032941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34789">
            <text:p>0,234789</text:p>
          </table:table-cell>
          <table:table-cell office:value-type="float" office:value="-4.052647">
            <text:p>-4,052647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234789">
            <text:p>0,234789</text:p>
          </table:table-cell>
          <table:table-cell office:value-type="float" office:value="-4.052647">
            <text:p>-4,052647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34789">
            <text:p>0,234789</text:p>
          </table:table-cell>
          <table:table-cell office:value-type="float" office:value="-4.072059">
            <text:p>-4,072059</text:p>
          </table:table-cell>
          <table:table-cell table:number-columns-repeated="1019"/>
        </table:table-row>
        <table:table-row table:style-name="ro1">
          <table:table-cell office:value-type="float" office:value="809.61615">
            <text:p>809,6161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34789">
            <text:p>0,234789</text:p>
          </table:table-cell>
          <table:table-cell office:value-type="float" office:value="-4.072059">
            <text:p>-4,072059</text:p>
          </table:table-cell>
          <table:table-cell table:number-columns-repeated="1019"/>
        </table:table-row>
        <table:table-row table:style-name="ro1">
          <table:table-cell office:value-type="float" office:value="813.922668">
            <text:p>813,92266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36038">
            <text:p>0,236038</text:p>
          </table:table-cell>
          <table:table-cell office:value-type="float" office:value="-4.092059">
            <text:p>-4,092059</text:p>
          </table:table-cell>
          <table:table-cell table:number-columns-repeated="1019"/>
        </table:table-row>
        <table:table-row table:style-name="ro1">
          <table:table-cell office:value-type="float" office:value="813.922668">
            <text:p>813,92266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36038">
            <text:p>0,236038</text:p>
          </table:table-cell>
          <table:table-cell office:value-type="float" office:value="-4.092059">
            <text:p>-4,092059</text:p>
          </table:table-cell>
          <table:table-cell table:number-columns-repeated="1019"/>
        </table:table-row>
        <table:table-row table:style-name="ro1">
          <table:table-cell office:value-type="float" office:value="816.075867">
            <text:p>816,07586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36662">
            <text:p>0,236662</text:p>
          </table:table-cell>
          <table:table-cell office:value-type="float" office:value="-4.111765">
            <text:p>-4,111765</text:p>
          </table:table-cell>
          <table:table-cell table:number-columns-repeated="1019"/>
        </table:table-row>
        <table:table-row table:style-name="ro1">
          <table:table-cell office:value-type="float" office:value="816.075867">
            <text:p>816,07586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36662">
            <text:p>0,236662</text:p>
          </table:table-cell>
          <table:table-cell office:value-type="float" office:value="-4.111765">
            <text:p>-4,111765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7">
            <text:p>-0,003257</text:p>
          </table:table-cell>
          <table:table-cell office:value-type="float" office:value="-0.003231">
            <text:p>-0,003231</text:p>
          </table:table-cell>
          <table:table-cell office:value-type="float" office:value="0.235413">
            <text:p>0,235413</text:p>
          </table:table-cell>
          <table:table-cell office:value-type="float" office:value="-4.131471">
            <text:p>-4,131471</text:p>
          </table:table-cell>
          <table:table-cell table:number-columns-repeated="1019"/>
        </table:table-row>
        <table:table-row table:style-name="ro1">
          <table:table-cell office:value-type="float" office:value="811.769409">
            <text:p>811,76940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35413">
            <text:p>0,235413</text:p>
          </table:table-cell>
          <table:table-cell office:value-type="float" office:value="-4.131471">
            <text:p>-4,131471</text:p>
          </table:table-cell>
          <table:table-cell table:number-columns-repeated="1019"/>
        </table:table-row>
        <table:table-row table:style-name="ro1">
          <table:table-cell office:value-type="float" office:value="818.229126">
            <text:p>818,22912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37286">
            <text:p>0,237286</text:p>
          </table:table-cell>
          <table:table-cell office:value-type="float" office:value="-4.15">
            <text:p>-4,15</text:p>
          </table:table-cell>
          <table:table-cell table:number-columns-repeated="1019"/>
        </table:table-row>
        <table:table-row table:style-name="ro1">
          <table:table-cell office:value-type="float" office:value="818.229126">
            <text:p>818,229126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37286">
            <text:p>0,237286</text:p>
          </table:table-cell>
          <table:table-cell office:value-type="float" office:value="-4.169412">
            <text:p>-4,169412</text:p>
          </table:table-cell>
          <table:table-cell table:number-columns-repeated="1019"/>
        </table:table-row>
        <table:table-row table:style-name="ro1">
          <table:table-cell office:value-type="float" office:value="822.535583">
            <text:p>822,53558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38535">
            <text:p>0,238535</text:p>
          </table:table-cell>
          <table:table-cell office:value-type="float" office:value="-4.169412">
            <text:p>-4,169412</text:p>
          </table:table-cell>
          <table:table-cell table:number-columns-repeated="1019"/>
        </table:table-row>
        <table:table-row table:style-name="ro1">
          <table:table-cell office:value-type="float" office:value="822.535583">
            <text:p>822,53558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38535">
            <text:p>0,238535</text:p>
          </table:table-cell>
          <table:table-cell office:value-type="float" office:value="-4.188824">
            <text:p>-4,188824</text:p>
          </table:table-cell>
          <table:table-cell table:number-columns-repeated="1019"/>
        </table:table-row>
        <table:table-row table:style-name="ro1">
          <table:table-cell office:value-type="float" office:value="818.229126">
            <text:p>818,22912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37286">
            <text:p>0,237286</text:p>
          </table:table-cell>
          <table:table-cell office:value-type="float" office:value="-4.188824">
            <text:p>-4,188824</text:p>
          </table:table-cell>
          <table:table-cell table:number-columns-repeated="1019"/>
        </table:table-row>
        <table:table-row table:style-name="ro1">
          <table:table-cell office:value-type="float" office:value="818.229126">
            <text:p>818,229126</text:p>
          </table:table-cell>
          <table:table-cell office:value-type="float" office:value="-0.003263">
            <text:p>-0,003263</text:p>
          </table:table-cell>
          <table:table-cell office:value-type="float" office:value="-0.003231">
            <text:p>-0,003231</text:p>
          </table:table-cell>
          <table:table-cell office:value-type="float" office:value="0.237286">
            <text:p>0,237286</text:p>
          </table:table-cell>
          <table:table-cell office:value-type="float" office:value="-4.207647">
            <text:p>-4,207647</text:p>
          </table:table-cell>
          <table:table-cell table:number-columns-repeated="1019"/>
        </table:table-row>
        <table:table-row table:style-name="ro1">
          <table:table-cell office:value-type="float" office:value="826.842041">
            <text:p>826,842041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39784">
            <text:p>0,239784</text:p>
          </table:table-cell>
          <table:table-cell office:value-type="float" office:value="-4.207647">
            <text:p>-4,207647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3916">
            <text:p>0,23916</text:p>
          </table:table-cell>
          <table:table-cell office:value-type="float" office:value="-4.227059">
            <text:p>-4,227059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3916">
            <text:p>0,23916</text:p>
          </table:table-cell>
          <table:table-cell office:value-type="float" office:value="-4.227059">
            <text:p>-4,227059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23916">
            <text:p>0,23916</text:p>
          </table:table-cell>
          <table:table-cell office:value-type="float" office:value="-4.246176">
            <text:p>-4,246176</text:p>
          </table:table-cell>
          <table:table-cell table:number-columns-repeated="1019"/>
        </table:table-row>
        <table:table-row table:style-name="ro1">
          <table:table-cell office:value-type="float" office:value="824.688843">
            <text:p>824,688843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3916">
            <text:p>0,23916</text:p>
          </table:table-cell>
          <table:table-cell office:value-type="float" office:value="-4.246176">
            <text:p>-4,246176</text:p>
          </table:table-cell>
          <table:table-cell table:number-columns-repeated="1019"/>
        </table:table-row>
        <table:table-row table:style-name="ro1">
          <table:table-cell office:value-type="float" office:value="822.535583">
            <text:p>822,53558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38535">
            <text:p>0,238535</text:p>
          </table:table-cell>
          <table:table-cell office:value-type="float" office:value="-4.265294">
            <text:p>-4,265294</text:p>
          </table:table-cell>
          <table:table-cell table:number-columns-repeated="1019"/>
        </table:table-row>
        <table:table-row table:style-name="ro1">
          <table:table-cell office:value-type="float" office:value="822.535583">
            <text:p>822,53558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38535">
            <text:p>0,238535</text:p>
          </table:table-cell>
          <table:table-cell office:value-type="float" office:value="-4.265294">
            <text:p>-4,265294</text:p>
          </table:table-cell>
          <table:table-cell table:number-columns-repeated="1019"/>
        </table:table-row>
        <table:table-row table:style-name="ro1">
          <table:table-cell office:value-type="float" office:value="831.148499">
            <text:p>831,14849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1033">
            <text:p>0,241033</text:p>
          </table:table-cell>
          <table:table-cell office:value-type="float" office:value="-4.283823">
            <text:p>-4,283823</text:p>
          </table:table-cell>
          <table:table-cell table:number-columns-repeated="1019"/>
        </table:table-row>
        <table:table-row table:style-name="ro1">
          <table:table-cell office:value-type="float" office:value="831.148499">
            <text:p>831,14849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41033">
            <text:p>0,241033</text:p>
          </table:table-cell>
          <table:table-cell office:value-type="float" office:value="-4.283823">
            <text:p>-4,283823</text:p>
          </table:table-cell>
          <table:table-cell table:number-columns-repeated="1019"/>
        </table:table-row>
        <table:table-row table:style-name="ro1">
          <table:table-cell office:value-type="float" office:value="826.842041">
            <text:p>826,842041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39784">
            <text:p>0,239784</text:p>
          </table:table-cell>
          <table:table-cell office:value-type="float" office:value="-4.303236">
            <text:p>-4,303236</text:p>
          </table:table-cell>
          <table:table-cell table:number-columns-repeated="1019"/>
        </table:table-row>
        <table:table-row table:style-name="ro1">
          <table:table-cell office:value-type="float" office:value="826.842041">
            <text:p>826,84204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39784">
            <text:p>0,239784</text:p>
          </table:table-cell>
          <table:table-cell office:value-type="float" office:value="-4.303236">
            <text:p>-4,303236</text:p>
          </table:table-cell>
          <table:table-cell table:number-columns-repeated="1019"/>
        </table:table-row>
        <table:table-row table:style-name="ro1">
          <table:table-cell office:value-type="float" office:value="833.301758">
            <text:p>833,301758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41658">
            <text:p>0,241658</text:p>
          </table:table-cell>
          <table:table-cell office:value-type="float" office:value="-4.322059">
            <text:p>-4,322059</text:p>
          </table:table-cell>
          <table:table-cell table:number-columns-repeated="1019"/>
        </table:table-row>
        <table:table-row table:style-name="ro1">
          <table:table-cell office:value-type="float" office:value="833.301758">
            <text:p>833,30175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41658">
            <text:p>0,241658</text:p>
          </table:table-cell>
          <table:table-cell office:value-type="float" office:value="-4.322059">
            <text:p>-4,322059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42282">
            <text:p>0,242282</text:p>
          </table:table-cell>
          <table:table-cell office:value-type="float" office:value="-4.341765">
            <text:p>-4,341765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2282">
            <text:p>0,242282</text:p>
          </table:table-cell>
          <table:table-cell office:value-type="float" office:value="-4.341765">
            <text:p>-4,341765</text:p>
          </table:table-cell>
          <table:table-cell table:number-columns-repeated="1019"/>
        </table:table-row>
        <table:table-row table:style-name="ro1">
          <table:table-cell office:value-type="float" office:value="833.301758">
            <text:p>833,30175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41658">
            <text:p>0,241658</text:p>
          </table:table-cell>
          <table:table-cell office:value-type="float" office:value="-4.361765">
            <text:p>-4,361765</text:p>
          </table:table-cell>
          <table:table-cell table:number-columns-repeated="1019"/>
        </table:table-row>
        <table:table-row table:style-name="ro1">
          <table:table-cell office:value-type="float" office:value="833.301758">
            <text:p>833,30175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1658">
            <text:p>0,241658</text:p>
          </table:table-cell>
          <table:table-cell office:value-type="float" office:value="-4.361765">
            <text:p>-4,361765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0409">
            <text:p>0,240409</text:p>
          </table:table-cell>
          <table:table-cell office:value-type="float" office:value="-4.382059">
            <text:p>-4,382059</text:p>
          </table:table-cell>
          <table:table-cell table:number-columns-repeated="1019"/>
        </table:table-row>
        <table:table-row table:style-name="ro1">
          <table:table-cell office:value-type="float" office:value="828.9953">
            <text:p>828,995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40409">
            <text:p>0,240409</text:p>
          </table:table-cell>
          <table:table-cell office:value-type="float" office:value="-4.382059">
            <text:p>-4,382059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2282">
            <text:p>0,242282</text:p>
          </table:table-cell>
          <table:table-cell office:value-type="float" office:value="-4.401765">
            <text:p>-4,401765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2282">
            <text:p>0,242282</text:p>
          </table:table-cell>
          <table:table-cell office:value-type="float" office:value="-4.401765">
            <text:p>-4,401765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2282">
            <text:p>0,242282</text:p>
          </table:table-cell>
          <table:table-cell office:value-type="float" office:value="-4.422647">
            <text:p>-4,422647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42282">
            <text:p>0,242282</text:p>
          </table:table-cell>
          <table:table-cell office:value-type="float" office:value="-4.422647">
            <text:p>-4,422647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44155">
            <text:p>0,244155</text:p>
          </table:table-cell>
          <table:table-cell office:value-type="float" office:value="-4.441765">
            <text:p>-4,441765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4155">
            <text:p>0,244155</text:p>
          </table:table-cell>
          <table:table-cell office:value-type="float" office:value="-4.441765">
            <text:p>-4,441765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3531">
            <text:p>0,243531</text:p>
          </table:table-cell>
          <table:table-cell office:value-type="float" office:value="-4.461471">
            <text:p>-4,461471</text:p>
          </table:table-cell>
          <table:table-cell table:number-columns-repeated="1019"/>
        </table:table-row>
        <table:table-row table:style-name="ro1">
          <table:table-cell office:value-type="float" office:value="839.761475">
            <text:p>839,761475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3531">
            <text:p>0,243531</text:p>
          </table:table-cell>
          <table:table-cell office:value-type="float" office:value="-4.461471">
            <text:p>-4,461471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2282">
            <text:p>0,242282</text:p>
          </table:table-cell>
          <table:table-cell office:value-type="float" office:value="-4.481471">
            <text:p>-4,481471</text:p>
          </table:table-cell>
          <table:table-cell table:number-columns-repeated="1019"/>
        </table:table-row>
        <table:table-row table:style-name="ro1">
          <table:table-cell office:value-type="float" office:value="835.455017">
            <text:p>835,45501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2282">
            <text:p>0,242282</text:p>
          </table:table-cell>
          <table:table-cell office:value-type="float" office:value="-4.481471">
            <text:p>-4,481471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4155">
            <text:p>0,244155</text:p>
          </table:table-cell>
          <table:table-cell office:value-type="float" office:value="-4.501176">
            <text:p>-4,501176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4155">
            <text:p>0,244155</text:p>
          </table:table-cell>
          <table:table-cell office:value-type="float" office:value="-4.501176">
            <text:p>-4,501176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4155">
            <text:p>0,244155</text:p>
          </table:table-cell>
          <table:table-cell office:value-type="float" office:value="-4.52">
            <text:p>-4,52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44155">
            <text:p>0,244155</text:p>
          </table:table-cell>
          <table:table-cell office:value-type="float" office:value="-4.539118">
            <text:p>-4,539118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4155">
            <text:p>0,244155</text:p>
          </table:table-cell>
          <table:table-cell office:value-type="float" office:value="-4.539118">
            <text:p>-4,539118</text:p>
          </table:table-cell>
          <table:table-cell table:number-columns-repeated="1019"/>
        </table:table-row>
        <table:table-row table:style-name="ro1">
          <table:table-cell office:value-type="float" office:value="841.914673">
            <text:p>841,91467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4155">
            <text:p>0,244155</text:p>
          </table:table-cell>
          <table:table-cell office:value-type="float" office:value="-4.557941">
            <text:p>-4,557941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46029">
            <text:p>0,246029</text:p>
          </table:table-cell>
          <table:table-cell office:value-type="float" office:value="-4.557941">
            <text:p>-4,557941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46029">
            <text:p>0,246029</text:p>
          </table:table-cell>
          <table:table-cell office:value-type="float" office:value="-4.577059">
            <text:p>-4,577059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46029">
            <text:p>0,246029</text:p>
          </table:table-cell>
          <table:table-cell office:value-type="float" office:value="-4.577059">
            <text:p>-4,577059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246029">
            <text:p>0,246029</text:p>
          </table:table-cell>
          <table:table-cell office:value-type="float" office:value="-4.596765">
            <text:p>-4,596765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6029">
            <text:p>0,246029</text:p>
          </table:table-cell>
          <table:table-cell office:value-type="float" office:value="-4.596765">
            <text:p>-4,596765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47277">
            <text:p>0,247277</text:p>
          </table:table-cell>
          <table:table-cell office:value-type="float" office:value="-4.615294">
            <text:p>-4,615294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7277">
            <text:p>0,247277</text:p>
          </table:table-cell>
          <table:table-cell office:value-type="float" office:value="-4.615294">
            <text:p>-4,615294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6029">
            <text:p>0,246029</text:p>
          </table:table-cell>
          <table:table-cell office:value-type="float" office:value="-4.634412">
            <text:p>-4,634412</text:p>
          </table:table-cell>
          <table:table-cell table:number-columns-repeated="1019"/>
        </table:table-row>
        <table:table-row table:style-name="ro1">
          <table:table-cell office:value-type="float" office:value="848.37439">
            <text:p>848,3743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46029">
            <text:p>0,246029</text:p>
          </table:table-cell>
          <table:table-cell office:value-type="float" office:value="-4.634412">
            <text:p>-4,634412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7277">
            <text:p>0,247277</text:p>
          </table:table-cell>
          <table:table-cell office:value-type="float" office:value="-4.654118">
            <text:p>-4,654118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7">
            <text:p>-0,003267</text:p>
          </table:table-cell>
          <table:table-cell office:value-type="float" office:value="-0.003228">
            <text:p>-0,003228</text:p>
          </table:table-cell>
          <table:table-cell office:value-type="float" office:value="0.247277">
            <text:p>0,247277</text:p>
          </table:table-cell>
          <table:table-cell office:value-type="float" office:value="-4.654118">
            <text:p>-4,654118</text:p>
          </table:table-cell>
          <table:table-cell table:number-columns-repeated="1019"/>
        </table:table-row>
        <table:table-row table:style-name="ro1">
          <table:table-cell office:value-type="float" office:value="850.527649">
            <text:p>850,527649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46653">
            <text:p>0,246653</text:p>
          </table:table-cell>
          <table:table-cell office:value-type="float" office:value="-4.672941">
            <text:p>-4,672941</text:p>
          </table:table-cell>
          <table:table-cell table:number-columns-repeated="1019"/>
        </table:table-row>
        <table:table-row table:style-name="ro1">
          <table:table-cell office:value-type="float" office:value="850.527649">
            <text:p>850,52764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46653">
            <text:p>0,246653</text:p>
          </table:table-cell>
          <table:table-cell office:value-type="float" office:value="-4.672941">
            <text:p>-4,672941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47902">
            <text:p>0,247902</text:p>
          </table:table-cell>
          <table:table-cell office:value-type="float" office:value="-4.691765">
            <text:p>-4,691765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7902">
            <text:p>0,247902</text:p>
          </table:table-cell>
          <table:table-cell office:value-type="float" office:value="-4.691765">
            <text:p>-4,691765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247902">
            <text:p>0,247902</text:p>
          </table:table-cell>
          <table:table-cell office:value-type="float" office:value="-4.711471">
            <text:p>-4,711471</text:p>
          </table:table-cell>
          <table:table-cell table:number-columns-repeated="1019"/>
        </table:table-row>
        <table:table-row table:style-name="ro1">
          <table:table-cell office:value-type="float" office:value="854.834106">
            <text:p>854,83410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47902">
            <text:p>0,247902</text:p>
          </table:table-cell>
          <table:table-cell office:value-type="float" office:value="-4.711471">
            <text:p>-4,711471</text:p>
          </table:table-cell>
          <table:table-cell table:number-columns-repeated="1019"/>
        </table:table-row>
        <table:table-row table:style-name="ro1">
          <table:table-cell office:value-type="float" office:value="863.447021">
            <text:p>863,44702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04">
            <text:p>0,2504</text:p>
          </table:table-cell>
          <table:table-cell office:value-type="float" office:value="-4.731176">
            <text:p>-4,731176</text:p>
          </table:table-cell>
          <table:table-cell table:number-columns-repeated="1019"/>
        </table:table-row>
        <table:table-row table:style-name="ro1">
          <table:table-cell office:value-type="float" office:value="863.447021">
            <text:p>863,44702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04">
            <text:p>0,2504</text:p>
          </table:table-cell>
          <table:table-cell office:value-type="float" office:value="-4.731176">
            <text:p>-4,731176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7277">
            <text:p>0,247277</text:p>
          </table:table-cell>
          <table:table-cell office:value-type="float" office:value="-4.751176">
            <text:p>-4,751176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47277">
            <text:p>0,247277</text:p>
          </table:table-cell>
          <table:table-cell office:value-type="float" office:value="-4.751176">
            <text:p>-4,751176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47277">
            <text:p>0,247277</text:p>
          </table:table-cell>
          <table:table-cell office:value-type="float" office:value="-4.769706">
            <text:p>-4,769706</text:p>
          </table:table-cell>
          <table:table-cell table:number-columns-repeated="1019"/>
        </table:table-row>
        <table:table-row table:style-name="ro1">
          <table:table-cell office:value-type="float" office:value="852.680847">
            <text:p>852,68084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47277">
            <text:p>0,247277</text:p>
          </table:table-cell>
          <table:table-cell office:value-type="float" office:value="-4.788235">
            <text:p>-4,788235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1024">
            <text:p>0,251024</text:p>
          </table:table-cell>
          <table:table-cell office:value-type="float" office:value="-4.788235">
            <text:p>-4,788235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1024">
            <text:p>0,251024</text:p>
          </table:table-cell>
          <table:table-cell office:value-type="float" office:value="-4.807059">
            <text:p>-4,807059</text:p>
          </table:table-cell>
          <table:table-cell table:number-columns-repeated="1019"/>
        </table:table-row>
        <table:table-row table:style-name="ro1">
          <table:table-cell office:value-type="float" office:value="856.987305">
            <text:p>856,987305</text:p>
          </table:table-cell>
          <table:table-cell office:value-type="float" office:value="-0.003264">
            <text:p>-0,003264</text:p>
          </table:table-cell>
          <table:table-cell office:value-type="float" office:value="-0.00323">
            <text:p>-0,00323</text:p>
          </table:table-cell>
          <table:table-cell office:value-type="float" office:value="0.248526">
            <text:p>0,248526</text:p>
          </table:table-cell>
          <table:table-cell office:value-type="float" office:value="-4.807059">
            <text:p>-4,807059</text:p>
          </table:table-cell>
          <table:table-cell table:number-columns-repeated="1019"/>
        </table:table-row>
        <table:table-row table:style-name="ro1">
          <table:table-cell office:value-type="float" office:value="859.140564">
            <text:p>859,14056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49151">
            <text:p>0,249151</text:p>
          </table:table-cell>
          <table:table-cell office:value-type="float" office:value="-4.82647">
            <text:p>-4,82647</text:p>
          </table:table-cell>
          <table:table-cell table:number-columns-repeated="1019"/>
        </table:table-row>
        <table:table-row table:style-name="ro1">
          <table:table-cell office:value-type="float" office:value="859.140564">
            <text:p>859,14056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49151">
            <text:p>0,249151</text:p>
          </table:table-cell>
          <table:table-cell office:value-type="float" office:value="-4.82647">
            <text:p>-4,82647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51024">
            <text:p>0,251024</text:p>
          </table:table-cell>
          <table:table-cell office:value-type="float" office:value="-4.845588">
            <text:p>-4,845588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4">
            <text:p>-0,003264</text:p>
          </table:table-cell>
          <table:table-cell office:value-type="float" office:value="-0.003225">
            <text:p>-0,003225</text:p>
          </table:table-cell>
          <table:table-cell office:value-type="float" office:value="0.251024">
            <text:p>0,251024</text:p>
          </table:table-cell>
          <table:table-cell office:value-type="float" office:value="-4.845588">
            <text:p>-4,845588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49775">
            <text:p>0,249775</text:p>
          </table:table-cell>
          <table:table-cell office:value-type="float" office:value="-4.865">
            <text:p>-4,865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49775">
            <text:p>0,249775</text:p>
          </table:table-cell>
          <table:table-cell office:value-type="float" office:value="-4.865">
            <text:p>-4,865</text:p>
          </table:table-cell>
          <table:table-cell table:number-columns-repeated="1019"/>
        </table:table-row>
        <table:table-row table:style-name="ro1">
          <table:table-cell office:value-type="float" office:value="863.447021">
            <text:p>863,44702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04">
            <text:p>0,2504</text:p>
          </table:table-cell>
          <table:table-cell office:value-type="float" office:value="-4.884118">
            <text:p>-4,884118</text:p>
          </table:table-cell>
          <table:table-cell table:number-columns-repeated="1019"/>
        </table:table-row>
        <table:table-row table:style-name="ro1">
          <table:table-cell office:value-type="float" office:value="863.447021">
            <text:p>863,447021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504">
            <text:p>0,2504</text:p>
          </table:table-cell>
          <table:table-cell office:value-type="float" office:value="-4.884118">
            <text:p>-4,884118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49775">
            <text:p>0,249775</text:p>
          </table:table-cell>
          <table:table-cell office:value-type="float" office:value="-4.903235">
            <text:p>-4,903235</text:p>
          </table:table-cell>
          <table:table-cell table:number-columns-repeated="1019"/>
        </table:table-row>
        <table:table-row table:style-name="ro1">
          <table:table-cell office:value-type="float" office:value="861.293823">
            <text:p>861,29382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49775">
            <text:p>0,249775</text:p>
          </table:table-cell>
          <table:table-cell office:value-type="float" office:value="-4.903235">
            <text:p>-4,903235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51024">
            <text:p>0,251024</text:p>
          </table:table-cell>
          <table:table-cell office:value-type="float" office:value="-4.922353">
            <text:p>-4,922353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1024">
            <text:p>0,251024</text:p>
          </table:table-cell>
          <table:table-cell office:value-type="float" office:value="-4.922353">
            <text:p>-4,922353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51024">
            <text:p>0,251024</text:p>
          </table:table-cell>
          <table:table-cell office:value-type="float" office:value="-4.941471">
            <text:p>-4,941471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59">
            <text:p>-0,003259</text:p>
          </table:table-cell>
          <table:table-cell office:value-type="float" office:value="-0.003224">
            <text:p>-0,003224</text:p>
          </table:table-cell>
          <table:table-cell office:value-type="float" office:value="0.251024">
            <text:p>0,251024</text:p>
          </table:table-cell>
          <table:table-cell office:value-type="float" office:value="-4.941471">
            <text:p>-4,941471</text:p>
          </table:table-cell>
          <table:table-cell table:number-columns-repeated="1019"/>
        </table:table-row>
        <table:table-row table:style-name="ro1">
          <table:table-cell office:value-type="float" office:value="867.753479">
            <text:p>867,753479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1649">
            <text:p>0,251649</text:p>
          </table:table-cell>
          <table:table-cell office:value-type="float" office:value="-4.961471">
            <text:p>-4,961471</text:p>
          </table:table-cell>
          <table:table-cell table:number-columns-repeated="1019"/>
        </table:table-row>
        <table:table-row table:style-name="ro1">
          <table:table-cell office:value-type="float" office:value="867.753479">
            <text:p>867,753479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51649">
            <text:p>0,251649</text:p>
          </table:table-cell>
          <table:table-cell office:value-type="float" office:value="-4.961471">
            <text:p>-4,961471</text:p>
          </table:table-cell>
          <table:table-cell table:number-columns-repeated="1019"/>
        </table:table-row>
        <table:table-row table:style-name="ro1">
          <table:table-cell office:value-type="float" office:value="872.059998">
            <text:p>872,05999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2897">
            <text:p>0,252897</text:p>
          </table:table-cell>
          <table:table-cell office:value-type="float" office:value="-4.979412">
            <text:p>-4,979412</text:p>
          </table:table-cell>
          <table:table-cell table:number-columns-repeated="1019"/>
        </table:table-row>
        <table:table-row table:style-name="ro1">
          <table:table-cell office:value-type="float" office:value="872.059998">
            <text:p>872,05999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2897">
            <text:p>0,252897</text:p>
          </table:table-cell>
          <table:table-cell office:value-type="float" office:value="-4.998529">
            <text:p>-4,998529</text:p>
          </table:table-cell>
          <table:table-cell table:number-columns-repeated="1019"/>
        </table:table-row>
        <table:table-row table:style-name="ro1">
          <table:table-cell office:value-type="float" office:value="863.447021">
            <text:p>863,447021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504">
            <text:p>0,2504</text:p>
          </table:table-cell>
          <table:table-cell office:value-type="float" office:value="-4.998529">
            <text:p>-4,998529</text:p>
          </table:table-cell>
          <table:table-cell table:number-columns-repeated="1019"/>
        </table:table-row>
        <table:table-row table:style-name="ro1">
          <table:table-cell office:value-type="float" office:value="863.447021">
            <text:p>863,447021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504">
            <text:p>0,2504</text:p>
          </table:table-cell>
          <table:table-cell office:value-type="float" office:value="-5.017647">
            <text:p>-5,017647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251024">
            <text:p>0,251024</text:p>
          </table:table-cell>
          <table:table-cell office:value-type="float" office:value="-5.017647">
            <text:p>-5,017647</text:p>
          </table:table-cell>
          <table:table-cell table:number-columns-repeated="1019"/>
        </table:table-row>
        <table:table-row table:style-name="ro1">
          <table:table-cell office:value-type="float" office:value="867.753479">
            <text:p>867,75347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51649">
            <text:p>0,251649</text:p>
          </table:table-cell>
          <table:table-cell office:value-type="float" office:value="-5.037059">
            <text:p>-5,037059</text:p>
          </table:table-cell>
          <table:table-cell table:number-columns-repeated="1019"/>
        </table:table-row>
        <table:table-row table:style-name="ro1">
          <table:table-cell office:value-type="float" office:value="867.753479">
            <text:p>867,753479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51649">
            <text:p>0,251649</text:p>
          </table:table-cell>
          <table:table-cell office:value-type="float" office:value="-5.037059">
            <text:p>-5,037059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1024">
            <text:p>0,251024</text:p>
          </table:table-cell>
          <table:table-cell office:value-type="float" office:value="-5.05647">
            <text:p>-5,05647</text:p>
          </table:table-cell>
          <table:table-cell table:number-columns-repeated="1019"/>
        </table:table-row>
        <table:table-row table:style-name="ro1">
          <table:table-cell office:value-type="float" office:value="865.600281">
            <text:p>865,600281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.251024">
            <text:p>0,251024</text:p>
          </table:table-cell>
          <table:table-cell office:value-type="float" office:value="-5.05647">
            <text:p>-5,05647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2273">
            <text:p>0,252273</text:p>
          </table:table-cell>
          <table:table-cell office:value-type="float" office:value="-5.075588">
            <text:p>-5,075588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7">
            <text:p>-0,003257</text:p>
          </table:table-cell>
          <table:table-cell office:value-type="float" office:value="-0.003224">
            <text:p>-0,003224</text:p>
          </table:table-cell>
          <table:table-cell office:value-type="float" office:value="0.252273">
            <text:p>0,252273</text:p>
          </table:table-cell>
          <table:table-cell office:value-type="float" office:value="-5.075588">
            <text:p>-5,075588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52273">
            <text:p>0,252273</text:p>
          </table:table-cell>
          <table:table-cell office:value-type="float" office:value="-5.094118">
            <text:p>-5,094118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2273">
            <text:p>0,252273</text:p>
          </table:table-cell>
          <table:table-cell office:value-type="float" office:value="-5.094118">
            <text:p>-5,094118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52273">
            <text:p>0,252273</text:p>
          </table:table-cell>
          <table:table-cell office:value-type="float" office:value="-5.113529">
            <text:p>-5,113529</text:p>
          </table:table-cell>
          <table:table-cell table:number-columns-repeated="1019"/>
        </table:table-row>
        <table:table-row table:style-name="ro1">
          <table:table-cell office:value-type="float" office:value="869.906738">
            <text:p>869,906738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252273">
            <text:p>0,252273</text:p>
          </table:table-cell>
          <table:table-cell office:value-type="float" office:value="-5.113529">
            <text:p>-5,113529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63">
            <text:p>-0,003263</text:p>
          </table:table-cell>
          <table:table-cell office:value-type="float" office:value="-0.003224">
            <text:p>-0,003224</text:p>
          </table:table-cell>
          <table:table-cell office:value-type="float" office:value="0.253522">
            <text:p>0,253522</text:p>
          </table:table-cell>
          <table:table-cell office:value-type="float" office:value="-5.132647">
            <text:p>-5,132647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3522">
            <text:p>0,253522</text:p>
          </table:table-cell>
          <table:table-cell office:value-type="float" office:value="-5.132647">
            <text:p>-5,132647</text:p>
          </table:table-cell>
          <table:table-cell table:number-columns-repeated="1019"/>
        </table:table-row>
        <table:table-row table:style-name="ro1">
          <table:table-cell office:value-type="float" office:value="872.059998">
            <text:p>872,059998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52897">
            <text:p>0,252897</text:p>
          </table:table-cell>
          <table:table-cell office:value-type="float" office:value="-5.152353">
            <text:p>-5,152353</text:p>
          </table:table-cell>
          <table:table-cell table:number-columns-repeated="1019"/>
        </table:table-row>
        <table:table-row table:style-name="ro1">
          <table:table-cell office:value-type="float" office:value="872.059998">
            <text:p>872,05999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2897">
            <text:p>0,252897</text:p>
          </table:table-cell>
          <table:table-cell office:value-type="float" office:value="-5.152353">
            <text:p>-5,152353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64">
            <text:p>-0,003264</text:p>
          </table:table-cell>
          <table:table-cell office:value-type="float" office:value="-0.003231">
            <text:p>-0,003231</text:p>
          </table:table-cell>
          <table:table-cell office:value-type="float" office:value="0.254146">
            <text:p>0,254146</text:p>
          </table:table-cell>
          <table:table-cell office:value-type="float" office:value="-5.171471">
            <text:p>-5,171471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4146">
            <text:p>0,254146</text:p>
          </table:table-cell>
          <table:table-cell office:value-type="float" office:value="-5.171471">
            <text:p>-5,171471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4146">
            <text:p>0,254146</text:p>
          </table:table-cell>
          <table:table-cell office:value-type="float" office:value="-5.191471">
            <text:p>-5,191471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4146">
            <text:p>0,254146</text:p>
          </table:table-cell>
          <table:table-cell office:value-type="float" office:value="-5.191471">
            <text:p>-5,191471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3522">
            <text:p>0,253522</text:p>
          </table:table-cell>
          <table:table-cell office:value-type="float" office:value="-5.211765">
            <text:p>-5,211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3522">
            <text:p>0,253522</text:p>
          </table:table-cell>
          <table:table-cell office:value-type="float" office:value="-5.211765">
            <text:p>-5,211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3522">
            <text:p>0,253522</text:p>
          </table:table-cell>
          <table:table-cell office:value-type="float" office:value="-5.231765">
            <text:p>-5,231765</text:p>
          </table:table-cell>
          <table:table-cell table:number-columns-repeated="1019"/>
        </table:table-row>
        <table:table-row table:style-name="ro1">
          <table:table-cell office:value-type="float" office:value="874.213196">
            <text:p>874,213196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3522">
            <text:p>0,253522</text:p>
          </table:table-cell>
          <table:table-cell office:value-type="float" office:value="-5.231765">
            <text:p>-5,231765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4146">
            <text:p>0,254146</text:p>
          </table:table-cell>
          <table:table-cell office:value-type="float" office:value="-5.251176">
            <text:p>-5,251176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54146">
            <text:p>0,254146</text:p>
          </table:table-cell>
          <table:table-cell office:value-type="float" office:value="-5.251176">
            <text:p>-5,251176</text:p>
          </table:table-cell>
          <table:table-cell table:number-columns-repeated="1019"/>
        </table:table-row>
        <table:table-row table:style-name="ro1">
          <table:table-cell office:value-type="float" office:value="878.519653">
            <text:p>878,519653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54771">
            <text:p>0,254771</text:p>
          </table:table-cell>
          <table:table-cell office:value-type="float" office:value="-5.27">
            <text:p>-5,27</text:p>
          </table:table-cell>
          <table:table-cell table:number-columns-repeated="1019"/>
        </table:table-row>
        <table:table-row table:style-name="ro1">
          <table:table-cell office:value-type="float" office:value="878.519653">
            <text:p>878,51965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4771">
            <text:p>0,254771</text:p>
          </table:table-cell>
          <table:table-cell office:value-type="float" office:value="-5.27">
            <text:p>-5,27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54146">
            <text:p>0,254146</text:p>
          </table:table-cell>
          <table:table-cell office:value-type="float" office:value="-5.289706">
            <text:p>-5,289706</text:p>
          </table:table-cell>
          <table:table-cell table:number-columns-repeated="1019"/>
        </table:table-row>
        <table:table-row table:style-name="ro1">
          <table:table-cell office:value-type="float" office:value="876.366455">
            <text:p>876,366455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54146">
            <text:p>0,254146</text:p>
          </table:table-cell>
          <table:table-cell office:value-type="float" office:value="-5.308235">
            <text:p>-5,308235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602">
            <text:p>0,25602</text:p>
          </table:table-cell>
          <table:table-cell office:value-type="float" office:value="-5.308235">
            <text:p>-5,308235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602">
            <text:p>0,25602</text:p>
          </table:table-cell>
          <table:table-cell office:value-type="float" office:value="-5.327353">
            <text:p>-5,327353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5602">
            <text:p>0,25602</text:p>
          </table:table-cell>
          <table:table-cell office:value-type="float" office:value="-5.327353">
            <text:p>-5,327353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602">
            <text:p>0,25602</text:p>
          </table:table-cell>
          <table:table-cell office:value-type="float" office:value="-5.346765">
            <text:p>-5,346765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5602">
            <text:p>0,25602</text:p>
          </table:table-cell>
          <table:table-cell office:value-type="float" office:value="-5.346765">
            <text:p>-5,346765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55395">
            <text:p>0,255395</text:p>
          </table:table-cell>
          <table:table-cell office:value-type="float" office:value="-5.365882">
            <text:p>-5,365882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5395">
            <text:p>0,255395</text:p>
          </table:table-cell>
          <table:table-cell office:value-type="float" office:value="-5.365882">
            <text:p>-5,365882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5395">
            <text:p>0,255395</text:p>
          </table:table-cell>
          <table:table-cell office:value-type="float" office:value="-5.385294">
            <text:p>-5,385294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5395">
            <text:p>0,255395</text:p>
          </table:table-cell>
          <table:table-cell office:value-type="float" office:value="-5.385294">
            <text:p>-5,385294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602">
            <text:p>0,25602</text:p>
          </table:table-cell>
          <table:table-cell office:value-type="float" office:value="-5.404118">
            <text:p>-5,404118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5602">
            <text:p>0,25602</text:p>
          </table:table-cell>
          <table:table-cell office:value-type="float" office:value="-5.404118">
            <text:p>-5,404118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5395">
            <text:p>0,255395</text:p>
          </table:table-cell>
          <table:table-cell office:value-type="float" office:value="-5.42353">
            <text:p>-5,42353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5395">
            <text:p>0,255395</text:p>
          </table:table-cell>
          <table:table-cell office:value-type="float" office:value="-5.42353">
            <text:p>-5,42353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602">
            <text:p>0,25602</text:p>
          </table:table-cell>
          <table:table-cell office:value-type="float" office:value="-5.442353">
            <text:p>-5,442353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602">
            <text:p>0,25602</text:p>
          </table:table-cell>
          <table:table-cell office:value-type="float" office:value="-5.442353">
            <text:p>-5,442353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5395">
            <text:p>0,255395</text:p>
          </table:table-cell>
          <table:table-cell office:value-type="float" office:value="-5.461176">
            <text:p>-5,461176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5395">
            <text:p>0,255395</text:p>
          </table:table-cell>
          <table:table-cell office:value-type="float" office:value="-5.461176">
            <text:p>-5,461176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55395">
            <text:p>0,255395</text:p>
          </table:table-cell>
          <table:table-cell office:value-type="float" office:value="-5.480882">
            <text:p>-5,480882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5395">
            <text:p>0,255395</text:p>
          </table:table-cell>
          <table:table-cell office:value-type="float" office:value="-5.480882">
            <text:p>-5,480882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6644">
            <text:p>0,256644</text:p>
          </table:table-cell>
          <table:table-cell office:value-type="float" office:value="-5.499706">
            <text:p>-5,499706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6644">
            <text:p>0,256644</text:p>
          </table:table-cell>
          <table:table-cell office:value-type="float" office:value="-5.499706">
            <text:p>-5,499706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4">
            <text:p>-0,003264</text:p>
          </table:table-cell>
          <table:table-cell office:value-type="float" office:value="-0.003229">
            <text:p>-0,003229</text:p>
          </table:table-cell>
          <table:table-cell office:value-type="float" office:value="0.255395">
            <text:p>0,255395</text:p>
          </table:table-cell>
          <table:table-cell office:value-type="float" office:value="-5.519706">
            <text:p>-5,519706</text:p>
          </table:table-cell>
          <table:table-cell table:number-columns-repeated="1019"/>
        </table:table-row>
        <table:table-row table:style-name="ro1">
          <table:table-cell office:value-type="float" office:value="880.672913">
            <text:p>880,672913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5395">
            <text:p>0,255395</text:p>
          </table:table-cell>
          <table:table-cell office:value-type="float" office:value="-5.538235">
            <text:p>-5,538235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6644">
            <text:p>0,256644</text:p>
          </table:table-cell>
          <table:table-cell office:value-type="float" office:value="-5.538235">
            <text:p>-5,538235</text:p>
          </table:table-cell>
          <table:table-cell table:number-columns-repeated="1019"/>
        </table:table-row>
        <table:table-row table:style-name="ro1">
          <table:table-cell office:value-type="float" office:value="884.97937">
            <text:p>884,9793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6644">
            <text:p>0,256644</text:p>
          </table:table-cell>
          <table:table-cell office:value-type="float" office:value="-5.557647">
            <text:p>-5,557647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57268">
            <text:p>0,257268</text:p>
          </table:table-cell>
          <table:table-cell office:value-type="float" office:value="-5.557647">
            <text:p>-5,557647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7268">
            <text:p>0,257268</text:p>
          </table:table-cell>
          <table:table-cell office:value-type="float" office:value="-5.576765">
            <text:p>-5,576765</text:p>
          </table:table-cell>
          <table:table-cell table:number-columns-repeated="1019"/>
        </table:table-row>
        <table:table-row table:style-name="ro1">
          <table:table-cell office:value-type="float" office:value="882.826172">
            <text:p>882,82617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602">
            <text:p>0,25602</text:p>
          </table:table-cell>
          <table:table-cell office:value-type="float" office:value="-5.576765">
            <text:p>-5,576765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7268">
            <text:p>0,257268</text:p>
          </table:table-cell>
          <table:table-cell office:value-type="float" office:value="-5.595588">
            <text:p>-5,595588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7268">
            <text:p>0,257268</text:p>
          </table:table-cell>
          <table:table-cell office:value-type="float" office:value="-5.595588">
            <text:p>-5,595588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7893">
            <text:p>0,257893</text:p>
          </table:table-cell>
          <table:table-cell office:value-type="float" office:value="-5.614706">
            <text:p>-5,614706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7893">
            <text:p>0,257893</text:p>
          </table:table-cell>
          <table:table-cell office:value-type="float" office:value="-5.614706">
            <text:p>-5,614706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7893">
            <text:p>0,257893</text:p>
          </table:table-cell>
          <table:table-cell office:value-type="float" office:value="-5.633823">
            <text:p>-5,633823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57893">
            <text:p>0,257893</text:p>
          </table:table-cell>
          <table:table-cell office:value-type="float" office:value="-5.633823">
            <text:p>-5,633823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57268">
            <text:p>0,257268</text:p>
          </table:table-cell>
          <table:table-cell office:value-type="float" office:value="-5.652647">
            <text:p>-5,652647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7268">
            <text:p>0,257268</text:p>
          </table:table-cell>
          <table:table-cell office:value-type="float" office:value="-5.652647">
            <text:p>-5,652647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7893">
            <text:p>0,257893</text:p>
          </table:table-cell>
          <table:table-cell office:value-type="float" office:value="-5.672059">
            <text:p>-5,672059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7893">
            <text:p>0,257893</text:p>
          </table:table-cell>
          <table:table-cell office:value-type="float" office:value="-5.672059">
            <text:p>-5,672059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7893">
            <text:p>0,257893</text:p>
          </table:table-cell>
          <table:table-cell office:value-type="float" office:value="-5.691471">
            <text:p>-5,691471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57893">
            <text:p>0,257893</text:p>
          </table:table-cell>
          <table:table-cell office:value-type="float" office:value="-5.691471">
            <text:p>-5,691471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58517">
            <text:p>0,258517</text:p>
          </table:table-cell>
          <table:table-cell office:value-type="float" office:value="-5.710882">
            <text:p>-5,710882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58517">
            <text:p>0,258517</text:p>
          </table:table-cell>
          <table:table-cell office:value-type="float" office:value="-5.710882">
            <text:p>-5,710882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7893">
            <text:p>0,257893</text:p>
          </table:table-cell>
          <table:table-cell office:value-type="float" office:value="-5.730882">
            <text:p>-5,730882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7893">
            <text:p>0,257893</text:p>
          </table:table-cell>
          <table:table-cell office:value-type="float" office:value="-5.730882">
            <text:p>-5,730882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7268">
            <text:p>0,257268</text:p>
          </table:table-cell>
          <table:table-cell office:value-type="float" office:value="-5.750882">
            <text:p>-5,750882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7268">
            <text:p>0,257268</text:p>
          </table:table-cell>
          <table:table-cell office:value-type="float" office:value="-5.750882">
            <text:p>-5,750882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7893">
            <text:p>0,257893</text:p>
          </table:table-cell>
          <table:table-cell office:value-type="float" office:value="-5.770882">
            <text:p>-5,770882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7893">
            <text:p>0,257893</text:p>
          </table:table-cell>
          <table:table-cell office:value-type="float" office:value="-5.770882">
            <text:p>-5,770882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8517">
            <text:p>0,258517</text:p>
          </table:table-cell>
          <table:table-cell office:value-type="float" office:value="-5.790294">
            <text:p>-5,790294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8517">
            <text:p>0,258517</text:p>
          </table:table-cell>
          <table:table-cell office:value-type="float" office:value="-5.790294">
            <text:p>-5,790294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259142">
            <text:p>0,259142</text:p>
          </table:table-cell>
          <table:table-cell office:value-type="float" office:value="-5.810588">
            <text:p>-5,810588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5">
            <text:p>-0,003265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5.810588">
            <text:p>-5,810588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57268">
            <text:p>0,257268</text:p>
          </table:table-cell>
          <table:table-cell office:value-type="float" office:value="-5.830883">
            <text:p>-5,830883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7268">
            <text:p>0,257268</text:p>
          </table:table-cell>
          <table:table-cell office:value-type="float" office:value="-5.830883">
            <text:p>-5,830883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8517">
            <text:p>0,258517</text:p>
          </table:table-cell>
          <table:table-cell office:value-type="float" office:value="-5.851176">
            <text:p>-5,851176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8517">
            <text:p>0,258517</text:p>
          </table:table-cell>
          <table:table-cell office:value-type="float" office:value="-5.851176">
            <text:p>-5,851176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257893">
            <text:p>0,257893</text:p>
          </table:table-cell>
          <table:table-cell office:value-type="float" office:value="-5.871176">
            <text:p>-5,871176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257893">
            <text:p>0,257893</text:p>
          </table:table-cell>
          <table:table-cell office:value-type="float" office:value="-5.871176">
            <text:p>-5,871176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7893">
            <text:p>0,257893</text:p>
          </table:table-cell>
          <table:table-cell office:value-type="float" office:value="-5.890588">
            <text:p>-5,890588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257893">
            <text:p>0,257893</text:p>
          </table:table-cell>
          <table:table-cell office:value-type="float" office:value="-5.890588">
            <text:p>-5,890588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8517">
            <text:p>0,258517</text:p>
          </table:table-cell>
          <table:table-cell office:value-type="float" office:value="-5.910882">
            <text:p>-5,910882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8517">
            <text:p>0,258517</text:p>
          </table:table-cell>
          <table:table-cell office:value-type="float" office:value="-5.910882">
            <text:p>-5,910882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7268">
            <text:p>0,257268</text:p>
          </table:table-cell>
          <table:table-cell office:value-type="float" office:value="-5.930882">
            <text:p>-5,930882</text:p>
          </table:table-cell>
          <table:table-cell table:number-columns-repeated="1019"/>
        </table:table-row>
        <table:table-row table:style-name="ro1">
          <table:table-cell office:value-type="float" office:value="887.132629">
            <text:p>887,13262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57268">
            <text:p>0,257268</text:p>
          </table:table-cell>
          <table:table-cell office:value-type="float" office:value="-5.930882">
            <text:p>-5,930882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57893">
            <text:p>0,257893</text:p>
          </table:table-cell>
          <table:table-cell office:value-type="float" office:value="-5.950882">
            <text:p>-5,950882</text:p>
          </table:table-cell>
          <table:table-cell table:number-columns-repeated="1019"/>
        </table:table-row>
        <table:table-row table:style-name="ro1">
          <table:table-cell office:value-type="float" office:value="889.285828">
            <text:p>889,285828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57893">
            <text:p>0,257893</text:p>
          </table:table-cell>
          <table:table-cell office:value-type="float" office:value="-5.950882">
            <text:p>-5,950882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9766">
            <text:p>0,259766</text:p>
          </table:table-cell>
          <table:table-cell office:value-type="float" office:value="-5.970588">
            <text:p>-5,970588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59766">
            <text:p>0,259766</text:p>
          </table:table-cell>
          <table:table-cell office:value-type="float" office:value="-5.970588">
            <text:p>-5,970588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59142">
            <text:p>0,259142</text:p>
          </table:table-cell>
          <table:table-cell office:value-type="float" office:value="-5.990588">
            <text:p>-5,990588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5.990588">
            <text:p>-5,990588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8517">
            <text:p>0,258517</text:p>
          </table:table-cell>
          <table:table-cell office:value-type="float" office:value="-6.011177">
            <text:p>-6,011177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8517">
            <text:p>0,258517</text:p>
          </table:table-cell>
          <table:table-cell office:value-type="float" office:value="-6.011177">
            <text:p>-6,011177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6.030588">
            <text:p>-6,030588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6.030588">
            <text:p>-6,030588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8517">
            <text:p>0,258517</text:p>
          </table:table-cell>
          <table:table-cell office:value-type="float" office:value="-6.050294">
            <text:p>-6,050294</text:p>
          </table:table-cell>
          <table:table-cell table:number-columns-repeated="1019"/>
        </table:table-row>
        <table:table-row table:style-name="ro1">
          <table:table-cell office:value-type="float" office:value="891.439087">
            <text:p>891,439087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8517">
            <text:p>0,258517</text:p>
          </table:table-cell>
          <table:table-cell office:value-type="float" office:value="-6.050294">
            <text:p>-6,050294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59766">
            <text:p>0,259766</text:p>
          </table:table-cell>
          <table:table-cell office:value-type="float" office:value="-6.068823">
            <text:p>-6,068823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3">
            <text:p>-0,003263</text:p>
          </table:table-cell>
          <table:table-cell office:value-type="float" office:value="-0.003228">
            <text:p>-0,003228</text:p>
          </table:table-cell>
          <table:table-cell office:value-type="float" office:value="0.259766">
            <text:p>0,259766</text:p>
          </table:table-cell>
          <table:table-cell office:value-type="float" office:value="-6.088235">
            <text:p>-6,088235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260391">
            <text:p>0,260391</text:p>
          </table:table-cell>
          <table:table-cell office:value-type="float" office:value="-6.088235">
            <text:p>-6,088235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60391">
            <text:p>0,260391</text:p>
          </table:table-cell>
          <table:table-cell office:value-type="float" office:value="-6.106765">
            <text:p>-6,106765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32">
            <text:p>-0,003232</text:p>
          </table:table-cell>
          <table:table-cell office:value-type="float" office:value="0.259766">
            <text:p>0,259766</text:p>
          </table:table-cell>
          <table:table-cell office:value-type="float" office:value="-6.106765">
            <text:p>-6,106765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59766">
            <text:p>0,259766</text:p>
          </table:table-cell>
          <table:table-cell office:value-type="float" office:value="-6.125882">
            <text:p>-6,125882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.259766">
            <text:p>0,259766</text:p>
          </table:table-cell>
          <table:table-cell office:value-type="float" office:value="-6.125882">
            <text:p>-6,125882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6.145294">
            <text:p>-6,145294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6.145294">
            <text:p>-6,145294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60391">
            <text:p>0,260391</text:p>
          </table:table-cell>
          <table:table-cell office:value-type="float" office:value="-6.164412">
            <text:p>-6,164412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6">
            <text:p>-0,003256</text:p>
          </table:table-cell>
          <table:table-cell office:value-type="float" office:value="-0.003229">
            <text:p>-0,003229</text:p>
          </table:table-cell>
          <table:table-cell office:value-type="float" office:value="0.260391">
            <text:p>0,260391</text:p>
          </table:table-cell>
          <table:table-cell office:value-type="float" office:value="-6.164412">
            <text:p>-6,164412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6.183824">
            <text:p>-6,183824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3">
            <text:p>-0,003263</text:p>
          </table:table-cell>
          <table:table-cell office:value-type="float" office:value="-0.00323">
            <text:p>-0,00323</text:p>
          </table:table-cell>
          <table:table-cell office:value-type="float" office:value="0.259142">
            <text:p>0,259142</text:p>
          </table:table-cell>
          <table:table-cell office:value-type="float" office:value="-6.183824">
            <text:p>-6,183824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6.203235">
            <text:p>-6,203235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4">
            <text:p>-0,003264</text:p>
          </table:table-cell>
          <table:table-cell office:value-type="float" office:value="-0.003226">
            <text:p>-0,003226</text:p>
          </table:table-cell>
          <table:table-cell office:value-type="float" office:value="0.259142">
            <text:p>0,259142</text:p>
          </table:table-cell>
          <table:table-cell office:value-type="float" office:value="-6.203235">
            <text:p>-6,203235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61015">
            <text:p>0,261015</text:p>
          </table:table-cell>
          <table:table-cell office:value-type="float" office:value="-6.222647">
            <text:p>-6,222647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61015">
            <text:p>0,261015</text:p>
          </table:table-cell>
          <table:table-cell office:value-type="float" office:value="-6.222647">
            <text:p>-6,222647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61015">
            <text:p>0,261015</text:p>
          </table:table-cell>
          <table:table-cell office:value-type="float" office:value="-6.244412">
            <text:p>-6,244412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261015">
            <text:p>0,261015</text:p>
          </table:table-cell>
          <table:table-cell office:value-type="float" office:value="-6.244412">
            <text:p>-6,244412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59766">
            <text:p>0,259766</text:p>
          </table:table-cell>
          <table:table-cell office:value-type="float" office:value="-6.263529">
            <text:p>-6,263529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59766">
            <text:p>0,259766</text:p>
          </table:table-cell>
          <table:table-cell office:value-type="float" office:value="-6.263529">
            <text:p>-6,263529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59142">
            <text:p>0,259142</text:p>
          </table:table-cell>
          <table:table-cell office:value-type="float" office:value="-6.282647">
            <text:p>-6,282647</text:p>
          </table:table-cell>
          <table:table-cell table:number-columns-repeated="1019"/>
        </table:table-row>
        <table:table-row table:style-name="ro1">
          <table:table-cell office:value-type="float" office:value="893.592346">
            <text:p>893,592346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9142">
            <text:p>0,259142</text:p>
          </table:table-cell>
          <table:table-cell office:value-type="float" office:value="-6.282647">
            <text:p>-6,282647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60391">
            <text:p>0,260391</text:p>
          </table:table-cell>
          <table:table-cell office:value-type="float" office:value="-6.301471">
            <text:p>-6,301471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260391">
            <text:p>0,260391</text:p>
          </table:table-cell>
          <table:table-cell office:value-type="float" office:value="-6.301471">
            <text:p>-6,301471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60391">
            <text:p>0,260391</text:p>
          </table:table-cell>
          <table:table-cell office:value-type="float" office:value="-6.320882">
            <text:p>-6,320882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60391">
            <text:p>0,260391</text:p>
          </table:table-cell>
          <table:table-cell office:value-type="float" office:value="-6.320882">
            <text:p>-6,320882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261015">
            <text:p>0,261015</text:p>
          </table:table-cell>
          <table:table-cell office:value-type="float" office:value="-6.340882">
            <text:p>-6,340882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61015">
            <text:p>0,261015</text:p>
          </table:table-cell>
          <table:table-cell office:value-type="float" office:value="-6.340882">
            <text:p>-6,340882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1">
            <text:p>-0,003261</text:p>
          </table:table-cell>
          <table:table-cell office:value-type="float" office:value="-0.003228">
            <text:p>-0,003228</text:p>
          </table:table-cell>
          <table:table-cell office:value-type="float" office:value="0.260391">
            <text:p>0,260391</text:p>
          </table:table-cell>
          <table:table-cell office:value-type="float" office:value="-6.360882">
            <text:p>-6,360882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60391">
            <text:p>0,260391</text:p>
          </table:table-cell>
          <table:table-cell office:value-type="float" office:value="-6.360882">
            <text:p>-6,360882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59766">
            <text:p>0,259766</text:p>
          </table:table-cell>
          <table:table-cell office:value-type="float" office:value="-6.379706">
            <text:p>-6,379706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9766">
            <text:p>0,259766</text:p>
          </table:table-cell>
          <table:table-cell office:value-type="float" office:value="-6.379706">
            <text:p>-6,379706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9766">
            <text:p>0,259766</text:p>
          </table:table-cell>
          <table:table-cell office:value-type="float" office:value="-6.398824">
            <text:p>-6,398824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59766">
            <text:p>0,259766</text:p>
          </table:table-cell>
          <table:table-cell office:value-type="float" office:value="-6.398824">
            <text:p>-6,398824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259766">
            <text:p>0,259766</text:p>
          </table:table-cell>
          <table:table-cell office:value-type="float" office:value="-6.418235">
            <text:p>-6,418235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259766">
            <text:p>0,259766</text:p>
          </table:table-cell>
          <table:table-cell office:value-type="float" office:value="-6.437059">
            <text:p>-6,437059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3">
            <text:p>-0,003263</text:p>
          </table:table-cell>
          <table:table-cell office:value-type="float" office:value="-0.003226">
            <text:p>-0,003226</text:p>
          </table:table-cell>
          <table:table-cell office:value-type="float" office:value="0.261015">
            <text:p>0,261015</text:p>
          </table:table-cell>
          <table:table-cell office:value-type="float" office:value="-6.437059">
            <text:p>-6,437059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61015">
            <text:p>0,261015</text:p>
          </table:table-cell>
          <table:table-cell office:value-type="float" office:value="-6.456176">
            <text:p>-6,456176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60391">
            <text:p>0,260391</text:p>
          </table:table-cell>
          <table:table-cell office:value-type="float" office:value="-6.456176">
            <text:p>-6,456176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8">
            <text:p>-0,003258</text:p>
          </table:table-cell>
          <table:table-cell office:value-type="float" office:value="-0.00323">
            <text:p>-0,00323</text:p>
          </table:table-cell>
          <table:table-cell office:value-type="float" office:value="0.259766">
            <text:p>0,259766</text:p>
          </table:table-cell>
          <table:table-cell office:value-type="float" office:value="-6.475294">
            <text:p>-6,475294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59">
            <text:p>-0,003259</text:p>
          </table:table-cell>
          <table:table-cell office:value-type="float" office:value="-0.003226">
            <text:p>-0,003226</text:p>
          </table:table-cell>
          <table:table-cell office:value-type="float" office:value="0.259766">
            <text:p>0,259766</text:p>
          </table:table-cell>
          <table:table-cell office:value-type="float" office:value="-6.475294">
            <text:p>-6,475294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60391">
            <text:p>0,260391</text:p>
          </table:table-cell>
          <table:table-cell office:value-type="float" office:value="-6.494412">
            <text:p>-6,494412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260391">
            <text:p>0,260391</text:p>
          </table:table-cell>
          <table:table-cell office:value-type="float" office:value="-6.494412">
            <text:p>-6,494412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60391">
            <text:p>0,260391</text:p>
          </table:table-cell>
          <table:table-cell office:value-type="float" office:value="-6.513529">
            <text:p>-6,513529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60391">
            <text:p>0,260391</text:p>
          </table:table-cell>
          <table:table-cell office:value-type="float" office:value="-6.513529">
            <text:p>-6,513529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60391">
            <text:p>0,260391</text:p>
          </table:table-cell>
          <table:table-cell office:value-type="float" office:value="-6.533529">
            <text:p>-6,533529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.260391">
            <text:p>0,260391</text:p>
          </table:table-cell>
          <table:table-cell office:value-type="float" office:value="-6.533529">
            <text:p>-6,533529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59">
            <text:p>-0,003259</text:p>
          </table:table-cell>
          <table:table-cell office:value-type="float" office:value="-0.00323">
            <text:p>-0,00323</text:p>
          </table:table-cell>
          <table:table-cell office:value-type="float" office:value="0.261015">
            <text:p>0,261015</text:p>
          </table:table-cell>
          <table:table-cell office:value-type="float" office:value="-6.553236">
            <text:p>-6,553236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4">
            <text:p>-0,003264</text:p>
          </table:table-cell>
          <table:table-cell office:value-type="float" office:value="-0.003228">
            <text:p>-0,003228</text:p>
          </table:table-cell>
          <table:table-cell office:value-type="float" office:value="0.261015">
            <text:p>0,261015</text:p>
          </table:table-cell>
          <table:table-cell office:value-type="float" office:value="-6.553236">
            <text:p>-6,553236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59766">
            <text:p>0,259766</text:p>
          </table:table-cell>
          <table:table-cell office:value-type="float" office:value="-6.572353">
            <text:p>-6,572353</text:p>
          </table:table-cell>
          <table:table-cell table:number-columns-repeated="1019"/>
        </table:table-row>
        <table:table-row table:style-name="ro1">
          <table:table-cell office:value-type="float" office:value="895.745544">
            <text:p>895,74554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59766">
            <text:p>0,259766</text:p>
          </table:table-cell>
          <table:table-cell office:value-type="float" office:value="-6.572353">
            <text:p>-6,572353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261015">
            <text:p>0,261015</text:p>
          </table:table-cell>
          <table:table-cell office:value-type="float" office:value="-6.591471">
            <text:p>-6,591471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1">
            <text:p>-0,003261</text:p>
          </table:table-cell>
          <table:table-cell office:value-type="float" office:value="-0.00323">
            <text:p>-0,00323</text:p>
          </table:table-cell>
          <table:table-cell office:value-type="float" office:value="0.261015">
            <text:p>0,261015</text:p>
          </table:table-cell>
          <table:table-cell office:value-type="float" office:value="-6.591471">
            <text:p>-6,591471</text:p>
          </table:table-cell>
          <table:table-cell table:number-columns-repeated="1019"/>
        </table:table-row>
        <table:table-row table:style-name="ro1">
          <table:table-cell office:value-type="float" office:value="902.205261">
            <text:p>902,20526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6164">
            <text:p>0,26164</text:p>
          </table:table-cell>
          <table:table-cell office:value-type="float" office:value="-6.610882">
            <text:p>-6,610882</text:p>
          </table:table-cell>
          <table:table-cell table:number-columns-repeated="1019"/>
        </table:table-row>
        <table:table-row table:style-name="ro1">
          <table:table-cell office:value-type="float" office:value="902.205261">
            <text:p>902,205261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6164">
            <text:p>0,26164</text:p>
          </table:table-cell>
          <table:table-cell office:value-type="float" office:value="-6.610882">
            <text:p>-6,610882</text:p>
          </table:table-cell>
          <table:table-cell table:number-columns-repeated="1019"/>
        </table:table-row>
        <table:table-row table:style-name="ro1">
          <table:table-cell office:value-type="float" office:value="902.205261">
            <text:p>902,205261</text:p>
          </table:table-cell>
          <table:table-cell office:value-type="float" office:value="-0.003259">
            <text:p>-0,003259</text:p>
          </table:table-cell>
          <table:table-cell office:value-type="float" office:value="-0.003231">
            <text:p>-0,003231</text:p>
          </table:table-cell>
          <table:table-cell office:value-type="float" office:value="0.26164">
            <text:p>0,26164</text:p>
          </table:table-cell>
          <table:table-cell office:value-type="float" office:value="-6.630294">
            <text:p>-6,630294</text:p>
          </table:table-cell>
          <table:table-cell table:number-columns-repeated="1019"/>
        </table:table-row>
        <table:table-row table:style-name="ro1">
          <table:table-cell office:value-type="float" office:value="902.205261">
            <text:p>902,205261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26164">
            <text:p>0,26164</text:p>
          </table:table-cell>
          <table:table-cell office:value-type="float" office:value="-6.630294">
            <text:p>-6,630294</text:p>
          </table:table-cell>
          <table:table-cell table:number-columns-repeated="1019"/>
        </table:table-row>
        <table:table-row table:style-name="ro1">
          <table:table-cell office:value-type="float" office:value="902.205261">
            <text:p>902,205261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26164">
            <text:p>0,26164</text:p>
          </table:table-cell>
          <table:table-cell office:value-type="float" office:value="-6.648824">
            <text:p>-6,648824</text:p>
          </table:table-cell>
          <table:table-cell table:number-columns-repeated="1019"/>
        </table:table-row>
        <table:table-row table:style-name="ro1">
          <table:table-cell office:value-type="float" office:value="902.205261">
            <text:p>902,205261</text:p>
          </table:table-cell>
          <table:table-cell office:value-type="float" office:value="-0.003259">
            <text:p>-0,003259</text:p>
          </table:table-cell>
          <table:table-cell office:value-type="float" office:value="-0.003229">
            <text:p>-0,003229</text:p>
          </table:table-cell>
          <table:table-cell office:value-type="float" office:value="0.26164">
            <text:p>0,26164</text:p>
          </table:table-cell>
          <table:table-cell office:value-type="float" office:value="-6.648824">
            <text:p>-6,648824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57">
            <text:p>-0,003257</text:p>
          </table:table-cell>
          <table:table-cell office:value-type="float" office:value="-0.003229">
            <text:p>-0,003229</text:p>
          </table:table-cell>
          <table:table-cell office:value-type="float" office:value="0.260391">
            <text:p>0,260391</text:p>
          </table:table-cell>
          <table:table-cell office:value-type="float" office:value="-6.66853">
            <text:p>-6,66853</text:p>
          </table:table-cell>
          <table:table-cell table:number-columns-repeated="1019"/>
        </table:table-row>
        <table:table-row table:style-name="ro1">
          <table:table-cell office:value-type="float" office:value="897.898804">
            <text:p>897,89880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260391">
            <text:p>0,260391</text:p>
          </table:table-cell>
          <table:table-cell office:value-type="float" office:value="-6.687353">
            <text:p>-6,687353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261015">
            <text:p>0,261015</text:p>
          </table:table-cell>
          <table:table-cell office:value-type="float" office:value="-6.687353">
            <text:p>-6,687353</text:p>
          </table:table-cell>
          <table:table-cell table:number-columns-repeated="1019"/>
        </table:table-row>
        <table:table-row table:style-name="ro1">
          <table:table-cell office:value-type="float" office:value="900.052002">
            <text:p>900,052002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261015">
            <text:p>0,261015</text:p>
          </table:table-cell>
          <table:table-cell office:value-type="float" office:value="-6.70647">
            <text:p>-6,70647</text:p>
          </table:table-cell>
          <table:table-cell table:number-columns-repeated="1019"/>
        </table:table-row>
        <table:table-row table:style-name="ro1">
          <table:table-cell office:value-type="float" office:value="902.205261">
            <text:p>902,205261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26164">
            <text:p>0,26164</text:p>
          </table:table-cell>
          <table:table-cell office:value-type="float" office:value="-6.70647">
            <text:p>-6,70647</text:p>
          </table:table-cell>
          <table:table-cell table:number-columns-repeated="1019"/>
        </table:table-row>
        <table:table-row table:style-name="ro1">
          <table:table-cell office:value-type="float" office:value="389.735443">
            <text:p>389,735443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113023">
            <text:p>0,113023</text:p>
          </table:table-cell>
          <table:table-cell office:value-type="float" office:value="-6.725883">
            <text:p>-6,725883</text:p>
          </table:table-cell>
          <table:table-cell table:number-columns-repeated="1019"/>
        </table:table-row>
        <table:table-row table:style-name="ro1">
          <table:table-cell office:value-type="float" office:value="389.735443">
            <text:p>389,735443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0.113023">
            <text:p>0,113023</text:p>
          </table:table-cell>
          <table:table-cell office:value-type="float" office:value="-6.725883">
            <text:p>-6,725883</text:p>
          </table:table-cell>
          <table:table-cell table:number-columns-repeated="1019"/>
        </table:table-row>
        <table:table-row table:style-name="ro1">
          <table:table-cell office:value-type="float" office:value="55.984097">
            <text:p>55,984097</text:p>
          </table:table-cell>
          <table:table-cell office:value-type="float" office:value="-0.003263">
            <text:p>-0,003263</text:p>
          </table:table-cell>
          <table:table-cell office:value-type="float" office:value="-0.003229">
            <text:p>-0,003229</text:p>
          </table:table-cell>
          <table:table-cell office:value-type="float" office:value="0.016235">
            <text:p>0,016235</text:p>
          </table:table-cell>
          <table:table-cell office:value-type="float" office:value="-6.745294">
            <text:p>-6,745294</text:p>
          </table:table-cell>
          <table:table-cell table:number-columns-repeated="1019"/>
        </table:table-row>
        <table:table-row table:style-name="ro1">
          <table:table-cell office:value-type="float" office:value="55.984097">
            <text:p>55,984097</text:p>
          </table:table-cell>
          <table:table-cell office:value-type="float" office:value="-0.003259">
            <text:p>-0,003259</text:p>
          </table:table-cell>
          <table:table-cell office:value-type="float" office:value="-0.003225">
            <text:p>-0,003225</text:p>
          </table:table-cell>
          <table:table-cell office:value-type="float" office:value="0.016235">
            <text:p>0,016235</text:p>
          </table:table-cell>
          <table:table-cell office:value-type="float" office:value="-6.745294">
            <text:p>-6,745294</text:p>
          </table:table-cell>
          <table:table-cell table:number-columns-repeated="1019"/>
        </table:table-row>
        <table:table-row table:style-name="ro1">
          <table:table-cell office:value-type="float" office:value="21.532345">
            <text:p>21,532345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06244">
            <text:p>0,006244</text:p>
          </table:table-cell>
          <table:table-cell office:value-type="float" office:value="-6.763824">
            <text:p>-6,763824</text:p>
          </table:table-cell>
          <table:table-cell table:number-columns-repeated="1019"/>
        </table:table-row>
        <table:table-row table:style-name="ro1">
          <table:table-cell office:value-type="float" office:value="21.532345">
            <text:p>21,532345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06244">
            <text:p>0,006244</text:p>
          </table:table-cell>
          <table:table-cell office:value-type="float" office:value="-6.763824">
            <text:p>-6,763824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01249">
            <text:p>0,001249</text:p>
          </table:table-cell>
          <table:table-cell office:value-type="float" office:value="-6.782941">
            <text:p>-6,782941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6.782941">
            <text:p>-6,782941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.000624">
            <text:p>0,000624</text:p>
          </table:table-cell>
          <table:table-cell office:value-type="float" office:value="-6.802059">
            <text:p>-6,802059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6.802059">
            <text:p>-6,802059</text:p>
          </table:table-cell>
          <table:table-cell table:number-columns-repeated="1019"/>
        </table:table-row>
        <table:table-row table:style-name="ro1">
          <table:table-cell office:value-type="float" office:value="8.612938">
            <text:p>8,612938</text:p>
          </table:table-cell>
          <table:table-cell office:value-type="float" office:value="-0.003256">
            <text:p>-0,003256</text:p>
          </table:table-cell>
          <table:table-cell office:value-type="float" office:value="-0.003225">
            <text:p>-0,003225</text:p>
          </table:table-cell>
          <table:table-cell office:value-type="float" office:value="0.002498">
            <text:p>0,002498</text:p>
          </table:table-cell>
          <table:table-cell office:value-type="float" office:value="-6.820882">
            <text:p>-6,820882</text:p>
          </table:table-cell>
          <table:table-cell table:number-columns-repeated="1019"/>
        </table:table-row>
        <table:table-row table:style-name="ro1">
          <table:table-cell office:value-type="float" office:value="8.612938">
            <text:p>8,612938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.002498">
            <text:p>0,002498</text:p>
          </table:table-cell>
          <table:table-cell office:value-type="float" office:value="-6.820882">
            <text:p>-6,82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8">
            <text:p>-0,003228</text:p>
          </table:table-cell>
          <table:table-cell office:value-type="float" office:value="0">
            <text:p>0</text:p>
          </table:table-cell>
          <table:table-cell office:value-type="float" office:value="-6.840294">
            <text:p>-6,84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6.840294">
            <text:p>-6,840294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6.860588">
            <text:p>-6,860588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6.860588">
            <text:p>-6,860588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6.880294">
            <text:p>-6,880294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6.880294">
            <text:p>-6,88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">
            <text:p>0</text:p>
          </table:table-cell>
          <table:table-cell office:value-type="float" office:value="-6.900294">
            <text:p>-6,900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0">
            <text:p>0</text:p>
          </table:table-cell>
          <table:table-cell office:value-type="float" office:value="-6.900294">
            <text:p>-6,900294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6">
            <text:p>-0,00326</text:p>
          </table:table-cell>
          <table:table-cell office:value-type="float" office:value="-0.003231">
            <text:p>-0,003231</text:p>
          </table:table-cell>
          <table:table-cell office:value-type="float" office:value="-0.000624">
            <text:p>-0,000624</text:p>
          </table:table-cell>
          <table:table-cell office:value-type="float" office:value="-6.91853">
            <text:p>-6,918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6.91853">
            <text:p>-6,918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6.91853">
            <text:p>-6,91853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6.948236">
            <text:p>-6,948236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9">
            <text:p>-0,003229</text:p>
          </table:table-cell>
          <table:table-cell office:value-type="float" office:value="0">
            <text:p>0</text:p>
          </table:table-cell>
          <table:table-cell office:value-type="float" office:value="-6.960882">
            <text:p>-6,96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">
            <text:p>0</text:p>
          </table:table-cell>
          <table:table-cell office:value-type="float" office:value="-6.960882">
            <text:p>-6,960882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6.98">
            <text:p>-6,98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6.98">
            <text:p>-6,98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">
            <text:p>0</text:p>
          </table:table-cell>
          <table:table-cell office:value-type="float" office:value="-7.000882">
            <text:p>-7,000882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1">
            <text:p>-0,003261</text:p>
          </table:table-cell>
          <table:table-cell office:value-type="float" office:value="-0.003225">
            <text:p>-0,003225</text:p>
          </table:table-cell>
          <table:table-cell office:value-type="float" office:value="0">
            <text:p>0</text:p>
          </table:table-cell>
          <table:table-cell office:value-type="float" office:value="-7.000882">
            <text:p>-7,000882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7.020294">
            <text:p>-7,020294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9">
            <text:p>-0,003259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7.020294">
            <text:p>-7,020294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6">
            <text:p>-0,003256</text:p>
          </table:table-cell>
          <table:table-cell office:value-type="float" office:value="-0.003224">
            <text:p>-0,003224</text:p>
          </table:table-cell>
          <table:table-cell office:value-type="float" office:value="0.000624">
            <text:p>0,000624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5">
            <text:p>-0,003225</text:p>
          </table:table-cell>
          <table:table-cell office:value-type="float" office:value="0.000624">
            <text:p>0,000624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7">
            <text:p>-0,003257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">
            <text:p>-0,00326</text:p>
          </table:table-cell>
          <table:table-cell office:value-type="float" office:value="-0.003228">
            <text:p>-0,003228</text:p>
          </table:table-cell>
          <table:table-cell office:value-type="float" office:value="0.000624">
            <text:p>0,000624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0.000624">
            <text:p>0,000624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7">
            <text:p>-0,003257</text:p>
          </table:table-cell>
          <table:table-cell office:value-type="float" office:value="-0.003226">
            <text:p>-0,003226</text:p>
          </table:table-cell>
          <table:table-cell office:value-type="float" office:value="-0.000624">
            <text:p>-0,000624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-2.153234">
            <text:p>-2,153234</text:p>
          </table:table-cell>
          <table:table-cell office:value-type="float" office:value="-0.003258">
            <text:p>-0,003258</text:p>
          </table:table-cell>
          <table:table-cell office:value-type="float" office:value="-0.003229">
            <text:p>-0,003229</text:p>
          </table:table-cell>
          <table:table-cell office:value-type="float" office:value="-0.000624">
            <text:p>-0,000624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3">
            <text:p>-0,00323</text:p>
          </table:table-cell>
          <table:table-cell office:value-type="float" office:value="0">
            <text:p>0</text:p>
          </table:table-cell>
          <table:table-cell office:value-type="float" office:value="-7.027353">
            <text:p>-7,0273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">
            <text:p>0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6">
            <text:p>-0,00326</text:p>
          </table:table-cell>
          <table:table-cell office:value-type="float" office:value="-0.003226">
            <text:p>-0,003226</text:p>
          </table:table-cell>
          <table:table-cell office:value-type="float" office:value="0.001249">
            <text:p>0,001249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4.306469">
            <text:p>4,306469</text:p>
          </table:table-cell>
          <table:table-cell office:value-type="float" office:value="-0.003263">
            <text:p>-0,003263</text:p>
          </table:table-cell>
          <table:table-cell office:value-type="float" office:value="-0.003225">
            <text:p>-0,003225</text:p>
          </table:table-cell>
          <table:table-cell office:value-type="float" office:value="0.001249">
            <text:p>0,001249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1">
            <text:p>-0,003261</text:p>
          </table:table-cell>
          <table:table-cell office:value-type="float" office:value="-0.003229">
            <text:p>-0,003229</text:p>
          </table:table-cell>
          <table:table-cell office:value-type="float" office:value="0.000624">
            <text:p>0,000624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>
          <table:table-cell office:value-type="float" office:value="2.153234">
            <text:p>2,153234</text:p>
          </table:table-cell>
          <table:table-cell office:value-type="float" office:value="-0.003261">
            <text:p>-0,003261</text:p>
          </table:table-cell>
          <table:table-cell office:value-type="float" office:value="-0.003226">
            <text:p>-0,003226</text:p>
          </table:table-cell>
          <table:table-cell office:value-type="float" office:value="0.000624">
            <text:p>0,000624</text:p>
          </table:table-cell>
          <table:table-cell office:value-type="float" office:value="-7.027647">
            <text:p>-7,027647</text:p>
          </table:table-cell>
          <table:table-cell table:number-columns-repeated="1019"/>
        </table:table-row>
        <table:table-row table:style-name="ro1" table:number-rows-repeated="10478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15:49:56.34</dc:date>
    <meta:document-statistic meta:table-count="1" meta:cell-count="3747" meta:object-count="0"/>
    <meta:generator>LibreOffice/4.0.4.2$Windows_x86 LibreOffice_project/9e9821abd0ffdbc09cd8c52eaa574fa09eb08f2</meta:generator>
  </office:meta>
</office:document-meta>
</file>